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4mm"/>
    </style:style>
    <style:style style:name="co2" style:family="table-column">
      <style:table-column-properties fo:break-before="auto" style:column-width="17.85mm"/>
    </style:style>
    <style:style style:name="co3" style:family="table-column">
      <style:table-column-properties fo:break-before="auto" style:column-width="80.7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9.78mm"/>
    </style:style>
    <style:style style:name="co6" style:family="table-column">
      <style:table-column-properties fo:break-before="auto" style:column-width="34.61mm"/>
    </style:style>
    <style:style style:name="co7" style:family="table-column">
      <style:table-column-properties fo:break-before="auto" style:column-width="35.17mm"/>
    </style:style>
    <style:style style:name="co8" style:family="table-column">
      <style:table-column-properties fo:break-before="auto" style:column-width="33.67mm"/>
    </style:style>
    <style:style style:name="co9" style:family="table-column">
      <style:table-column-properties fo:break-before="auto" style:column-width="40.82mm"/>
    </style:style>
    <style:style style:name="co10" style:family="table-column">
      <style:table-column-properties fo:break-before="auto" style:column-width="27.94mm"/>
    </style:style>
    <style:style style:name="co11" style:family="table-column">
      <style:table-column-properties fo:break-before="auto" style:column-width="58.26mm"/>
    </style:style>
    <style:style style:name="co12" style:family="table-column">
      <style:table-column-properties fo:break-before="auto" style:column-width="34.66mm"/>
    </style:style>
    <style:style style:name="co13" style:family="table-column">
      <style:table-column-properties fo:break-before="auto" style:column-width="50.39mm"/>
    </style:style>
    <style:style style:name="co14" style:family="table-column">
      <style:table-column-properties fo:break-before="auto" style:column-width="80.8mm"/>
    </style:style>
    <style:style style:name="co15" style:family="table-column">
      <style:table-column-properties fo:break-before="auto" style:column-width="24.87mm"/>
    </style:style>
    <style:style style:name="co16" style:family="table-column">
      <style:table-column-properties fo:break-before="auto" style:column-width="50.82mm"/>
    </style:style>
    <style:style style:name="co17" style:family="table-column">
      <style:table-column-properties fo:break-before="auto" style:column-width="29.88mm"/>
    </style:style>
    <style:style style:name="co18" style:family="table-column">
      <style:table-column-properties fo:break-before="auto" style:column-width="89.85mm"/>
    </style:style>
    <style:style style:name="co19" style:family="table-column">
      <style:table-column-properties fo:break-before="auto" style:column-width="173.18mm"/>
    </style:style>
    <style:style style:name="co20" style:family="table-column">
      <style:table-column-properties fo:break-before="auto" style:column-width="96.52mm"/>
    </style:style>
    <style:style style:name="ro1" style:family="table-row">
      <style:table-row-properties style:row-height="12.63mm" fo:break-before="auto" style:use-optimal-row-height="false"/>
    </style:style>
    <style:style style:name="ro2" style:family="table-row">
      <style:table-row-properties style:row-height="20.87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87mm" fo:break-before="auto" style:use-optimal-row-height="fals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12.35mm" fo:break-before="auto" style:use-optimal-row-height="true"/>
    </style:style>
    <style:style style:name="ro7" style:family="table-row">
      <style:table-row-properties style:row-height="5.27mm" fo:break-before="auto" style:use-optimal-row-height="false"/>
    </style:style>
    <style:style style:name="ro8" style:family="table-row">
      <style:table-row-properties style:row-height="3.53mm" fo:break-before="auto" style:use-optimal-row-height="false"/>
    </style:style>
    <style:style style:name="ro9" style:family="table-row">
      <style:table-row-properties style:row-height="8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end" fo:margin-left="0m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5" style:family="table-cell" style:parent-style-name="Default">
      <style:table-cell-properties fo:background-color="#ff99ff"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ffccff" fo:border="0.06pt solid #000000"/>
    </style:style>
    <style:style style:name="ce23" style:family="table-cell" style:parent-style-name="Default">
      <style:table-cell-properties fo:background-color="#66ccff"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99ffff" fo:border="0.06pt solid #000000"/>
    </style:style>
    <style:style style:name="ce25" style:family="table-cell" style:parent-style-name="Default">
      <style:table-cell-properties fo:background-color="#ff6666"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9999" fo:border="0.06pt solid #000000"/>
    </style:style>
    <style:style style:name="ce2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999999" style:text-align-source="fix" style:repeat-content="false" fo:wrap-option="wrap" fo:border="0.06pt solid #000000" style:vertical-align="top"/>
      <style:paragraph-properties fo:text-align="center" fo:margin-left="0mm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dddddd" fo:border="0.06pt solid #000000"/>
      <style:map style:condition="cell-content()!=0" style:apply-style-name="case_20_pleine" style:base-cell-address="'Items &amp; Verbs'.F4"/>
    </style:style>
    <style:style style:name="ce18" style:family="table-cell" style:parent-style-name="Default">
      <style:table-cell-properties fo:background-color="#dddddd" fo:border="0.06pt solid #000000"/>
      <style:text-properties fo:font-weight="normal" style:font-weight-asian="normal" style:font-weight-complex="normal"/>
      <style:map style:condition="cell-content()!=0" style:apply-style-name="case_20_pleine" style:base-cell-address="'Items &amp; Verbs'.F4"/>
    </style:style>
    <style:style style:name="ce39" style:family="table-cell" style:parent-style-name="Default">
      <style:table-cell-properties fo:background-color="#eeeeee" fo:border="0.06pt solid #000000"/>
      <style:map style:condition="cell-content()!=0" style:apply-style-name="case_20_pleine" style:base-cell-address="'Items &amp; Verbs'.F4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#dddddd" fo:border="0.06pt solid #000000"/>
    </style:style>
    <style:style style:name="ce3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ackground-color="#dddddd" fo:border="0.06pt solid #000000"/>
    </style:style>
    <style:style style:name="ce38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mm"/>
    </style:style>
    <style:style style:name="ce22" style:family="table-cell" style:parent-style-name="Default">
      <style:table-cell-properties fo:background-color="#ff99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fo:background-color="#99ffff" style:text-align-source="fix" style:repeat-content="false" fo:border="0.06pt solid #000000" style:vertical-align="middle"/>
      <style:paragraph-properties fo:text-align="end" fo:margin-left="0mm"/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Items &amp; Verbs" table:style-name="ta1">
        <office:forms form:automatic-focus="false" form:apply-design-mode="false"/>
        <table:table-column table:style-name="co1" table:default-cell-style-name="ce13"/>
        <table:table-column table:style-name="co2" table:number-columns-repeated="4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column table:style-name="co1" table:number-columns-repeated="1010" table:default-cell-style-name="Default"/>
        <table:table-row table:style-name="ro1">
          <table:table-cell table:style-name="ce10"/>
          <table:table-cell table:number-columns-repeated="4"/>
          <table:table-cell table:style-name="ce27" office:value-type="string" calcext:value-type="string">
            <text:p>help</text:p>
          </table:table-cell>
          <table:table-cell table:style-name="ce27" office:value-type="string" calcext:value-type="string">
            <text:p>aller, retourner</text:p>
          </table:table-cell>
          <table:table-cell table:style-name="ce27" office:value-type="string" calcext:value-type="string">
            <text:p>ouvrir</text:p>
          </table:table-cell>
          <table:table-cell table:style-name="ce27" office:value-type="string" calcext:value-type="string">
            <text:p>fermer</text:p>
          </table:table-cell>
          <table:table-cell table:style-name="ce27" office:value-type="string" calcext:value-type="string">
            <text:p>manger</text:p>
          </table:table-cell>
          <table:table-cell table:style-name="ce27" office:value-type="string" calcext:value-type="string">
            <text:p>dormir</text:p>
          </table:table-cell>
          <table:table-cell table:style-name="ce27" office:value-type="string" calcext:value-type="string">
            <text:p>regarder, observer</text:p>
          </table:table-cell>
          <table:table-cell table:style-name="ce27" office:value-type="string" calcext:value-type="string">
            <text:p>prendre, ramasser, saisir</text:p>
          </table:table-cell>
          <table:table-cell table:style-name="ce27" office:value-type="string" calcext:value-type="string">
            <text:p>remplir</text:p>
          </table:table-cell>
          <table:table-cell table:style-name="ce27" office:value-type="string" calcext:value-type="string">
            <text:p>boire</text:p>
          </table:table-cell>
          <table:table-cell table:style-name="ce27" office:value-type="string" calcext:value-type="string">
            <text:p>déplacer</text:p>
          </table:table-cell>
          <table:table-cell table:style-name="ce27" office:value-type="string" calcext:value-type="string">
            <text:p>lire</text:p>
          </table:table-cell>
          <table:table-cell table:style-name="ce27" office:value-type="string" calcext:value-type="string">
            <text:p>couper</text:p>
          </table:table-cell>
          <table:table-cell table:style-name="ce27" office:value-type="string" calcext:value-type="string">
            <text:p>entrer</text:p>
          </table:table-cell>
          <table:table-cell table:style-name="ce27" office:value-type="string" calcext:value-type="string">
            <text:p>jeter, bazarder</text:p>
          </table:table-cell>
          <table:table-cell table:style-name="ce27" office:value-type="string" calcext:value-type="string">
            <text:p>équiper, mettre</text:p>
          </table:table-cell>
          <table:table-cell table:style-name="ce27" office:value-type="string" calcext:value-type="string">
            <text:p>déséquiper, enlever</text:p>
          </table:table-cell>
          <table:table-cell table:style-name="ce27" office:value-type="string" calcext:value-type="string">
            <text:p>écouter</text:p>
          </table:table-cell>
          <table:table-cell table:style-name="ce27" office:value-type="string" calcext:value-type="string">
            <text:p>continuer</text:p>
          </table:table-cell>
          <table:table-cell table:style-name="ce27" office:value-type="string" calcext:value-type="string">
            <text:p>sortir</text:p>
          </table:table-cell>
          <table:table-cell table:style-name="ce27" office:value-type="string" calcext:value-type="string">
            <text:p>retourner</text:p>
          </table:table-cell>
          <table:table-cell table:style-name="ce27" office:value-type="string" calcext:value-type="string">
            <text:p>casser</text:p>
          </table:table-cell>
          <table:table-cell table:style-name="ce27" office:value-type="string" calcext:value-type="string">
            <text:p>déchirer</text:p>
          </table:table-cell>
          <table:table-cell table:style-name="ce27" office:value-type="string" calcext:value-type="string">
            <text:p>(fabriquer</text:p>
          </table:table-cell>
          <table:table-cell table:style-name="ce27" office:value-type="string" calcext:value-type="string">
            <text:p>allumer</text:p>
          </table:table-cell>
          <table:table-cell table:style-name="ce27" office:value-type="string" calcext:value-type="string">
            <text:p>éteindre</text:p>
          </table:table-cell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1">
          <table:table-cell table:style-name="ce10"/>
          <table:table-cell table:number-columns-repeated="4"/>
          <table:table-cell table:style-name="ce28"/>
          <table:table-cell table:style-name="ce28" office:value-type="string" calcext:value-type="string">
            <text:p>ou</text:p>
          </table:table-cell>
          <table:table-cell table:number-columns-repeated="3" table:style-name="ce28" office:value-type="string" calcext:value-type="string">
            <text:p>que</text:p>
          </table:table-cell>
          <table:table-cell table:style-name="ce28" office:value-type="string" calcext:value-type="string">
            <text:p>ou</text:p>
          </table:table-cell>
          <table:table-cell table:number-columns-repeated="7" table:style-name="ce28" office:value-type="string" calcext:value-type="string">
            <text:p>que</text:p>
          </table:table-cell>
          <table:table-cell table:style-name="ce28" office:value-type="string" calcext:value-type="string">
            <text:p>ou</text:p>
          </table:table-cell>
          <table:table-cell table:number-columns-repeated="4" table:style-name="ce28" office:value-type="string" calcext:value-type="string">
            <text:p>que</text:p>
          </table:table-cell>
          <table:table-cell table:style-name="ce28" office:value-type="string" calcext:value-type="string">
            <text:p>ou</text:p>
          </table:table-cell>
          <table:table-cell table:style-name="ce28" office:value-type="string" calcext:value-type="string">
            <text:p>par ou</text:p>
          </table:table-cell>
          <table:table-cell table:number-columns-repeated="3" table:style-name="ce28" office:value-type="string" calcext:value-type="string">
            <text:p>ou</text:p>
          </table:table-cell>
          <table:table-cell table:number-columns-repeated="3" table:style-name="ce28" office:value-type="string" calcext:value-type="string">
            <text:p>que</text:p>
          </table:table-cell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1">
          <table:table-cell table:style-name="Default"/>
          <table:table-cell table:style-name="ce15" office:value-type="string" calcext:value-type="string">
            <text:p>Genre </text:p>
          </table:table-cell>
          <table:table-cell table:style-name="ce23" office:value-type="string" calcext:value-type="string">
            <text:p>Poids / 6</text:p>
          </table:table-cell>
          <table:table-cell table:style-name="ce23" office:value-type="string" calcext:value-type="string">
            <text:p>unique</text:p>
          </table:table-cell>
          <table:table-cell table:style-name="ce25" office:value-type="string" calcext:value-type="string">
            <text:p>Valeur(1)</text:p>
          </table:table-cell>
          <table:table-cell table:style-name="ce29" table:number-columns-repeated="2"/>
          <table:table-cell table:style-name="ce29" office:value-type="string" calcext:value-type="string">
            <text:p>ITEM contient peut être des choses utiles.</text:p>
          </table:table-cell>
          <table:table-cell table:style-name="ce29"/>
          <table:table-cell table:style-name="ce29" office:value-type="string" calcext:value-type="string">
            <text:p>ITEM à l’air comestible</text:p>
          </table:table-cell>
          <table:table-cell table:style-name="ce29" office:value-type="string" calcext:value-type="string">
            <text:p>ITEM sera bien pour prendre un peu de repos</text:p>
          </table:table-cell>
          <table:table-cell table:style-name="ce29"/>
          <table:table-cell table:style-name="ce29" office:value-type="string" calcext:value-type="string">
            <text:p>on dirait que ITEM peut rentrer dans votre sac</text:p>
          </table:table-cell>
          <table:table-cell table:style-name="ce29" office:value-type="string" calcext:value-type="string">
            <text:p>ITEM peut peut être remplir quelque chose d’eau</text:p>
          </table:table-cell>
          <table:table-cell table:style-name="ce29" office:value-type="string" calcext:value-type="string">
            <text:p>ITEM peut être bon pour se déshydrater un peu…</text:p>
          </table:table-cell>
          <table:table-cell table:style-name="ce29"/>
          <table:table-cell table:style-name="ce29" office:value-type="string" calcext:value-type="string">
            <text:p>ITEM pourra vous enseigner une chose ou deux.</text:p>
          </table:table-cell>
          <table:table-cell table:style-name="ce29" table:number-columns-repeated="14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verbe seul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20" office:value-type="string" calcext:value-type="string">
            <text:p>DisplayHelp</text:p>
          </table:table-cell>
          <table:table-cell table:style-name="ce20" table:number-columns-repeated="2"/>
          <table:table-cell table:style-name="ce20" office:value-type="string" calcext:value-type="string">
            <text:p>CLOSECONTAINER</text:p>
          </table:table-cell>
          <table:table-cell table:style-name="ce20"/>
          <table:table-cell table:style-name="ce39" office:value-type="string" calcext:value-type="string">
            <text:p>dormir par terre</text:p>
          </table:table-cell>
          <table:table-cell table:style-name="ce39" office:value-type="string" calcext:value-type="string">
            <text:p>description précise des lieux</text:p>
          </table:table-cell>
          <table:table-cell table:style-name="ce20" table:number-columns-repeated="11"/>
          <table:table-cell table:style-name="ce39" office:value-type="string" calcext:value-type="string">
            <text:p>MOVEREL(0)</text:p>
          </table:table-cell>
          <table:table-cell table:style-name="ce20"/>
          <table:table-cell table:style-name="ce39" office:value-type="string" calcext:value-type="string">
            <text:p>MOVEREL(4)</text:p>
          </table:table-cell>
          <table:table-cell table:style-name="ce20" table:number-columns-repeated="5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nord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20"/>
          <table:table-cell table:style-name="ce18" office:value-type="string" calcext:value-type="string">
            <text:p>MOVE(0)</text:p>
          </table:table-cell>
          <table:table-cell table:style-name="ce20" table:number-columns-repeated="24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nord-est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20"/>
          <table:table-cell table:style-name="ce18" office:value-type="string" calcext:value-type="string">
            <text:p>MOVE(1)</text:p>
          </table:table-cell>
          <table:table-cell table:style-name="ce20" table:number-columns-repeated="24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est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20"/>
          <table:table-cell table:style-name="ce18" office:value-type="string" calcext:value-type="string">
            <text:p>MOVE(2)</text:p>
          </table:table-cell>
          <table:table-cell table:style-name="ce20" table:number-columns-repeated="24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sud-est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20"/>
          <table:table-cell table:style-name="ce18" office:value-type="string" calcext:value-type="string">
            <text:p>MOVE(3)</text:p>
          </table:table-cell>
          <table:table-cell table:style-name="ce20" table:number-columns-repeated="24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sud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20"/>
          <table:table-cell table:style-name="ce18" office:value-type="string" calcext:value-type="string">
            <text:p>MOVE(4)</text:p>
          </table:table-cell>
          <table:table-cell table:style-name="ce20" table:number-columns-repeated="24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sud-ouest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20"/>
          <table:table-cell table:style-name="ce18" office:value-type="string" calcext:value-type="string">
            <text:p>MOVE(5)</text:p>
          </table:table-cell>
          <table:table-cell table:style-name="ce20" table:number-columns-repeated="24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ouest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20"/>
          <table:table-cell table:style-name="ce18" office:value-type="string" calcext:value-type="string">
            <text:p>MOVE(6)</text:p>
          </table:table-cell>
          <table:table-cell table:style-name="ce20" table:number-columns-repeated="24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nord-ouest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20"/>
          <table:table-cell table:style-name="ce18" office:value-type="string" calcext:value-type="string">
            <text:p>MOVE(7)</text:p>
          </table:table-cell>
          <table:table-cell table:style-name="ce20" table:number-columns-repeated="24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devant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20"/>
          <table:table-cell table:style-name="ce18" office:value-type="string" calcext:value-type="string">
            <text:p>MOVEREL(0)</text:p>
          </table:table-cell>
          <table:table-cell table:style-name="ce20" table:number-columns-repeated="24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droite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20"/>
          <table:table-cell table:style-name="ce18" office:value-type="string" calcext:value-type="string">
            <text:p>MOVEREL(2)</text:p>
          </table:table-cell>
          <table:table-cell table:style-name="ce20" table:number-columns-repeated="24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arrière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20"/>
          <table:table-cell table:style-name="ce18" office:value-type="string" calcext:value-type="string">
            <text:p>MOVEREL(4)</text:p>
          </table:table-cell>
          <table:table-cell table:style-name="ce20" table:number-columns-repeated="24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derrière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20"/>
          <table:table-cell table:style-name="ce18" office:value-type="string" calcext:value-type="string">
            <text:p>MOVEREL(4)</text:p>
          </table:table-cell>
          <table:table-cell table:style-name="ce20" table:number-columns-repeated="24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gauche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20"/>
          <table:table-cell table:style-name="ce18" office:value-type="string" calcext:value-type="string">
            <text:p>MOVEREL(6)</text:p>
          </table:table-cell>
          <table:table-cell table:style-name="ce20" table:number-columns-repeated="24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inventaire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20" table:number-columns-repeated="2"/>
          <table:table-cell table:style-name="ce20" office:value-type="string" calcext:value-type="string">
            <text:p>DISPLAYINVENTORY</text:p>
          </table:table-cell>
          <table:table-cell table:style-name="ce20" office:value-type="string" calcext:value-type="string">
            <text:p>CLOSEINVENTORY</text:p>
          </table:table-cell>
          <table:table-cell table:style-name="ce20" table:number-columns-repeated="2"/>
          <table:table-cell table:style-name="ce20" office:value-type="string" calcext:value-type="string">
            <text:p>DISPLAYINVENTORY</text:p>
          </table:table-cell>
          <table:table-cell table:style-name="ce20" table:number-columns-repeated="19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sac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20" table:number-columns-repeated="2"/>
          <table:table-cell table:style-name="ce20" office:value-type="string" calcext:value-type="string">
            <text:p>DISPLAYINVENTORY</text:p>
          </table:table-cell>
          <table:table-cell table:style-name="ce20" office:value-type="string" calcext:value-type="string">
            <text:p>CLOSEINVENTORY</text:p>
          </table:table-cell>
          <table:table-cell table:style-name="ce20" table:number-columns-repeated="2"/>
          <table:table-cell table:style-name="ce20" office:value-type="string" calcext:value-type="string">
            <text:p>DISPLAYINVENTORY</text:p>
          </table:table-cell>
          <table:table-cell table:style-name="ce20" table:number-columns-repeated="19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alentours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</text:p>
          </table:table-cell>
          <table:table-cell table:style-name="ce20" table:number-columns-repeated="19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porte d’entrée (o)</text:p>
          </table:table-cell>
          <table:table-cell table:style-name="ce19" office:value-type="string" calcext:value-type="string">
            <text:p>fs</text:p>
          </table:table-cell>
          <table:table-cell table:style-name="ce24"/>
          <table:table-cell table:style-name="ce24" office:value-type="string" calcext:value-type="string">
            <text:p>a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ENTER</text:p>
          </table:table-cell>
          <table:table-cell table:style-name="ce20" table:number-columns-repeated="3"/>
          <table:table-cell table:style-name="ce20" office:value-type="string" calcext:value-type="string">
            <text:p>DESCRIBEITEM</text:p>
          </table:table-cell>
          <table:table-cell table:style-name="ce20" table:number-columns-repeated="6"/>
          <table:table-cell table:style-name="ce20" office:value-type="string" calcext:value-type="string">
            <text:p>ENTER</text:p>
          </table:table-cell>
          <table:table-cell table:style-name="ce20" table:number-columns-repeated="12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porte d’entrée (f)</text:p>
          </table:table-cell>
          <table:table-cell table:style-name="ce19" office:value-type="string" calcext:value-type="string">
            <text:p>fs</text:p>
          </table:table-cell>
          <table:table-cell table:style-name="ce24"/>
          <table:table-cell table:style-name="ce24" office:value-type="string" calcext:value-type="string">
            <text:p>a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<text:span text:style-name="T1">DISPLAY(La porte est vérrouillée</text:span>…)</text:p>
            <text:p>REQUIRE(clé)</text:p>
            <text:p>DISPLAY(Vous dévérouillez la porte)</text:p>
            <text:p><text:span text:style-name="T1">REPLACEITEM(porte d’entrée </text:span>(o))</text:p>
          </table:table-cell>
          <table:table-cell table:style-name="ce20" table:number-columns-repeated="3"/>
          <table:table-cell table:style-name="ce20" office:value-type="string" calcext:value-type="string">
            <text:p>DESCRIBEITEM</text:p>
          </table:table-cell>
          <table:table-cell table:style-name="ce20" table:number-columns-repeated="6"/>
          <table:table-cell table:style-name="ce20" office:value-type="string" calcext:value-type="string">
            <text:p>DISPLAY(La porte est fermée)</text:p>
          </table:table-cell>
          <table:table-cell table:style-name="ce20" table:number-columns-repeated="7"/>
          <table:table-cell table:style-name="ce20" office:value-type="string" calcext:value-type="string">
            <text:p>CHECKSTAT(STR)</text:p>
          </table:table-cell>
          <table:table-cell table:style-name="ce20" table:number-columns-repeated="4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porte (o)(n)</text:p>
          </table:table-cell>
          <table:table-cell table:style-name="ce19" office:value-type="string" calcext:value-type="string">
            <text:p>fs</text:p>
          </table:table-cell>
          <table:table-cell table:style-name="ce24"/>
          <table:table-cell table:style-name="ce24" office:value-type="string" calcext:value-type="string">
            <text:p>a</text:p>
          </table:table-cell>
          <table:table-cell table:style-name="ce26"/>
          <table:table-cell table:style-name="ce20" table:number-columns-repeated="2"/>
          <table:table-cell table:style-name="ce18" office:value-type="string" calcext:value-type="string">
            <text:p>MOVE(0)</text:p>
          </table:table-cell>
          <table:table-cell table:style-name="ce20" table:number-columns-repeated="3"/>
          <table:table-cell table:style-name="ce20" office:value-type="string" calcext:value-type="string">
            <text:p>DESCRIBEITEM</text:p>
          </table:table-cell>
          <table:table-cell table:style-name="ce20" table:number-columns-repeated="6"/>
          <table:table-cell table:style-name="ce20" office:value-type="string" calcext:value-type="string">
            <text:p>MOVEREL(6)</text:p>
          </table:table-cell>
          <table:table-cell table:style-name="ce20" table:number-columns-repeated="12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porte (o)(w)</text:p>
          </table:table-cell>
          <table:table-cell table:style-name="ce19" office:value-type="string" calcext:value-type="string">
            <text:p>fs</text:p>
          </table:table-cell>
          <table:table-cell table:style-name="ce24"/>
          <table:table-cell table:style-name="ce24" office:value-type="string" calcext:value-type="string">
            <text:p>a</text:p>
          </table:table-cell>
          <table:table-cell table:style-name="ce26"/>
          <table:table-cell table:style-name="ce20" table:number-columns-repeated="2"/>
          <table:table-cell table:style-name="ce18" office:value-type="string" calcext:value-type="string">
            <text:p>MOVE(6)</text:p>
          </table:table-cell>
          <table:table-cell table:style-name="ce20" table:number-columns-repeated="3"/>
          <table:table-cell table:style-name="ce20" office:value-type="string" calcext:value-type="string">
            <text:p>DESCRIBEITEM</text:p>
          </table:table-cell>
          <table:table-cell table:style-name="ce20" table:number-columns-repeated="6"/>
          <table:table-cell table:style-name="ce20" office:value-type="string" calcext:value-type="string">
            <text:p>MOVEREL(0)</text:p>
          </table:table-cell>
          <table:table-cell table:style-name="ce20" table:number-columns-repeated="12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porte (o)(s)</text:p>
          </table:table-cell>
          <table:table-cell table:style-name="ce19" office:value-type="string" calcext:value-type="string">
            <text:p>fs</text:p>
          </table:table-cell>
          <table:table-cell table:style-name="ce24"/>
          <table:table-cell table:style-name="ce24" office:value-type="string" calcext:value-type="string">
            <text:p>a</text:p>
          </table:table-cell>
          <table:table-cell table:style-name="ce26"/>
          <table:table-cell table:style-name="ce20" table:number-columns-repeated="2"/>
          <table:table-cell table:style-name="ce18" office:value-type="string" calcext:value-type="string">
            <text:p>MOVE(4)</text:p>
          </table:table-cell>
          <table:table-cell table:style-name="ce20" table:number-columns-repeated="3"/>
          <table:table-cell table:style-name="ce20" office:value-type="string" calcext:value-type="string">
            <text:p>DESCRIBEITEM</text:p>
          </table:table-cell>
          <table:table-cell table:style-name="ce20" table:number-columns-repeated="6"/>
          <table:table-cell table:style-name="ce20" office:value-type="string" calcext:value-type="string">
            <text:p>MOVEREL(2)</text:p>
          </table:table-cell>
          <table:table-cell table:style-name="ce20" table:number-columns-repeated="12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porte (o)(e)</text:p>
          </table:table-cell>
          <table:table-cell table:style-name="ce19" office:value-type="string" calcext:value-type="string">
            <text:p>fs</text:p>
          </table:table-cell>
          <table:table-cell table:style-name="ce24"/>
          <table:table-cell table:style-name="ce24" office:value-type="string" calcext:value-type="string">
            <text:p>a</text:p>
          </table:table-cell>
          <table:table-cell table:style-name="ce26"/>
          <table:table-cell table:style-name="ce20" table:number-columns-repeated="2"/>
          <table:table-cell table:style-name="ce18" office:value-type="string" calcext:value-type="string">
            <text:p>MOVE(2)</text:p>
          </table:table-cell>
          <table:table-cell table:style-name="ce20" table:number-columns-repeated="23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porte (f)(n)</text:p>
          </table:table-cell>
          <table:table-cell table:style-name="ce19" office:value-type="string" calcext:value-type="string">
            <text:p>fs</text:p>
          </table:table-cell>
          <table:table-cell table:style-name="ce24"/>
          <table:table-cell table:style-name="ce24" office:value-type="string" calcext:value-type="string">
            <text:p>a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<text:span text:style-name="T1">DISPLAY(La porte est vérrouillée…)</text:span></text:p>
            <text:p><text:span text:style-name="T1">REQUIRE(clé)</text:span></text:p>
            <text:p><text:span text:style-name="T1">DISPLAY(Vous dévérouillez la porte)</text:span></text:p>
            <text:p><text:span text:style-name="T1">REPLACEITEM(porte (o)(n))</text:span></text:p>
          </table:table-cell>
          <table:table-cell table:style-name="ce20" table:number-columns-repeated="3"/>
          <table:table-cell table:style-name="ce20" office:value-type="string" calcext:value-type="string">
            <text:p>DESCRIBEITEM</text:p>
          </table:table-cell>
          <table:table-cell table:style-name="ce20" table:number-columns-repeated="6"/>
          <table:table-cell table:style-name="ce20" office:value-type="string" calcext:value-type="string">
            <text:p>DISPLAY(La porte est fermée)</text:p>
          </table:table-cell>
          <table:table-cell table:style-name="ce20" table:number-columns-repeated="12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porte (f)(w)</text:p>
          </table:table-cell>
          <table:table-cell table:style-name="ce19" office:value-type="string" calcext:value-type="string">
            <text:p>fs</text:p>
          </table:table-cell>
          <table:table-cell table:style-name="ce24"/>
          <table:table-cell table:style-name="ce24" office:value-type="string" calcext:value-type="string">
            <text:p>a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<text:span text:style-name="T1">DISPLAY(La porte est vérrouillée…)</text:span></text:p>
            <text:p><text:span text:style-name="T1">REQUIRE(clé)</text:span></text:p>
            <text:p><text:span text:style-name="T1">DISPLAY(Vous dévérouillez la porte)</text:span></text:p>
            <text:p><text:span text:style-name="T1">REPLACEITEM(porte (o)(w))</text:span></text:p>
          </table:table-cell>
          <table:table-cell table:style-name="ce20" table:number-columns-repeated="3"/>
          <table:table-cell table:style-name="ce20" office:value-type="string" calcext:value-type="string">
            <text:p>DESCRIBEITEM</text:p>
          </table:table-cell>
          <table:table-cell table:style-name="ce20" table:number-columns-repeated="6"/>
          <table:table-cell table:style-name="ce20" office:value-type="string" calcext:value-type="string">
            <text:p>DISPLAY(La porte est fermée)</text:p>
          </table:table-cell>
          <table:table-cell table:style-name="ce20" table:number-columns-repeated="12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porte (f)(s)</text:p>
          </table:table-cell>
          <table:table-cell table:style-name="ce19" office:value-type="string" calcext:value-type="string">
            <text:p>fs</text:p>
          </table:table-cell>
          <table:table-cell table:style-name="ce24"/>
          <table:table-cell table:style-name="ce24" office:value-type="string" calcext:value-type="string">
            <text:p>a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<text:span text:style-name="T1">DISPLAY(La porte est vérrouillée…)</text:span></text:p>
            <text:p><text:span text:style-name="T1">REQUIRE(clé)</text:span></text:p>
            <text:p><text:span text:style-name="T1">DISPLAY(Vous dévérouillez la porte)</text:span></text:p>
            <text:p><text:span text:style-name="T1">REPLACEITEM(porte (o)(s))</text:span></text:p>
          </table:table-cell>
          <table:table-cell table:style-name="ce20" table:number-columns-repeated="3"/>
          <table:table-cell table:style-name="ce20" office:value-type="string" calcext:value-type="string">
            <text:p>DESCRIBEITEM</text:p>
          </table:table-cell>
          <table:table-cell table:style-name="ce20" table:number-columns-repeated="6"/>
          <table:table-cell table:style-name="ce20" office:value-type="string" calcext:value-type="string">
            <text:p>DISPLAY(La porte est fermée)</text:p>
          </table:table-cell>
          <table:table-cell table:style-name="ce20" table:number-columns-repeated="12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porte (f)(e)</text:p>
          </table:table-cell>
          <table:table-cell table:style-name="ce19" office:value-type="string" calcext:value-type="string">
            <text:p>fs</text:p>
          </table:table-cell>
          <table:table-cell table:style-name="ce24"/>
          <table:table-cell table:style-name="ce24" office:value-type="string" calcext:value-type="string">
            <text:p>a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<text:span text:style-name="T1">DISPLAY(La porte est vérrouillée…)</text:span></text:p>
            <text:p><text:span text:style-name="T1">REQUIRE(clé)</text:span></text:p>
            <text:p><text:span text:style-name="T1">DISPLAY(Vous dévérouillez la porte)</text:span></text:p>
            <text:p><text:span text:style-name="T1">REPLACEITEM(porte (o)(e))</text:span></text:p>
          </table:table-cell>
          <table:table-cell table:style-name="ce20" table:number-columns-repeated="23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champignon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0" table:number-columns-repeated="4"/>
          <table:table-cell table:style-name="ce20" office:value-type="string" calcext:value-type="string">
            <text:p>EAT(1,1)</text:p>
          </table:table-cell>
          <table:table-cell table:style-name="ce20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flaque</text:p>
          </table:table-cell>
          <table:table-cell table:style-name="ce19" office:value-type="string" calcext:value-type="string">
            <text:p>fs</text:p>
          </table:table-cell>
          <table:table-cell table:style-name="ce24" table:number-columns-repeated="2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table:number-columns-repeated="2"/>
          <table:table-cell table:style-name="ce20" office:value-type="string" calcext:value-type="string">
            <text:p>DRINK(1)</text:p>
          </table:table-cell>
          <table:table-cell table:style-name="ce20" table:number-columns-repeated="16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lit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20" table:number-columns-repeated="5"/>
          <table:table-cell table:style-name="ce20" office:value-type="string" calcext:value-type="string">
            <text:p>SLEEP(4)</text:p>
          </table:table-cell>
          <table:table-cell table:style-name="ce20" office:value-type="string" calcext:value-type="string">
            <text:p>DESCRIBEITEM</text:p>
          </table:table-cell>
          <table:table-cell table:style-name="ce20" table:number-columns-repeated="16"/>
          <table:table-cell table:style-name="ce20" office:value-type="string" calcext:value-type="string">
            <text:p>CRAFT</text:p>
          </table:table-cell>
          <table:table-cell table:style-name="ce20" table:number-columns-repeated="2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gourde plein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/>
          <table:table-cell table:style-name="ce20" office:value-type="string" calcext:value-type="string">
            <text:p>DRINK(5)</text:p>
            <text:p>REPLACEITEM(gourde vide)</text:p>
          </table:table-cell>
          <table:table-cell table:style-name="ce20" table:number-columns-repeated="4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gourde vid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office:value-type="string" calcext:value-type="string">
            <text:p>DISPLAY(Il n’y a pas de source à proximité)</text:p>
            <text:p>REQUIRE(évier,douche,cuvette, lavabo)</text:p>
            <text:p>REPLACEITEM(gourde pleine)</text:p>
            <text:p>DISPLAY(La gourde est maintenant pleine)</text:p>
          </table:table-cell>
          <table:table-cell table:style-name="ce20" table:number-columns-repeated="5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évier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table:number-columns-repeated="2"/>
          <table:table-cell table:style-name="ce20" office:value-type="string" calcext:value-type="string">
            <text:p>DRINK(10)</text:p>
          </table:table-cell>
          <table:table-cell table:style-name="ce20" table:number-columns-repeated="16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douche</text:p>
          </table:table-cell>
          <table:table-cell table:style-name="ce19" office:value-type="string" calcext:value-type="string">
            <text:p>fs</text:p>
          </table:table-cell>
          <table:table-cell table:style-name="ce24" table:number-columns-repeated="2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table:number-columns-repeated="2"/>
          <table:table-cell table:style-name="ce20" office:value-type="string" calcext:value-type="string">
            <text:p>DRINK(10)</text:p>
          </table:table-cell>
          <table:table-cell table:style-name="ce20" table:number-columns-repeated="16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cuvette</text:p>
          </table:table-cell>
          <table:table-cell table:style-name="ce19" office:value-type="string" calcext:value-type="string">
            <text:p>fs</text:p>
          </table:table-cell>
          <table:table-cell table:style-name="ce24" table:number-columns-repeated="2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table:number-columns-repeated="2"/>
          <table:table-cell table:style-name="ce20" office:value-type="string" calcext:value-type="string">
            <text:p>DRINK(10)</text:p>
          </table:table-cell>
          <table:table-cell table:style-name="ce20" table:number-columns-repeated="16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lettre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20" table:number-columns-repeated="6"/>
          <table:table-cell table:style-name="ce20" office:value-type="string" calcext:value-type="string">
            <text:p>GIVECLUE</text:p>
          </table:table-cell>
          <table:table-cell table:style-name="ce20" table:number-columns-repeated="4"/>
          <table:table-cell table:style-name="ce20" office:value-type="string" calcext:value-type="string">
            <text:p>GIVECLUE</text:p>
          </table:table-cell>
          <table:table-cell table:style-name="ce20" table:number-columns-repeated="14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tableau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table:number-columns-repeated="3"/>
          <table:table-cell table:style-name="ce20" office:value-type="string" calcext:value-type="string">
            <text:p>MOVEAWAY</text:p>
          </table:table-cell>
          <table:table-cell table:style-name="ce20" table:number-columns-repeated="15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arbre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table:number-columns-repeated="3"/>
          <table:table-cell table:style-name="ce20" office:value-type="string" calcext:value-type="string">
            <text:p>MOVEAWAY</text:p>
          </table:table-cell>
          <table:table-cell table:style-name="ce20"/>
          <table:table-cell table:style-name="ce20" office:value-type="string" calcext:value-type="string">
            <text:p>DISPLAY(L’arbre s’écroule par terre)</text:p>
            <text:p>REMOVEFROMTILE(arbre)</text:p>
            <text:p>ADDTOTILE(bûche,5)</text:p>
            <text:p>ADDTOTILE(branche,10)</text:p>
          </table:table-cell>
          <table:table-cell table:style-name="ce20" table:number-columns-repeated="13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bûche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4"/>
          <table:table-cell table:style-name="ce20" office:value-type="string" calcext:value-type="string">
            <text:p>DISPLAY(Vous découpez la bûche en plusieurs morceaux)</text:p>
            <text:p>ADDTOTILE(branche,3)</text:p>
          </table:table-cell>
          <table:table-cell table:style-name="ce20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branche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tomate pourri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0" table:number-columns-repeated="4"/>
          <table:table-cell table:style-name="ce20" office:value-type="string" calcext:value-type="string">
            <text:p>EAT(1)</text:p>
          </table:table-cell>
          <table:table-cell table:style-name="ce20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brocoli pourri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0" table:number-columns-repeated="4"/>
          <table:table-cell table:style-name="ce20" office:value-type="string" calcext:value-type="string">
            <text:p>EAT(1)</text:p>
          </table:table-cell>
          <table:table-cell table:style-name="ce20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pomme pourri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0" table:number-columns-repeated="4"/>
          <table:table-cell table:style-name="ce20" office:value-type="string" calcext:value-type="string">
            <text:p>EAT(1)</text:p>
          </table:table-cell>
          <table:table-cell table:style-name="ce20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banane pourri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0" table:number-columns-repeated="4"/>
          <table:table-cell table:style-name="ce20" office:value-type="string" calcext:value-type="string">
            <text:p>EAT(1)</text:p>
          </table:table-cell>
          <table:table-cell table:style-name="ce20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bouteille de lait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/>
          <table:table-cell table:style-name="ce20" office:value-type="string" calcext:value-type="string">
            <text:p>DRINKANDREMOVE(5)</text:p>
          </table:table-cell>
          <table:table-cell table:style-name="ce20" table:number-columns-repeated="4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bouteille de lait périmé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/>
          <table:table-cell table:style-name="ce20" office:value-type="string" calcext:value-type="string">
            <text:p>DRINKANDREMOVE(5)</text:p>
          </table:table-cell>
          <table:table-cell table:style-name="ce20" table:number-columns-repeated="4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pain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0" table:number-columns-repeated="4"/>
          <table:table-cell table:style-name="ce20" office:value-type="string" calcext:value-type="string">
            <text:p>EAT(1,1)</text:p>
          </table:table-cell>
          <table:table-cell table:style-name="ce20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pain périmé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0" table:number-columns-repeated="4"/>
          <table:table-cell table:style-name="ce20" office:value-type="string" calcext:value-type="string">
            <text:p>EAT(1)</text:p>
          </table:table-cell>
          <table:table-cell table:style-name="ce20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bouteille d’eau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/>
          <table:table-cell table:style-name="ce20" office:value-type="string" calcext:value-type="string">
            <text:p>DRINKANDREMOVE(5)</text:p>
          </table:table-cell>
          <table:table-cell table:style-name="ce20" table:number-columns-repeated="4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carott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0" table:number-columns-repeated="4"/>
          <table:table-cell table:style-name="ce20" office:value-type="string" calcext:value-type="string">
            <text:p>EAT(1,1)</text:p>
          </table:table-cell>
          <table:table-cell table:style-name="ce20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carotte douteus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0" table:number-columns-repeated="4"/>
          <table:table-cell table:style-name="ce20" office:value-type="string" calcext:value-type="string">
            <text:p>EAT(1)</text:p>
          </table:table-cell>
          <table:table-cell table:style-name="ce20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conserve de viand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6"/>
          <table:table-cell table:style-name="ce20" table:number-columns-repeated="4"/>
          <table:table-cell table:style-name="ce20" office:value-type="string" calcext:value-type="string">
            <text:p>EAT(4)</text:p>
          </table:table-cell>
          <table:table-cell table:style-name="ce20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conserve de tomat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6"/>
          <table:table-cell table:style-name="ce20" table:number-columns-repeated="4"/>
          <table:table-cell table:style-name="ce20" office:value-type="string" calcext:value-type="string">
            <text:p>EAT(3)</text:p>
          </table:table-cell>
          <table:table-cell table:style-name="ce20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conserve de thon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6"/>
          <table:table-cell table:style-name="ce20" table:number-columns-repeated="4"/>
          <table:table-cell table:style-name="ce20" office:value-type="string" calcext:value-type="string">
            <text:p>EAT(3)</text:p>
          </table:table-cell>
          <table:table-cell table:style-name="ce20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cannette de soda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/>
          <table:table-cell table:style-name="ce20" office:value-type="string" calcext:value-type="string">
            <text:p>DRINKANDREMOVE(5)</text:p>
          </table:table-cell>
          <table:table-cell table:style-name="ce20" table:number-columns-repeated="4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couteau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8"/>
          <table:table-cell table:style-name="ce20" office:value-type="string" calcext:value-type="string">
            <text:p>CRAFT</text:p>
          </table:table-cell>
          <table:table-cell table:style-name="ce20" table:number-columns-repeated="2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serpillièr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6" office:value-type="float" office:value="1" calcext:value-type="float">
            <text:p>1</text:p>
          </table:table-cell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office:value-type="string" calcext:value-type="string">
            <text:p>EQUIP(weapon)</text:p>
          </table:table-cell>
          <table:table-cell table:style-name="ce20" office:value-type="string" calcext:value-type="string">
            <text:p>UNEQUIP</text:p>
          </table:table-cell>
          <table:table-cell table:style-name="ce20" table:number-columns-repeated="9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pell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6" office:value-type="float" office:value="3" calcext:value-type="float">
            <text:p>3</text:p>
          </table:table-cell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office:value-type="string" calcext:value-type="string">
            <text:p>EQUIP(weapon)</text:p>
          </table:table-cell>
          <table:table-cell table:style-name="ce20" office:value-type="string" calcext:value-type="string">
            <text:p>UNEQUIP</text:p>
          </table:table-cell>
          <table:table-cell table:style-name="ce20" table:number-columns-repeated="9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clé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roman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recett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3"/>
          <table:table-cell table:style-name="ce20" office:value-type="string" calcext:value-type="string">
            <text:p>READRECIPE</text:p>
          </table:table-cell>
          <table:table-cell table:style-name="ce20" table:number-columns-repeated="2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manuel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journal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magazine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dollar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lecteur mp3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poupé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8"/>
          <table:table-cell table:style-name="ce20" office:value-type="string" calcext:value-type="string">
            <text:p>CRAFT</text:p>
          </table:table-cell>
          <table:table-cell table:style-name="ce20" table:number-columns-repeated="2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stylo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cuillèr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fourchett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 office:value-type="float" office:value="1" calcext:value-type="float">
            <text:p>1</text:p>
          </table:table-cell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office:value-type="string" calcext:value-type="string">
            <text:p>EQUIP(weapon)</text:p>
          </table:table-cell>
          <table:table-cell table:style-name="ce20" office:value-type="string" calcext:value-type="string">
            <text:p>UNEQUIP</text:p>
          </table:table-cell>
          <table:table-cell table:style-name="ce20" table:number-columns-repeated="9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assiett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bol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verre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épong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parfum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canard en plastique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serviett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tube de dentifrice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brosse à dent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 office:value-type="float" office:value="1" calcext:value-type="float">
            <text:p>1</text:p>
          </table:table-cell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office:value-type="string" calcext:value-type="string">
            <text:p>EQUIP(weapon)</text:p>
          </table:table-cell>
          <table:table-cell table:style-name="ce20" office:value-type="string" calcext:value-type="string">
            <text:p>UNEQUIP(weapon)</text:p>
          </table:table-cell>
          <table:table-cell table:style-name="ce20" table:number-columns-repeated="9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téléviseur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table:number-columns-repeated="19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tabl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table:number-columns-repeated="14"/>
          <table:table-cell table:style-name="ce20" office:value-type="string" calcext:value-type="string">
            <text:p>DISPLAY(La table se brise)</text:p>
            <text:p>REMOVEFROMTILE(table)</text:p>
            <text:p>ADDTOTILE(petit bois,4)</text:p>
            <text:p>ADDTOTILE(planche,1)</text:p>
          </table:table-cell>
          <table:table-cell table:style-name="ce20"/>
          <table:table-cell table:style-name="ce20" office:value-type="string" calcext:value-type="string">
            <text:p>CRAFT</text:p>
          </table:table-cell>
          <table:table-cell table:style-name="ce20" table:number-columns-repeated="2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canapé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20" table:number-columns-repeated="5"/>
          <table:table-cell table:style-name="ce20" office:value-type="string" calcext:value-type="string">
            <text:p>SLEEP(2)</text:p>
          </table:table-cell>
          <table:table-cell table:style-name="ce20" office:value-type="string" calcext:value-type="string">
            <text:p>DESCRIBEITEM</text:p>
          </table:table-cell>
          <table:table-cell table:style-name="ce20" table:number-columns-repeated="19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horloge</text:p>
          </table:table-cell>
          <table:table-cell table:style-name="ce19" office:value-type="string" calcext:value-type="string">
            <text:p>fs</text:p>
          </table:table-cell>
          <table:table-cell table:style-name="ce24" table:number-columns-repeated="2"/>
          <table:table-cell table:style-name="ce26"/>
          <table:table-cell table:style-name="ce20" table:number-columns-repeated="6"/>
          <table:table-cell table:style-name="ce20" office:value-type="string" calcext:value-type="string">
            <text:p>DISPLAYTIMEOFDAY</text:p>
          </table:table-cell>
          <table:table-cell table:style-name="ce20" table:number-columns-repeated="19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fenêtre ouverte</text:p>
          </table:table-cell>
          <table:table-cell table:style-name="ce19" office:value-type="string" calcext:value-type="string">
            <text:p>fs</text:p>
          </table:table-cell>
          <table:table-cell table:style-name="ce24" table:number-columns-repeated="2"/>
          <table:table-cell table:style-name="ce26"/>
          <table:table-cell table:style-name="ce20" table:number-columns-repeated="2"/>
          <table:table-cell table:style-name="ce20" office:value-type="string" calcext:value-type="string">
            <text:p>DISPLAY(La fenêtre est déjà ouverte)</text:p>
          </table:table-cell>
          <table:table-cell table:style-name="ce20" office:value-type="string" calcext:value-type="string">
            <text:p>DISPLAY(Vous fermez la fenêtre)</text:p>
            <text:p>REPLACEITEM(fenêtre fermée)</text:p>
          </table:table-cell>
          <table:table-cell table:style-name="ce20" table:number-columns-repeated="2"/>
          <table:table-cell table:style-name="ce20" office:value-type="string" calcext:value-type="string">
            <text:p>DESCRIBEEXTERIOR</text:p>
          </table:table-cell>
          <table:table-cell table:style-name="ce20" table:number-columns-repeated="12"/>
          <table:table-cell table:style-name="ce20" office:value-type="string" calcext:value-type="string">
            <text:p>DISPLAY(Vous sortez pas la fenêtre)</text:p>
            <text:p>EXITBYWINDOW</text:p>
          </table:table-cell>
          <table:table-cell table:style-name="ce20" table:number-columns-repeated="6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fenêtre fermée</text:p>
          </table:table-cell>
          <table:table-cell table:style-name="ce19" office:value-type="string" calcext:value-type="string">
            <text:p>fs</text:p>
          </table:table-cell>
          <table:table-cell table:style-name="ce24" table:number-columns-repeated="2"/>
          <table:table-cell table:style-name="ce26"/>
          <table:table-cell table:style-name="ce20" table:number-columns-repeated="2"/>
          <table:table-cell table:style-name="ce20" office:value-type="string" calcext:value-type="string">
            <text:p>DISPLAY(Vous ouvrez la fenêtre)</text:p>
            <text:p>REPLACEITEM(fenêtre ouverte)</text:p>
          </table:table-cell>
          <table:table-cell table:style-name="ce20" office:value-type="string" calcext:value-type="string">
            <text:p>DISPLAY(La fenêtre est déjà fermée)</text:p>
          </table:table-cell>
          <table:table-cell table:style-name="ce20" table:number-columns-repeated="2"/>
          <table:table-cell table:style-name="ce20" office:value-type="string" calcext:value-type="string">
            <text:p>DESCRIBEEXTERIOR</text:p>
          </table:table-cell>
          <table:table-cell table:style-name="ce20" table:number-columns-repeated="12"/>
          <table:table-cell table:style-name="ce20" office:value-type="string" calcext:value-type="string">
            <text:p>DISPLAY(La fenêtre est fermée, impossible de passer)</text:p>
          </table:table-cell>
          <table:table-cell table:style-name="ce20" table:number-columns-repeated="6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téléphone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table:number-columns-repeated="19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ordinateur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table:number-columns-repeated="19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radio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2"/>
          <table:table-cell table:style-name="ce20" office:value-type="string" calcext:value-type="string">
            <text:p>GIVECLUE</text:p>
          </table:table-cell>
          <table:table-cell table:style-name="ce20" table:number-columns-repeated="5"/>
          <table:table-cell table:style-name="ce20" office:value-type="string" calcext:value-type="string">
            <text:p>CRAFT</text:p>
          </table:table-cell>
          <table:table-cell table:style-name="ce20" table:number-columns-repeated="2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appareil photo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voiture</text:p>
          </table:table-cell>
          <table:table-cell table:style-name="ce19" office:value-type="string" calcext:value-type="string">
            <text:p>fs</text:p>
          </table:table-cell>
          <table:table-cell table:style-name="ce24" table:number-columns-repeated="2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table:number-columns-repeated="19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bâteau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table:number-columns-repeated="19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pantalon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 office:value-type="float" office:value="1" calcext:value-type="float">
            <text:p>1</text:p>
          </table:table-cell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office:value-type="string" calcext:value-type="string">
            <text:p>EQUIP(bottom)</text:p>
          </table:table-cell>
          <table:table-cell table:style-name="ce20" office:value-type="string" calcext:value-type="string">
            <text:p>UNEQUIP(bottom)</text:p>
          </table:table-cell>
          <table:table-cell table:style-name="ce20" table:number-columns-repeated="5"/>
          <table:table-cell table:style-name="ce20" office:value-type="string" calcext:value-type="string">
            <text:p>DISPLAY(Vous déchirez le pantalon en quelques bouts de tissu)</text:p>
            <text:p>ADDTOTILE(morceau de tissu,5)</text:p>
            <text:p>REMOVELASTITEM</text:p>
          </table:table-cell>
          <table:table-cell table:style-name="ce20" office:value-type="string" calcext:value-type="string">
            <text:p>CRAFT</text:p>
          </table:table-cell>
          <table:table-cell table:style-name="ce20" table:number-columns-repeated="2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t-shirt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 office:value-type="float" office:value="1" calcext:value-type="float">
            <text:p>1</text:p>
          </table:table-cell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office:value-type="string" calcext:value-type="string">
            <text:p>EQUIP(body)</text:p>
          </table:table-cell>
          <table:table-cell table:style-name="ce20" office:value-type="string" calcext:value-type="string">
            <text:p>UNEQUIP(body)</text:p>
          </table:table-cell>
          <table:table-cell table:style-name="ce20" table:number-columns-repeated="5"/>
          <table:table-cell table:style-name="ce20" office:value-type="string" calcext:value-type="string">
            <text:p>DISPLAY(Vous déchirez le pantalon en quelques bouts de tissu)</text:p>
            <text:p>ADDTOTILE(morceau de tissu,5)</text:p>
            <text:p>REMOVELASTITEM</text:p>
          </table:table-cell>
          <table:table-cell table:style-name="ce20" office:value-type="string" calcext:value-type="string">
            <text:p>CRAFT</text:p>
          </table:table-cell>
          <table:table-cell table:style-name="ce20" table:number-columns-repeated="2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vest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 office:value-type="float" office:value="2" calcext:value-type="float">
            <text:p>2</text:p>
          </table:table-cell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office:value-type="string" calcext:value-type="string">
            <text:p>EQUIP(body)</text:p>
          </table:table-cell>
          <table:table-cell table:style-name="ce20" office:value-type="string" calcext:value-type="string">
            <text:p>UNEQUIP(body)</text:p>
          </table:table-cell>
          <table:table-cell table:style-name="ce20" table:number-columns-repeated="5"/>
          <table:table-cell table:style-name="ce20" office:value-type="string" calcext:value-type="string">
            <text:p>DISPLAY(Vous déchirez le pantalon en quelques bouts de tissu)</text:p>
            <text:p>ADDTOTILE(morceau de tissu,5)</text:p>
            <text:p>REMOVELASTITEM</text:p>
          </table:table-cell>
          <table:table-cell table:style-name="ce20" office:value-type="string" calcext:value-type="string">
            <text:p>CRAFT</text:p>
          </table:table-cell>
          <table:table-cell table:style-name="ce20" table:number-columns-repeated="2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manteau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 office:value-type="float" office:value="3" calcext:value-type="float">
            <text:p>3</text:p>
          </table:table-cell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office:value-type="string" calcext:value-type="string">
            <text:p>EQUIP(body)</text:p>
          </table:table-cell>
          <table:table-cell table:style-name="ce20" office:value-type="string" calcext:value-type="string">
            <text:p>UNEQUIP(body)</text:p>
          </table:table-cell>
          <table:table-cell table:style-name="ce20" table:number-columns-repeated="5"/>
          <table:table-cell table:style-name="ce20" office:value-type="string" calcext:value-type="string">
            <text:p>DISPLAY(Vous déchirez le pantalon en quelques bouts de tissu)</text:p>
            <text:p>ADDTOTILE(morceau de tissu,5)</text:p>
            <text:p>REMOVELASTITEM</text:p>
          </table:table-cell>
          <table:table-cell table:style-name="ce20" office:value-type="string" calcext:value-type="string">
            <text:p>CRAFT</text:p>
          </table:table-cell>
          <table:table-cell table:style-name="ce20" table:number-columns-repeated="2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paire de chaussures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6" office:value-type="float" office:value="1" calcext:value-type="float">
            <text:p>1</text:p>
          </table:table-cell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office:value-type="string" calcext:value-type="string">
            <text:p>EQUIP(feet)</text:p>
          </table:table-cell>
          <table:table-cell table:style-name="ce20" office:value-type="string" calcext:value-type="string">
            <text:p>UNEQUIP(feet)</text:p>
          </table:table-cell>
          <table:table-cell table:style-name="ce20" table:number-columns-repeated="6"/>
          <table:table-cell table:style-name="ce20" office:value-type="string" calcext:value-type="string">
            <text:p>CRAFT</text:p>
          </table:table-cell>
          <table:table-cell table:style-name="ce20" table:number-columns-repeated="2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lunettes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 office:value-type="float" office:value="1" calcext:value-type="float">
            <text:p>1</text:p>
          </table:table-cell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office:value-type="string" calcext:value-type="string">
            <text:p>EQUIP(head)</text:p>
          </table:table-cell>
          <table:table-cell table:style-name="ce20" office:value-type="string" calcext:value-type="string">
            <text:p>UNEQUIP(head)</text:p>
          </table:table-cell>
          <table:table-cell table:style-name="ce20" table:number-columns-repeated="6"/>
          <table:table-cell table:style-name="ce20" office:value-type="string" calcext:value-type="string">
            <text:p>CRAFT</text:p>
          </table:table-cell>
          <table:table-cell table:style-name="ce20" table:number-columns-repeated="2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montr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office:value-type="string" calcext:value-type="string">
            <text:p>EQUIP(head)</text:p>
          </table:table-cell>
          <table:table-cell table:style-name="ce20" office:value-type="string" calcext:value-type="string">
            <text:p>UNEQUIP(head)</text:p>
          </table:table-cell>
          <table:table-cell table:style-name="ce20" table:number-columns-repeated="9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casque moto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6" office:value-type="float" office:value="3" calcext:value-type="float">
            <text:p>3</text:p>
          </table:table-cell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office:value-type="string" calcext:value-type="string">
            <text:p>EQUIP(head)</text:p>
          </table:table-cell>
          <table:table-cell table:style-name="ce20" office:value-type="string" calcext:value-type="string">
            <text:p>UNEQUIP(head)</text:p>
          </table:table-cell>
          <table:table-cell table:style-name="ce20" table:number-columns-repeated="9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machine à laver</text:p>
          </table:table-cell>
          <table:table-cell table:style-name="ce19" office:value-type="string" calcext:value-type="string">
            <text:p>fs</text:p>
          </table:table-cell>
          <table:table-cell table:style-name="ce24" table:number-columns-repeated="2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table:number-columns-repeated="19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bougie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lampe torche (e)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ISPLAY(Elle est éteinte)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office:value-type="string" calcext:value-type="string">
            <text:p>EQUIP(misc)</text:p>
          </table:table-cell>
          <table:table-cell table:style-name="ce20" office:value-type="string" calcext:value-type="string">
            <text:p>UNEQUIP(misc)</text:p>
          </table:table-cell>
          <table:table-cell table:style-name="ce20" table:number-columns-repeated="6"/>
          <table:table-cell table:style-name="ce20" office:value-type="string" calcext:value-type="string">
            <text:p>CRAFT</text:p>
          </table:table-cell>
          <table:table-cell table:style-name="ce20" office:value-type="string" calcext:value-type="string">
            <text:p>DISPLAY(Il vous faut une pile...)</text:p>
            <text:p>REQUIRE(pile)</text:p>
            <text:p><text:span text:style-name="T1">DISPLAY(Vous allumez la lampe torche avec un pile)</text:span></text:p>
            <text:p>REPLACEITEM(lampe torche (a))</text:p>
          </table:table-cell>
          <table:table-cell table:style-name="ce20" office:value-type="string" calcext:value-type="string">
            <text:p>DISPLAY(La lampe torche est déjà éteinte)</text:p>
          </table:table-cell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lampe torche (a)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ISPLAY(Elle est allumée)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office:value-type="string" calcext:value-type="string">
            <text:p>EQUIP(misc)</text:p>
          </table:table-cell>
          <table:table-cell table:style-name="ce20" office:value-type="string" calcext:value-type="string">
            <text:p>UNEQUIP(misc)</text:p>
          </table:table-cell>
          <table:table-cell table:style-name="ce20" table:number-columns-repeated="6"/>
          <table:table-cell table:style-name="ce20" office:value-type="string" calcext:value-type="string">
            <text:p>CRAFT</text:p>
          </table:table-cell>
          <table:table-cell table:style-name="ce20" office:value-type="string" calcext:value-type="string">
            <text:p>DISPLAY(La lampe torche est déjà éteinte)</text:p>
          </table:table-cell>
          <table:table-cell table:style-name="ce20" office:value-type="string" calcext:value-type="string">
            <text:p>DISPLAY(Vous éteignez la lampe torche)</text:p>
            <text:p>REPLACEITEM(lampe torche (e))</text:p>
          </table:table-cell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rouleau de scotch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vise</text:p>
          </table:table-cell>
          <table:table-cell table:style-name="ce19" office:value-type="string" calcext:value-type="string">
            <text:p>fs</text:p>
          </table:table-cell>
          <table:table-cell table:style-name="ce24" table:number-columns-repeated="2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papier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baie</text:p>
          </table:table-cell>
          <table:table-cell table:style-name="ce19" office:value-type="string" calcext:value-type="string">
            <text:p>fs</text:p>
          </table:table-cell>
          <table:table-cell table:style-name="ce24" table:number-columns-repeated="2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lavabo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table:number-columns-repeated="2"/>
          <table:table-cell table:style-name="ce20" office:value-type="string" calcext:value-type="string">
            <text:p>DRINK(10)</text:p>
          </table:table-cell>
          <table:table-cell table:style-name="ce20" table:number-columns-repeated="16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boussol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POINTNORTH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8"/>
          <table:table-cell table:style-name="ce20" office:value-type="string" calcext:value-type="string">
            <text:p>CRAFT</text:p>
          </table:table-cell>
          <table:table-cell table:style-name="ce20" table:number-columns-repeated="2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planch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table:number-columns-repeated="7"/>
          <table:table-cell table:style-name="ce20" office:value-type="string" calcext:value-type="string">
            <text:p>THROW</text:p>
          </table:table-cell>
          <table:table-cell table:style-name="ce20" table:number-columns-repeated="8"/>
          <table:table-cell table:style-name="ce20" office:value-type="string" calcext:value-type="string">
            <text:p>CRAFT</text:p>
          </table:table-cell>
          <table:table-cell table:style-name="ce20" table:number-columns-repeated="2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morceau de tissu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7"/>
          <table:table-cell table:style-name="ce20" office:value-type="string" calcext:value-type="string">
            <text:p>DISPLAY(Le morceau de tissu est déjà assez petit…)</text:p>
          </table:table-cell>
          <table:table-cell table:style-name="ce20" table:number-columns-repeated="3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paire de ciseaux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6" office:value-type="float" office:value="2" calcext:value-type="float">
            <text:p>2</text:p>
          </table:table-cell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dé à coudre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fil à tricoter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pil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Items &amp; Verbs'.G5:'Items &amp; Verbs'.AE39 'Items &amp; Verbs'.F4:'Items &amp; Verbs'.Z39 'Items &amp; Verbs'.AA4:'Items &amp; Verbs'.AE4 'Items &amp; Verbs'.F40:'Items &amp; Verbs'.AE118">
            <calcext:condition calcext:apply-style-name="case pleine" calcext:value="!=0" calcext:base-cell-address="'Items &amp; Verbs'.F4"/>
          </calcext:conditional-format>
        </calcext:conditional-formats>
      </table:table>
      <table:table table:name="Containers &amp; Verbs" table:style-name="ta1">
        <table:table-column table:style-name="co4" table:default-cell-style-name="ce12"/>
        <table:table-column table:style-name="co5" table:default-cell-style-name="ce19"/>
        <table:table-column table:style-name="co6" table:number-columns-repeated="2" table:default-cell-style-name="ce24"/>
        <table:table-column table:style-name="co6" table:default-cell-style-name="ce26"/>
        <table:table-column table:style-name="co6" table:number-columns-repeated="2" table:default-cell-style-name="ce32"/>
        <table:table-column table:style-name="co7" table:default-cell-style-name="ce32"/>
        <table:table-column table:style-name="co8" table:number-columns-repeated="6" table:default-cell-style-name="ce32"/>
        <table:table-column table:style-name="co9" table:default-cell-style-name="ce32"/>
        <table:table-column table:style-name="co10" table:number-columns-repeated="3" table:default-cell-style-name="ce32"/>
        <table:table-column table:style-name="co4" table:number-columns-repeated="8" table:default-cell-style-name="ce32"/>
        <table:table-column table:style-name="co4" table:default-cell-style-name="Default"/>
        <table:table-row table:style-name="ro3">
          <table:table-cell table:style-name="ce34"/>
          <table:table-cell table:style-name="ce15" office:value-type="string" calcext:value-type="string">
            <text:p>Genre </text:p>
          </table:table-cell>
          <table:table-cell table:style-name="ce23" office:value-type="string" calcext:value-type="string">
            <text:p>Poids</text:p>
          </table:table-cell>
          <table:table-cell table:style-name="ce23" office:value-type="string" calcext:value-type="string">
            <text:p>stack</text:p>
          </table:table-cell>
          <table:table-cell table:style-name="ce25" office:value-type="string" calcext:value-type="string">
            <text:p>Valeur(1)</text:p>
          </table:table-cell>
          <table:table-cell table:style-name="ce35" table:formula="of:=['Items &amp; Verbs'.F1]" office:value-type="string" office:string-value="help" calcext:value-type="string">
            <text:p>help</text:p>
          </table:table-cell>
          <table:table-cell table:style-name="ce35" table:formula="of:=['Items &amp; Verbs'.G1]" office:value-type="string" office:string-value="aller, retourner" calcext:value-type="string">
            <text:p>aller, retourner</text:p>
          </table:table-cell>
          <table:table-cell table:style-name="ce35" table:formula="of:=['Items &amp; Verbs'.H1]" office:value-type="string" office:string-value="ouvrir" calcext:value-type="string">
            <text:p>ouvrir</text:p>
          </table:table-cell>
          <table:table-cell table:style-name="ce35" table:formula="of:=['Items &amp; Verbs'.I1]" office:value-type="string" office:string-value="fermer" calcext:value-type="string">
            <text:p>fermer</text:p>
          </table:table-cell>
          <table:table-cell table:style-name="ce35" table:formula="of:=['Items &amp; Verbs'.J1]" office:value-type="string" office:string-value="manger" calcext:value-type="string">
            <text:p>manger</text:p>
          </table:table-cell>
          <table:table-cell table:style-name="ce35" table:formula="of:=['Items &amp; Verbs'.K1]" office:value-type="string" office:string-value="dormir" calcext:value-type="string">
            <text:p>dormir</text:p>
          </table:table-cell>
          <table:table-cell table:style-name="ce35" table:formula="of:=['Items &amp; Verbs'.L1]" office:value-type="string" office:string-value="regarder, observer" calcext:value-type="string">
            <text:p>regarder, observer</text:p>
          </table:table-cell>
          <table:table-cell table:style-name="ce35" table:formula="of:=['Items &amp; Verbs'.M1]" office:value-type="string" office:string-value="prendre, ramasser, saisir" calcext:value-type="string">
            <text:p>prendre, ramasser, saisir</text:p>
          </table:table-cell>
          <table:table-cell table:style-name="ce35" table:formula="of:=['Items &amp; Verbs'.N1]" office:value-type="string" office:string-value="remplir" calcext:value-type="string">
            <text:p>remplir</text:p>
          </table:table-cell>
          <table:table-cell table:style-name="ce35" table:formula="of:=['Items &amp; Verbs'.O1]" office:value-type="string" office:string-value="boire" calcext:value-type="string">
            <text:p>boire</text:p>
          </table:table-cell>
          <table:table-cell table:style-name="ce35" table:formula="of:=['Items &amp; Verbs'.P1]" office:value-type="string" office:string-value="déplacer" calcext:value-type="string">
            <text:p>déplacer</text:p>
          </table:table-cell>
          <table:table-cell table:style-name="ce35" table:formula="of:=['Items &amp; Verbs'.Q1]" office:value-type="string" office:string-value="lire" calcext:value-type="string">
            <text:p>lire</text:p>
          </table:table-cell>
          <table:table-cell table:style-name="ce35" table:formula="of:=['Items &amp; Verbs'.R1]" office:value-type="string" office:string-value="couper" calcext:value-type="string">
            <text:p>couper</text:p>
          </table:table-cell>
          <table:table-cell table:style-name="ce35" table:formula="of:=['Items &amp; Verbs'.S1]" office:value-type="string" office:string-value="entrer" calcext:value-type="string">
            <text:p>entrer</text:p>
          </table:table-cell>
          <table:table-cell table:style-name="ce35" table:formula="of:=['Items &amp; Verbs'.T1]" office:value-type="string" office:string-value="jeter, bazarder" calcext:value-type="string">
            <text:p>jeter, bazarder</text:p>
          </table:table-cell>
          <table:table-cell table:style-name="ce35" table:formula="of:=['Items &amp; Verbs'.U1]" office:value-type="string" office:string-value="équiper, mettre" calcext:value-type="string">
            <text:p>équiper, mettre</text:p>
          </table:table-cell>
          <table:table-cell table:style-name="ce35" table:formula="of:=['Items &amp; Verbs'.V1]" office:value-type="string" office:string-value="déséquiper, enlever" calcext:value-type="string">
            <text:p>déséquiper, enlever</text:p>
          </table:table-cell>
          <table:table-cell table:style-name="ce35" table:formula="of:=['Items &amp; Verbs'.W1]" office:value-type="string" office:string-value="écouter" calcext:value-type="string">
            <text:p>écouter</text:p>
          </table:table-cell>
          <table:table-cell table:style-name="ce35" table:formula="of:=['Items &amp; Verbs'.X1]" office:value-type="string" office:string-value="continuer" calcext:value-type="string">
            <text:p>continuer</text:p>
          </table:table-cell>
          <table:table-cell table:style-name="ce35" table:formula="of:=['Items &amp; Verbs'.Y1]" office:value-type="string" office:string-value="sortir" calcext:value-type="string">
            <text:p>sortir</text:p>
          </table:table-cell>
          <table:table-cell table:style-name="ce35" table:formula="of:=['Items &amp; Verbs'.Z1]" office:value-type="string" office:string-value="retourner" calcext:value-type="string">
            <text:p>retourner</text:p>
          </table:table-cell>
          <table:table-cell office:value-type="string" calcext:value-type="string">
            <text:p>&amp;</text:p>
          </table:table-cell>
        </table:table-row>
        <table:table-row table:style-name="ro3">
          <table:table-cell office:value-type="string" calcext:value-type="string">
            <text:p>frigo</text:p>
          </table:table-cell>
          <table:table-cell office:value-type="string" calcext:value-type="string">
            <text:p>ms</text:p>
          </table:table-cell>
          <table:table-cell table:number-columns-repeated="5"/>
          <table:table-cell office:value-type="string" calcext:value-type="string">
            <text:p>OPENCONTAINER</text:p>
          </table:table-cell>
          <table:table-cell office:value-type="string" calcext:value-type="string">
            <text:p>CLOSECONTAINER</text:p>
          </table:table-cell>
          <table:table-cell table:number-columns-repeated="2"/>
          <table:table-cell office:value-type="string" calcext:value-type="string">
            <text:p>DESCRIBEITEM</text:p>
          </table:table-cell>
          <table:table-cell table:number-columns-repeated="14"/>
          <table:table-cell office:value-type="string" calcext:value-type="string">
            <text:p>&amp;</text:p>
          </table:table-cell>
        </table:table-row>
        <table:table-row table:style-name="ro3">
          <table:table-cell office:value-type="string" calcext:value-type="string">
            <text:p>coffre</text:p>
          </table:table-cell>
          <table:table-cell office:value-type="string" calcext:value-type="string">
            <text:p>ms</text:p>
          </table:table-cell>
          <table:table-cell table:number-columns-repeated="5"/>
          <table:table-cell office:value-type="string" calcext:value-type="string">
            <text:p>OPENCONTAINER</text:p>
          </table:table-cell>
          <table:table-cell office:value-type="string" calcext:value-type="string">
            <text:p>CLOSECONTAINER</text:p>
          </table:table-cell>
          <table:table-cell table:number-columns-repeated="2"/>
          <table:table-cell office:value-type="string" calcext:value-type="string">
            <text:p>DESCRIBEITEM</text:p>
          </table:table-cell>
          <table:table-cell table:number-columns-repeated="14"/>
          <table:table-cell office:value-type="string" calcext:value-type="string">
            <text:p>&amp;</text:p>
          </table:table-cell>
        </table:table-row>
        <table:table-row table:style-name="ro3">
          <table:table-cell office:value-type="string" calcext:value-type="string">
            <text:p>armoire</text:p>
          </table:table-cell>
          <table:table-cell office:value-type="string" calcext:value-type="string">
            <text:p>fs</text:p>
          </table:table-cell>
          <table:table-cell table:number-columns-repeated="5"/>
          <table:table-cell office:value-type="string" calcext:value-type="string">
            <text:p>OPENCONTAINER</text:p>
          </table:table-cell>
          <table:table-cell office:value-type="string" calcext:value-type="string">
            <text:p>CLOSECONTAINER</text:p>
          </table:table-cell>
          <table:table-cell table:number-columns-repeated="2"/>
          <table:table-cell office:value-type="string" calcext:value-type="string">
            <text:p>DESCRIBEITEM</text:p>
          </table:table-cell>
          <table:table-cell table:number-columns-repeated="14"/>
          <table:table-cell office:value-type="string" calcext:value-type="string">
            <text:p>&amp;</text:p>
          </table:table-cell>
        </table:table-row>
        <table:table-row table:style-name="ro3">
          <table:table-cell office:value-type="string" calcext:value-type="string">
            <text:p>placard</text:p>
          </table:table-cell>
          <table:table-cell office:value-type="string" calcext:value-type="string">
            <text:p>ms</text:p>
          </table:table-cell>
          <table:table-cell table:number-columns-repeated="5"/>
          <table:table-cell office:value-type="string" calcext:value-type="string">
            <text:p>OPENCONTAINER</text:p>
          </table:table-cell>
          <table:table-cell office:value-type="string" calcext:value-type="string">
            <text:p>CLOSECONTAINER</text:p>
          </table:table-cell>
          <table:table-cell table:number-columns-repeated="2"/>
          <table:table-cell office:value-type="string" calcext:value-type="string">
            <text:p>DESCRIBEITEM</text:p>
          </table:table-cell>
          <table:table-cell table:number-columns-repeated="14"/>
          <table:table-cell office:value-type="string" calcext:value-type="string">
            <text:p>&amp;</text:p>
          </table:table-cell>
        </table:table-row>
        <table:table-row table:style-name="ro3">
          <table:table-cell office:value-type="string" calcext:value-type="string">
            <text:p>étagère</text:p>
          </table:table-cell>
          <table:table-cell office:value-type="string" calcext:value-type="string">
            <text:p>fs</text:p>
          </table:table-cell>
          <table:table-cell table:number-columns-repeated="5"/>
          <table:table-cell office:value-type="string" calcext:value-type="string">
            <text:p>OPENCONTAINER</text:p>
          </table:table-cell>
          <table:table-cell office:value-type="string" calcext:value-type="string">
            <text:p>CLOSECONTAINER</text:p>
          </table:table-cell>
          <table:table-cell table:number-columns-repeated="2"/>
          <table:table-cell office:value-type="string" calcext:value-type="string">
            <text:p>DESCRIBEITEM</text:p>
          </table:table-cell>
          <table:table-cell table:number-columns-repeated="14"/>
          <table:table-cell office:value-type="string" calcext:value-type="string">
            <text:p>&amp;</text:p>
          </table:table-cell>
        </table:table-row>
        <table:table-row table:style-name="ro3">
          <table:table-cell office:value-type="string" calcext:value-type="string">
            <text:p>porte monnaie</text:p>
          </table:table-cell>
          <table:table-cell office:value-type="string" calcext:value-type="string">
            <text:p>ms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OPENCONTAINER</text:p>
          </table:table-cell>
          <table:table-cell office:value-type="string" calcext:value-type="string">
            <text:p>CLOSECONTAINER</text:p>
          </table:table-cell>
          <table:table-cell table:number-columns-repeated="2"/>
          <table:table-cell office:value-type="string" calcext:value-type="string">
            <text:p>DESCRIBEITEM</text:p>
          </table:table-cell>
          <table:table-cell office:value-type="string" calcext:value-type="string">
            <text:p>TAKE</text:p>
          </table:table-cell>
          <table:table-cell table:number-columns-repeated="13"/>
          <table:table-cell office:value-type="string" calcext:value-type="string">
            <text:p>&amp;</text:p>
          </table:table-cell>
        </table:table-row>
        <table:table-row table:style-name="ro3">
          <table:table-cell office:value-type="string" calcext:value-type="string">
            <text:p>boîte à outil</text:p>
          </table:table-cell>
          <table:table-cell office:value-type="string" calcext:value-type="string">
            <text:p>ms</text:p>
          </table:table-cell>
          <table:table-cell table:number-columns-repeated="5"/>
          <table:table-cell office:value-type="string" calcext:value-type="string">
            <text:p>OPENCONTAINER</text:p>
          </table:table-cell>
          <table:table-cell office:value-type="string" calcext:value-type="string">
            <text:p>CLOSECONTAINER</text:p>
          </table:table-cell>
          <table:table-cell table:number-columns-repeated="2"/>
          <table:table-cell office:value-type="string" calcext:value-type="string">
            <text:p>DESCRIBEITEM</text:p>
          </table:table-cell>
          <table:table-cell table:number-columns-repeated="14"/>
          <table:table-cell office:value-type="string" calcext:value-type="string">
            <text:p>&amp;</text:p>
          </table:table-cell>
        </table:table-row>
        <table:table-row table:style-name="ro3">
          <table:table-cell office:value-type="string" calcext:value-type="string">
            <text:p>armoire de toilette</text:p>
          </table:table-cell>
          <table:table-cell office:value-type="string" calcext:value-type="string">
            <text:p>fs</text:p>
          </table:table-cell>
          <table:table-cell table:number-columns-repeated="5"/>
          <table:table-cell office:value-type="string" calcext:value-type="string">
            <text:p>OPENCONTAINER</text:p>
          </table:table-cell>
          <table:table-cell office:value-type="string" calcext:value-type="string">
            <text:p>CLOSECONTAINER</text:p>
          </table:table-cell>
          <table:table-cell table:number-columns-repeated="2"/>
          <table:table-cell office:value-type="string" calcext:value-type="string">
            <text:p>DESCRIBEITEM</text:p>
          </table:table-cell>
          <table:table-cell table:number-columns-repeated="14"/>
          <table:table-cell office:value-type="string" calcext:value-type="string">
            <text:p>&amp;</text:p>
          </table:table-cell>
        </table:table-row>
        <table:table-row table:style-name="ro3">
          <table:table-cell office:value-type="string" calcext:value-type="string">
            <text:p>carton</text:p>
          </table:table-cell>
          <table:table-cell office:value-type="string" calcext:value-type="string">
            <text:p>ms</text:p>
          </table:table-cell>
          <table:table-cell table:number-columns-repeated="5"/>
          <table:table-cell office:value-type="string" calcext:value-type="string">
            <text:p>OPENCONTAINER</text:p>
          </table:table-cell>
          <table:table-cell office:value-type="string" calcext:value-type="string">
            <text:p>CLOSECONTAINER</text:p>
          </table:table-cell>
          <table:table-cell table:number-columns-repeated="2"/>
          <table:table-cell office:value-type="string" calcext:value-type="string">
            <text:p>DESCRIBEITEM</text:p>
          </table:table-cell>
          <table:table-cell table:number-columns-repeated="14"/>
          <table:table-cell office:value-type="string" calcext:value-type="string">
            <text:p>&amp;</text:p>
          </table:table-cell>
        </table:table-row>
      </table:table>
      <table:table table:name="Items Appear Rates" table:style-name="ta1">
        <table:table-column table:style-name="co11" table:default-cell-style-name="ce12"/>
        <table:table-column table:style-name="co4" table:number-columns-repeated="24" table:default-cell-style-name="ce32"/>
        <table:table-column table:style-name="co12" table:default-cell-style-name="ce32"/>
        <table:table-column table:style-name="co4" table:number-columns-repeated="8" table:default-cell-style-name="ce32"/>
        <table:table-column table:style-name="co4" table:number-columns-repeated="989" table:default-cell-style-name="Default"/>
        <table:table-row table:style-name="ro3">
          <table:table-cell table:style-name="ce36"/>
          <table:table-cell table:style-name="ce27" table:formula="of:=INDIRECT(CONCATENATE(&quot;Locations.A&quot;;COLUMN()) )" office:value-type="string" office:string-value="Plain" calcext:value-type="string">
            <text:p>Plain</text:p>
          </table:table-cell>
          <table:table-cell table:style-name="ce27" table:formula="of:=INDIRECT(CONCATENATE(&quot;Locations.A&quot;;COLUMN()) )" office:value-type="string" office:string-value="Field" calcext:value-type="string">
            <text:p>Field</text:p>
          </table:table-cell>
          <table:table-cell table:style-name="ce27" table:formula="of:=INDIRECT(CONCATENATE(&quot;Locations.A&quot;;COLUMN()) )" office:value-type="string" office:string-value="Clearing" calcext:value-type="string">
            <text:p>Clearing</text:p>
          </table:table-cell>
          <table:table-cell table:style-name="ce27" table:formula="of:=INDIRECT(CONCATENATE(&quot;Locations.A&quot;;COLUMN()) )" office:value-type="string" office:string-value="Hill" calcext:value-type="string">
            <text:p>Hill</text:p>
          </table:table-cell>
          <table:table-cell table:style-name="ce27" table:formula="of:=INDIRECT(CONCATENATE(&quot;Locations.A&quot;;COLUMN()) )" office:value-type="string" office:string-value="Mountain" calcext:value-type="string">
            <text:p>Mountain</text:p>
          </table:table-cell>
          <table:table-cell table:style-name="ce27" table:formula="of:=INDIRECT(CONCATENATE(&quot;Locations.A&quot;;COLUMN()) )" office:value-type="string" office:string-value="Forest" calcext:value-type="string">
            <text:p>Forest</text:p>
          </table:table-cell>
          <table:table-cell table:style-name="ce27" table:formula="of:=INDIRECT(CONCATENATE(&quot;Locations.A&quot;;COLUMN()) )" office:value-type="string" office:string-value="Woods" calcext:value-type="string">
            <text:p>Woods</text:p>
          </table:table-cell>
          <table:table-cell table:style-name="ce27" table:formula="of:=INDIRECT(CONCATENATE(&quot;Locations.A&quot;;COLUMN()) )" office:value-type="string" office:string-value="Sea" calcext:value-type="string">
            <text:p>Sea</text:p>
          </table:table-cell>
          <table:table-cell table:style-name="ce27" table:formula="of:=INDIRECT(CONCATENATE(&quot;Locations.A&quot;;COLUMN()) )" office:value-type="string" office:string-value="Lake" calcext:value-type="string">
            <text:p>Lake</text:p>
          </table:table-cell>
          <table:table-cell table:style-name="ce27" table:formula="of:=INDIRECT(CONCATENATE(&quot;Locations.A&quot;;COLUMN()) )" office:value-type="string" office:string-value="River" calcext:value-type="string">
            <text:p>River</text:p>
          </table:table-cell>
          <table:table-cell table:style-name="ce27" table:formula="of:=INDIRECT(CONCATENATE(&quot;Locations.A&quot;;COLUMN()) )" office:value-type="string" office:string-value="Beach" calcext:value-type="string">
            <text:p>Beach</text:p>
          </table:table-cell>
          <table:table-cell table:style-name="ce27" table:formula="of:=INDIRECT(CONCATENATE(&quot;Locations.A&quot;;COLUMN()) )" office:value-type="string" office:string-value="Road" calcext:value-type="string">
            <text:p>Road</text:p>
          </table:table-cell>
          <table:table-cell table:style-name="ce27" table:formula="of:=INDIRECT(CONCATENATE(&quot;Locations.A&quot;;COLUMN()) )" office:value-type="string" office:string-value="TownRoad" calcext:value-type="string">
            <text:p>TownRoad</text:p>
          </table:table-cell>
          <table:table-cell table:style-name="ce27" table:formula="of:=INDIRECT(CONCATENATE(&quot;Locations.A&quot;;COLUMN()) )" office:value-type="string" office:string-value="CoastalRoad" calcext:value-type="string">
            <text:p>CoastalRoad</text:p>
          </table:table-cell>
          <table:table-cell table:style-name="ce27" table:formula="of:=INDIRECT(CONCATENATE(&quot;Locations.A&quot;;COLUMN()) )" office:value-type="string" office:string-value="Path" calcext:value-type="string">
            <text:p>Path</text:p>
          </table:table-cell>
          <table:table-cell table:style-name="ce27" table:formula="of:=INDIRECT(CONCATENATE(&quot;Locations.A&quot;;COLUMN()) )" office:value-type="string" office:string-value="Bridge" calcext:value-type="string">
            <text:p>Bridge</text:p>
          </table:table-cell>
          <table:table-cell table:style-name="ce27" table:formula="of:=INDIRECT(CONCATENATE(&quot;Locations.A&quot;;COLUMN()) )" office:value-type="string" office:string-value="Building" calcext:value-type="string">
            <text:p>Building</text:p>
          </table:table-cell>
          <table:table-cell table:style-name="ce27" table:formula="of:=INDIRECT(CONCATENATE(&quot;Locations.A&quot;;COLUMN()) )" office:value-type="string" office:string-value="Farm" calcext:value-type="string">
            <text:p>Farm</text:p>
          </table:table-cell>
          <table:table-cell table:style-name="ce27" table:formula="of:=INDIRECT(CONCATENATE(&quot;Locations.A&quot;;COLUMN()) )" office:value-type="string" office:string-value="ForestCabin" calcext:value-type="string">
            <text:p>ForestCabin</text:p>
          </table:table-cell>
          <table:table-cell table:style-name="ce27" table:formula="of:=INDIRECT(CONCATENATE(&quot;Locations.A&quot;;COLUMN()) )" office:value-type="string" office:string-value="CountryHouse" calcext:value-type="string">
            <text:p>CountryHouse</text:p>
          </table:table-cell>
          <table:table-cell table:style-name="ce27" table:formula="of:=INDIRECT(CONCATENATE(&quot;Locations.A&quot;;COLUMN()) )" office:value-type="string" office:string-value="Hallway" calcext:value-type="string">
            <text:p>Hallway</text:p>
          </table:table-cell>
          <table:table-cell table:style-name="ce27" table:formula="of:=INDIRECT(CONCATENATE(&quot;Locations.A&quot;;COLUMN()) )" office:value-type="string" office:string-value="Stairs" calcext:value-type="string">
            <text:p>Stairs</text:p>
          </table:table-cell>
          <table:table-cell table:style-name="ce27" table:formula="of:=INDIRECT(CONCATENATE(&quot;Locations.A&quot;;COLUMN()) )" office:value-type="string" office:string-value="LivingRoom" calcext:value-type="string">
            <text:p>LivingRoom</text:p>
          </table:table-cell>
          <table:table-cell table:style-name="ce27" table:formula="of:=INDIRECT(CONCATENATE(&quot;Locations.A&quot;;COLUMN()) )" office:value-type="string" office:string-value="Kitchen" calcext:value-type="string">
            <text:p>Kitchen</text:p>
          </table:table-cell>
          <table:table-cell table:style-name="ce27" table:formula="of:=INDIRECT(CONCATENATE(&quot;Locations.A&quot;;COLUMN()) )" office:value-type="string" office:string-value="DiningRoom" calcext:value-type="string">
            <text:p>DiningRoom</text:p>
          </table:table-cell>
          <table:table-cell table:style-name="ce27" table:formula="of:=INDIRECT(CONCATENATE(&quot;Locations.A&quot;;COLUMN()) )" office:value-type="string" office:string-value="ChildBedroom" calcext:value-type="string">
            <text:p>ChildBedroom</text:p>
          </table:table-cell>
          <table:table-cell table:style-name="ce27" table:formula="of:=INDIRECT(CONCATENATE(&quot;Locations.A&quot;;COLUMN()) )" office:value-type="string" office:string-value="Bedroom" calcext:value-type="string">
            <text:p>Bedroom</text:p>
          </table:table-cell>
          <table:table-cell table:style-name="ce27" table:formula="of:=INDIRECT(CONCATENATE(&quot;Locations.A&quot;;COLUMN()) )" office:value-type="string" office:string-value="Bathroom" calcext:value-type="string">
            <text:p>Bathroom</text:p>
          </table:table-cell>
          <table:table-cell table:style-name="ce27" table:formula="of:=INDIRECT(CONCATENATE(&quot;Locations.A&quot;;COLUMN()) )" office:value-type="string" office:string-value="Toilet" calcext:value-type="string">
            <text:p>Toilet</text:p>
          </table:table-cell>
          <table:table-cell table:style-name="ce27" table:formula="of:=INDIRECT(CONCATENATE(&quot;Locations.A&quot;;COLUMN()) )" office:value-type="string" office:string-value="Attic" calcext:value-type="string">
            <text:p>Attic</text:p>
          </table:table-cell>
          <table:table-cell table:style-name="ce27" table:formula="of:=INDIRECT(CONCATENATE(&quot;Locations.A&quot;;COLUMN()) )" office:value-type="string" office:string-value="Basement" calcext:value-type="string">
            <text:p>Basement</text:p>
          </table:table-cell>
          <table:table-cell table:style-name="ce27" table:formula="of:=INDIRECT(CONCATENATE(&quot;Locations.A&quot;;COLUMN()) )" office:value-type="string" office:string-value="Cellar" calcext:value-type="string">
            <text:p>Cellar</text:p>
          </table:table-cell>
          <table:table-cell table:style-name="ce27" table:formula="of:=INDIRECT(CONCATENATE(&quot;Locations.A&quot;;COLUMN()) )" office:value-type="string" office:string-value="Office" calcext:value-type="string">
            <text:p>Office</text:p>
          </table:table-cell>
          <table:table-cell office:value-type="string" calcext:value-type="string">
            <text:p>&amp;</text:p>
          </table:table-cell>
          <table:table-cell table:number-columns-repeated="4"/>
          <table:table-cell table:style-name="ce38" table:number-columns-repeated="984"/>
        </table:table-row>
        <table:table-row table:style-name="ro3">
          <table:table-cell table:formula="of:=['Items &amp; Verbs'.A4]" office:value-type="string" office:string-value="verbe seul" calcext:value-type="string">
            <text:p>verbe seul</text:p>
          </table:table-cell>
          <table:table-cell office:value-type="string" calcext:value-type="string">
            <text:p>/</text:p>
          </table:table-cell>
          <table:table-cell table:number-columns-repeated="3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5]" office:value-type="string" office:string-value="nord" calcext:value-type="string">
            <text:p>nord</text:p>
          </table:table-cell>
          <table:table-cell office:value-type="string" calcext:value-type="string">
            <text:p>/</text:p>
          </table:table-cell>
          <table:table-cell table:number-columns-repeated="3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6]" office:value-type="string" office:string-value="nord-est" calcext:value-type="string">
            <text:p>nord-est</text:p>
          </table:table-cell>
          <table:table-cell office:value-type="string" calcext:value-type="string">
            <text:p>/</text:p>
          </table:table-cell>
          <table:table-cell table:number-columns-repeated="3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7]" office:value-type="string" office:string-value="est" calcext:value-type="string">
            <text:p>est</text:p>
          </table:table-cell>
          <table:table-cell office:value-type="string" calcext:value-type="string">
            <text:p>/</text:p>
          </table:table-cell>
          <table:table-cell table:number-columns-repeated="3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8]" office:value-type="string" office:string-value="sud-est" calcext:value-type="string">
            <text:p>sud-est</text:p>
          </table:table-cell>
          <table:table-cell office:value-type="string" calcext:value-type="string">
            <text:p>/</text:p>
          </table:table-cell>
          <table:table-cell table:number-columns-repeated="3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9]" office:value-type="string" office:string-value="sud" calcext:value-type="string">
            <text:p>sud</text:p>
          </table:table-cell>
          <table:table-cell office:value-type="string" calcext:value-type="string">
            <text:p>/</text:p>
          </table:table-cell>
          <table:table-cell table:number-columns-repeated="3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10]" office:value-type="string" office:string-value="sud-ouest" calcext:value-type="string">
            <text:p>sud-ouest</text:p>
          </table:table-cell>
          <table:table-cell office:value-type="string" calcext:value-type="string">
            <text:p>/</text:p>
          </table:table-cell>
          <table:table-cell table:number-columns-repeated="3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11]" office:value-type="string" office:string-value="ouest" calcext:value-type="string">
            <text:p>ouest</text:p>
          </table:table-cell>
          <table:table-cell office:value-type="string" calcext:value-type="string">
            <text:p>/</text:p>
          </table:table-cell>
          <table:table-cell table:number-columns-repeated="3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12]" office:value-type="string" office:string-value="nord-ouest" calcext:value-type="string">
            <text:p>nord-ouest</text:p>
          </table:table-cell>
          <table:table-cell office:value-type="string" calcext:value-type="string">
            <text:p>/</text:p>
          </table:table-cell>
          <table:table-cell table:number-columns-repeated="3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13]" office:value-type="string" office:string-value="devant" calcext:value-type="string">
            <text:p>devant</text:p>
          </table:table-cell>
          <table:table-cell office:value-type="string" calcext:value-type="string">
            <text:p>/</text:p>
          </table:table-cell>
          <table:table-cell table:number-columns-repeated="3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14]" office:value-type="string" office:string-value="droite" calcext:value-type="string">
            <text:p>droite</text:p>
          </table:table-cell>
          <table:table-cell office:value-type="string" calcext:value-type="string">
            <text:p>/</text:p>
          </table:table-cell>
          <table:table-cell table:number-columns-repeated="3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15]" office:value-type="string" office:string-value="arrière" calcext:value-type="string">
            <text:p>arrière</text:p>
          </table:table-cell>
          <table:table-cell office:value-type="string" calcext:value-type="string">
            <text:p>/</text:p>
          </table:table-cell>
          <table:table-cell table:number-columns-repeated="3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16]" office:value-type="string" office:string-value="derrière" calcext:value-type="string">
            <text:p>derrière</text:p>
          </table:table-cell>
          <table:table-cell office:value-type="string" calcext:value-type="string">
            <text:p>/</text:p>
          </table:table-cell>
          <table:table-cell table:number-columns-repeated="3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17]" office:value-type="string" office:string-value="gauche" calcext:value-type="string">
            <text:p>gauche</text:p>
          </table:table-cell>
          <table:table-cell office:value-type="string" calcext:value-type="string">
            <text:p>/</text:p>
          </table:table-cell>
          <table:table-cell table:number-columns-repeated="3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18]" office:value-type="string" office:string-value="inventaire" calcext:value-type="string">
            <text:p>inventaire</text:p>
          </table:table-cell>
          <table:table-cell office:value-type="string" calcext:value-type="string">
            <text:p>/</text:p>
          </table:table-cell>
          <table:table-cell table:number-columns-repeated="3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19]" office:value-type="string" office:string-value="sac" calcext:value-type="string">
            <text:p>sac</text:p>
          </table:table-cell>
          <table:table-cell office:value-type="string" calcext:value-type="string">
            <text:p>/</text:p>
          </table:table-cell>
          <table:table-cell table:number-columns-repeated="3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20]" office:value-type="string" office:string-value="alentours" calcext:value-type="string">
            <text:p>alentours</text:p>
          </table:table-cell>
          <table:table-cell office:value-type="string" calcext:value-type="string">
            <text:p>/</text:p>
          </table:table-cell>
          <table:table-cell table:number-columns-repeated="3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21]" office:value-type="string" office:string-value="porte d’entrée (o)" calcext:value-type="string">
            <text:p>porte d’entrée (o)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22]" office:value-type="string" office:string-value="porte d’entrée (f)" calcext:value-type="string">
            <text:p>porte d’entrée (f)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23]" office:value-type="string" office:string-value="porte (o)(n)" calcext:value-type="string">
            <text:p>porte (o)(n)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24]" office:value-type="string" office:string-value="porte (o)(w)" calcext:value-type="string">
            <text:p>porte (o)(w)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25]" office:value-type="string" office:string-value="porte (o)(s)" calcext:value-type="string">
            <text:p>porte (o)(s)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26]" office:value-type="string" office:string-value="porte (o)(e)" calcext:value-type="string">
            <text:p>porte (o)(e)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27]" office:value-type="string" office:string-value="porte (f)(n)" calcext:value-type="string">
            <text:p>porte (f)(n)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28]" office:value-type="string" office:string-value="porte (f)(w)" calcext:value-type="string">
            <text:p>porte (f)(w)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29]" office:value-type="string" office:string-value="porte (f)(s)" calcext:value-type="string">
            <text:p>porte (f)(s)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30]" office:value-type="string" office:string-value="porte (f)(e)" calcext:value-type="string">
            <text:p>porte (f)(e)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31]" office:value-type="string" office:string-value="champignon" calcext:value-type="string">
            <text:p>champignon</text:p>
          </table:table-cell>
          <table:table-cell table:number-columns-repeated="5"/>
          <table:table-cell office:value-type="string" calcext:value-type="string">
            <text:p>5*2</text:p>
          </table:table-cell>
          <table:table-cell office:value-type="string" calcext:value-type="string">
            <text:p>10*90</text:p>
          </table:table-cell>
          <table:table-cell table:number-columns-repeated="4"/>
          <table:table-cell table:number-columns-repeated="3" office:value-type="float" office:value="20" calcext:value-type="float">
            <text:p>20</text:p>
          </table:table-cell>
          <table:table-cell table:number-columns-repeated="19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32]" office:value-type="string" office:string-value="flaque" calcext:value-type="string">
            <text:p>flaque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1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33]" office:value-type="string" office:string-value="lit" calcext:value-type="string">
            <text:p>lit</text:p>
          </table:table-cell>
          <table:table-cell table:number-columns-repeated="25"/>
          <table:table-cell table:number-columns-repeated="2" office:value-type="float" office:value="100" calcext:value-type="float">
            <text:p>100</text:p>
          </table:table-cell>
          <table:table-cell table:number-columns-repeated="6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34]" office:value-type="string" office:string-value="gourde pleine" calcext:value-type="string">
            <text:p>gourde pleine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35]" office:value-type="string" office:string-value="gourde vide" calcext:value-type="string">
            <text:p>gourde vide</text:p>
          </table:table-cell>
          <table:table-cell table:number-columns-repeated="23"/>
          <table:table-cell office:value-type="float" office:value="10" calcext:value-type="float">
            <text:p>10</text:p>
          </table:table-cell>
          <table:table-cell table:number-columns-repeated="9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36]" office:value-type="string" office:string-value="évier" calcext:value-type="string">
            <text:p>évier</text:p>
          </table:table-cell>
          <table:table-cell table:number-columns-repeated="23"/>
          <table:table-cell office:value-type="float" office:value="30" calcext:value-type="float">
            <text:p>30</text:p>
          </table:table-cell>
          <table:table-cell table:number-columns-repeated="9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37]" office:value-type="string" office:string-value="douche" calcext:value-type="string">
            <text:p>douche</text:p>
          </table:table-cell>
          <table:table-cell table:number-columns-repeated="27"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38]" office:value-type="string" office:string-value="cuvette" calcext:value-type="string">
            <text:p>cuvette</text:p>
          </table:table-cell>
          <table:table-cell table:number-columns-repeated="28"/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39]" office:value-type="string" office:string-value="lettre" calcext:value-type="string">
            <text:p>lettre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40]" office:value-type="string" office:string-value="tableau" calcext:value-type="string">
            <text:p>tableau</text:p>
          </table:table-cell>
          <table:table-cell table:number-columns-repeated="2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41]" office:value-type="string" office:string-value="arbre" calcext:value-type="string">
            <text:p>arbre</text:p>
          </table:table-cell>
          <table:table-cell table:number-columns-repeated="5"/>
          <table:table-cell office:value-type="string" calcext:value-type="string">
            <text:p>10*55</text:p>
          </table:table-cell>
          <table:table-cell office:value-type="string" calcext:value-type="string">
            <text:p>10*90</text:p>
          </table:table-cell>
          <table:table-cell table:number-columns-repeated="26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42]" office:value-type="string" office:string-value="bûche" calcext:value-type="string">
            <text:p>bûche</text:p>
          </table:table-cell>
          <table:table-cell table:number-columns-repeated="5"/>
          <table:table-cell table:style-name="ce37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6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43]" office:value-type="string" office:string-value="branche" calcext:value-type="string">
            <text:p>branche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6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44]" office:value-type="string" office:string-value="tomate pourrie" calcext:value-type="string">
            <text:p>tomate pourrie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45]" office:value-type="string" office:string-value="brocoli pourri" calcext:value-type="string">
            <text:p>brocoli pourri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46]" office:value-type="string" office:string-value="pomme pourrie" calcext:value-type="string">
            <text:p>pomme pourrie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47]" office:value-type="string" office:string-value="banane pourrie" calcext:value-type="string">
            <text:p>banane pourrie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48]" office:value-type="string" office:string-value="bouteille de lait" calcext:value-type="string">
            <text:p>bouteille de lait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49]" office:value-type="string" office:string-value="bouteille de lait périmé" calcext:value-type="string">
            <text:p>bouteille de lait périmé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50]" office:value-type="string" office:string-value="pain" calcext:value-type="string">
            <text:p>pain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51]" office:value-type="string" office:string-value="pain périmé" calcext:value-type="string">
            <text:p>pain périmé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52]" office:value-type="string" office:string-value="bouteille d’eau" calcext:value-type="string">
            <text:p>bouteille d’eau</text:p>
          </table:table-cell>
          <table:table-cell table:number-columns-repeated="23"/>
          <table:table-cell table:number-columns-repeated="2" office:value-type="float" office:value="7" calcext:value-type="float">
            <text:p>7</text:p>
          </table:table-cell>
          <table:table-cell table:number-columns-repeated="8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53]" office:value-type="string" office:string-value="carotte" calcext:value-type="string">
            <text:p>carotte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54]" office:value-type="string" office:string-value="carotte douteuse" calcext:value-type="string">
            <text:p>carotte douteuse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55]" office:value-type="string" office:string-value="conserve de viande" calcext:value-type="string">
            <text:p>conserve de viande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56]" office:value-type="string" office:string-value="conserve de tomate" calcext:value-type="string">
            <text:p>conserve de tomate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57]" office:value-type="string" office:string-value="conserve de thon" calcext:value-type="string">
            <text:p>conserve de thon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58]" office:value-type="string" office:string-value="cannette de soda" calcext:value-type="string">
            <text:p>cannette de soda</text:p>
          </table:table-cell>
          <table:table-cell table:number-columns-repeated="23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59]" office:value-type="string" office:string-value="couteau" calcext:value-type="string">
            <text:p>couteau</text:p>
          </table:table-cell>
          <table:table-cell table:number-columns-repeated="23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60]" office:value-type="string" office:string-value="serpillière" calcext:value-type="string">
            <text:p>serpillière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61]" office:value-type="string" office:string-value="pelle" calcext:value-type="string">
            <text:p>pelle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62]" office:value-type="string" office:string-value="clé" calcext:value-type="string">
            <text:p>clé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63]" office:value-type="string" office:string-value="roman" calcext:value-type="string">
            <text:p>roman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64]" office:value-type="string" office:string-value="recette" calcext:value-type="string">
            <text:p>recette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65]" office:value-type="string" office:string-value="manuel" calcext:value-type="string">
            <text:p>manuel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66]" office:value-type="string" office:string-value="journal" calcext:value-type="string">
            <text:p>journal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67]" office:value-type="string" office:string-value="magazine" calcext:value-type="string">
            <text:p>magazine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68]" office:value-type="string" office:string-value="dollar" calcext:value-type="string">
            <text:p>dollar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69]" office:value-type="string" office:string-value="lecteur mp3" calcext:value-type="string">
            <text:p>lecteur mp3</text:p>
          </table:table-cell>
          <table:table-cell table:number-columns-repeated="25"/>
          <table:table-cell table:number-columns-repeated="2"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70]" office:value-type="string" office:string-value="poupée" calcext:value-type="string">
            <text:p>poupée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71]" office:value-type="string" office:string-value="stylo" calcext:value-type="string">
            <text:p>stylo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10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72]" office:value-type="string" office:string-value="cuillère" calcext:value-type="string">
            <text:p>cuillère</text:p>
          </table:table-cell>
          <table:table-cell table:number-columns-repeated="23"/>
          <table:table-cell table:number-columns-repeated="2"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73]" office:value-type="string" office:string-value="fourchette" calcext:value-type="string">
            <text:p>fourchette</text:p>
          </table:table-cell>
          <table:table-cell table:number-columns-repeated="23"/>
          <table:table-cell table:number-columns-repeated="2"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74]" office:value-type="string" office:string-value="assiette" calcext:value-type="string">
            <text:p>assiette</text:p>
          </table:table-cell>
          <table:table-cell table:number-columns-repeated="23"/>
          <table:table-cell table:number-columns-repeated="2"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75]" office:value-type="string" office:string-value="bol" calcext:value-type="string">
            <text:p>bol</text:p>
          </table:table-cell>
          <table:table-cell table:number-columns-repeated="23"/>
          <table:table-cell table:number-columns-repeated="2"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76]" office:value-type="string" office:string-value="verre" calcext:value-type="string">
            <text:p>verre</text:p>
          </table:table-cell>
          <table:table-cell table:number-columns-repeated="23"/>
          <table:table-cell table:number-columns-repeated="2"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77]" office:value-type="string" office:string-value="éponge" calcext:value-type="string">
            <text:p>éponge</text:p>
          </table:table-cell>
          <table:table-cell table:number-columns-repeated="23"/>
          <table:table-cell office:value-type="float" office:value="10" calcext:value-type="float">
            <text:p>10</text:p>
          </table:table-cell>
          <table:table-cell table:number-columns-repeated="9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78]" office:value-type="string" office:string-value="parfum" calcext:value-type="string">
            <text:p>parfum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79]" office:value-type="string" office:string-value="canard en plastique" calcext:value-type="string">
            <text:p>canard en plastique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80]" office:value-type="string" office:string-value="serviette" calcext:value-type="string">
            <text:p>serviette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81]" office:value-type="string" office:string-value="tube de dentifrice" calcext:value-type="string">
            <text:p>tube de dentifrice</text:p>
          </table:table-cell>
          <table:table-cell table:number-columns-repeated="27"/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82]" office:value-type="string" office:string-value="brosse à dent" calcext:value-type="string">
            <text:p>brosse à dent</text:p>
          </table:table-cell>
          <table:table-cell table:number-columns-repeated="27"/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83]" office:value-type="string" office:string-value="téléviseur" calcext:value-type="string">
            <text:p>téléviseur</text:p>
          </table:table-cell>
          <table:table-cell table:number-columns-repeated="22"/>
          <table:table-cell office:value-type="float" office:value="30" calcext:value-type="float">
            <text:p>30</text:p>
          </table:table-cell>
          <table:table-cell table:number-columns-repeated="10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84]" office:value-type="string" office:string-value="table" calcext:value-type="string">
            <text:p>table</text:p>
          </table:table-cell>
          <table:table-cell table:number-columns-repeated="22"/>
          <table:table-cell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85]" office:value-type="string" office:string-value="canapé" calcext:value-type="string">
            <text:p>canapé</text:p>
          </table:table-cell>
          <table:table-cell table:number-columns-repeated="22"/>
          <table:table-cell office:value-type="float" office:value="80" calcext:value-type="float">
            <text:p>80</text:p>
          </table:table-cell>
          <table:table-cell table:number-columns-repeated="10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86]" office:value-type="string" office:string-value="horloge" calcext:value-type="string">
            <text:p>horloge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87]" office:value-type="string" office:string-value="fenêtre ouverte" calcext:value-type="string">
            <text:p>fenêtre ouverte</text:p>
          </table:table-cell>
          <table:table-cell table:number-columns-repeated="16"/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88]" office:value-type="string" office:string-value="fenêtre fermée" calcext:value-type="string">
            <text:p>fenêtre fermée</text:p>
          </table:table-cell>
          <table:table-cell table:number-columns-repeated="16"/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89]" office:value-type="string" office:string-value="téléphone" calcext:value-type="string">
            <text:p>téléphone</text:p>
          </table:table-cell>
          <table:table-cell table:number-columns-repeated="22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90]" office:value-type="string" office:string-value="ordinateur" calcext:value-type="string">
            <text:p>ordinateur</text:p>
          </table:table-cell>
          <table:table-cell table:number-columns-repeated="26"/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91]" office:value-type="string" office:string-value="radio" calcext:value-type="string">
            <text:p>radio</text:p>
          </table:table-cell>
          <table:table-cell table:number-columns-repeated="22"/>
          <table:table-cell table:number-columns-repeated="2" office:value-type="float" office:value="3" calcext:value-type="float">
            <text:p>3</text:p>
          </table:table-cell>
          <table:table-cell table:number-columns-repeated="9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92]" office:value-type="string" office:string-value="appareil photo" calcext:value-type="string">
            <text:p>appareil photo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93]" office:value-type="string" office:string-value="voiture" calcext:value-type="string">
            <text:p>voiture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94]" office:value-type="string" office:string-value="bâteau" calcext:value-type="string">
            <text:p>bâteau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95]" office:value-type="string" office:string-value="pantalon" calcext:value-type="string">
            <text:p>pantalon</text:p>
          </table:table-cell>
          <table:table-cell table:number-columns-repeated="25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96]" office:value-type="string" office:string-value="t-shirt" calcext:value-type="string">
            <text:p>t-shirt</text:p>
          </table:table-cell>
          <table:table-cell table:number-columns-repeated="25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97]" office:value-type="string" office:string-value="veste" calcext:value-type="string">
            <text:p>veste</text:p>
          </table:table-cell>
          <table:table-cell table:number-columns-repeated="25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98]" office:value-type="string" office:string-value="manteau" calcext:value-type="string">
            <text:p>manteau</text:p>
          </table:table-cell>
          <table:table-cell table:number-columns-repeated="25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99]" office:value-type="string" office:string-value="paire de chaussures" calcext:value-type="string">
            <text:p>paire de chaussures</text:p>
          </table:table-cell>
          <table:table-cell table:number-columns-repeated="25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100]" office:value-type="string" office:string-value="lunettes" calcext:value-type="string">
            <text:p>lunettes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101]" office:value-type="string" office:string-value="montre" calcext:value-type="string">
            <text:p>montre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102]" office:value-type="string" office:string-value="casque moto" calcext:value-type="string">
            <text:p>casque moto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103]" office:value-type="string" office:string-value="machine à laver" calcext:value-type="string">
            <text:p>machine à laver</text:p>
          </table:table-cell>
          <table:table-cell table:number-columns-repeated="23"/>
          <table:table-cell office:value-type="float" office:value="10" calcext:value-type="float">
            <text:p>10</text:p>
          </table:table-cell>
          <table:table-cell table:number-columns-repeated="9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104]" office:value-type="string" office:string-value="bougie" calcext:value-type="string">
            <text:p>bougie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105]" office:value-type="string" office:string-value="lampe torche (e)" calcext:value-type="string">
            <text:p>lampe torche (e)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106]" office:value-type="string" office:string-value="lampe torche (a)" calcext:value-type="string">
            <text:p>lampe torche (a)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107]" office:value-type="string" office:string-value="rouleau de scotch" calcext:value-type="string">
            <text:p>rouleau de scotch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108]" office:value-type="string" office:string-value="vise" calcext:value-type="string">
            <text:p>vise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109]" office:value-type="string" office:string-value="papier" calcext:value-type="string">
            <text:p>papier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110]" office:value-type="string" office:string-value="baie" calcext:value-type="string">
            <text:p>bai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0*1</text:p>
          </table:table-cell>
          <table:table-cell office:value-type="string" calcext:value-type="string">
            <text:p>12*2</text:p>
          </table:table-cell>
          <table:table-cell table:number-columns-repeated="26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111]" office:value-type="string" office:string-value="lavabo" calcext:value-type="string">
            <text:p>lavabo</text:p>
          </table:table-cell>
          <table:table-cell table:number-columns-repeated="27"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112]" office:value-type="string" office:string-value="boussole" calcext:value-type="string">
            <text:p>boussole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113]" office:value-type="string" office:string-value="planche" calcext:value-type="string">
            <text:p>planche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114]" office:value-type="string" office:string-value="morceau de tissu" calcext:value-type="string">
            <text:p>morceau de tissu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115]" office:value-type="string" office:string-value="paire de ciseaux" calcext:value-type="string">
            <text:p>paire de ciseaux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116]" office:value-type="string" office:string-value="dé à coudre" calcext:value-type="string">
            <text:p>dé à coudre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117]" office:value-type="string" office:string-value="fil à tricoter" calcext:value-type="string">
            <text:p>fil à tricoter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118]" office:value-type="string" office:string-value="pile" calcext:value-type="string">
            <text:p>pile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</table:table>
      <table:table table:name="Containers Appear Rates" table:style-name="ta1">
        <table:table-column table:style-name="co13" table:default-cell-style-name="ce12"/>
        <table:table-column table:style-name="co4" table:number-columns-repeated="33" table:default-cell-style-name="ce32"/>
        <table:table-column table:style-name="co4" table:number-columns-repeated="989" table:default-cell-style-name="Default"/>
        <table:table-row table:style-name="ro3">
          <table:table-cell table:style-name="ce36"/>
          <table:table-cell table:style-name="ce27" table:formula="of:=INDIRECT(CONCATENATE(&quot;Locations.A&quot;;COLUMN()) )" office:value-type="string" office:string-value="Plain" calcext:value-type="string">
            <text:p>Plain</text:p>
          </table:table-cell>
          <table:table-cell table:style-name="ce27" table:formula="of:=INDIRECT(CONCATENATE(&quot;Locations.A&quot;;COLUMN()) )" office:value-type="string" office:string-value="Field" calcext:value-type="string">
            <text:p>Field</text:p>
          </table:table-cell>
          <table:table-cell table:style-name="ce27" table:formula="of:=INDIRECT(CONCATENATE(&quot;Locations.A&quot;;COLUMN()) )" office:value-type="string" office:string-value="Clearing" calcext:value-type="string">
            <text:p>Clearing</text:p>
          </table:table-cell>
          <table:table-cell table:style-name="ce27" table:formula="of:=INDIRECT(CONCATENATE(&quot;Locations.A&quot;;COLUMN()) )" office:value-type="string" office:string-value="Hill" calcext:value-type="string">
            <text:p>Hill</text:p>
          </table:table-cell>
          <table:table-cell table:style-name="ce27" table:formula="of:=INDIRECT(CONCATENATE(&quot;Locations.A&quot;;COLUMN()) )" office:value-type="string" office:string-value="Mountain" calcext:value-type="string">
            <text:p>Mountain</text:p>
          </table:table-cell>
          <table:table-cell table:style-name="ce27" table:formula="of:=INDIRECT(CONCATENATE(&quot;Locations.A&quot;;COLUMN()) )" office:value-type="string" office:string-value="Forest" calcext:value-type="string">
            <text:p>Forest</text:p>
          </table:table-cell>
          <table:table-cell table:style-name="ce27" table:formula="of:=INDIRECT(CONCATENATE(&quot;Locations.A&quot;;COLUMN()) )" office:value-type="string" office:string-value="Woods" calcext:value-type="string">
            <text:p>Woods</text:p>
          </table:table-cell>
          <table:table-cell table:style-name="ce27" table:formula="of:=INDIRECT(CONCATENATE(&quot;Locations.A&quot;;COLUMN()) )" office:value-type="string" office:string-value="Sea" calcext:value-type="string">
            <text:p>Sea</text:p>
          </table:table-cell>
          <table:table-cell table:style-name="ce27" table:formula="of:=INDIRECT(CONCATENATE(&quot;Locations.A&quot;;COLUMN()) )" office:value-type="string" office:string-value="Lake" calcext:value-type="string">
            <text:p>Lake</text:p>
          </table:table-cell>
          <table:table-cell table:style-name="ce27" table:formula="of:=INDIRECT(CONCATENATE(&quot;Locations.A&quot;;COLUMN()) )" office:value-type="string" office:string-value="River" calcext:value-type="string">
            <text:p>River</text:p>
          </table:table-cell>
          <table:table-cell table:style-name="ce27" table:formula="of:=INDIRECT(CONCATENATE(&quot;Locations.A&quot;;COLUMN()) )" office:value-type="string" office:string-value="Beach" calcext:value-type="string">
            <text:p>Beach</text:p>
          </table:table-cell>
          <table:table-cell table:style-name="ce27" table:formula="of:=INDIRECT(CONCATENATE(&quot;Locations.A&quot;;COLUMN()) )" office:value-type="string" office:string-value="Road" calcext:value-type="string">
            <text:p>Road</text:p>
          </table:table-cell>
          <table:table-cell table:style-name="ce27" table:formula="of:=INDIRECT(CONCATENATE(&quot;Locations.A&quot;;COLUMN()) )" office:value-type="string" office:string-value="TownRoad" calcext:value-type="string">
            <text:p>TownRoad</text:p>
          </table:table-cell>
          <table:table-cell table:style-name="ce27" table:formula="of:=INDIRECT(CONCATENATE(&quot;Locations.A&quot;;COLUMN()) )" office:value-type="string" office:string-value="CoastalRoad" calcext:value-type="string">
            <text:p>CoastalRoad</text:p>
          </table:table-cell>
          <table:table-cell table:style-name="ce27" table:formula="of:=INDIRECT(CONCATENATE(&quot;Locations.A&quot;;COLUMN()) )" office:value-type="string" office:string-value="Path" calcext:value-type="string">
            <text:p>Path</text:p>
          </table:table-cell>
          <table:table-cell table:style-name="ce27" table:formula="of:=INDIRECT(CONCATENATE(&quot;Locations.A&quot;;COLUMN()) )" office:value-type="string" office:string-value="Bridge" calcext:value-type="string">
            <text:p>Bridge</text:p>
          </table:table-cell>
          <table:table-cell table:style-name="ce27" table:formula="of:=INDIRECT(CONCATENATE(&quot;Locations.A&quot;;COLUMN()) )" office:value-type="string" office:string-value="Building" calcext:value-type="string">
            <text:p>Building</text:p>
          </table:table-cell>
          <table:table-cell table:style-name="ce27" table:formula="of:=INDIRECT(CONCATENATE(&quot;Locations.A&quot;;COLUMN()) )" office:value-type="string" office:string-value="Farm" calcext:value-type="string">
            <text:p>Farm</text:p>
          </table:table-cell>
          <table:table-cell table:style-name="ce27" table:formula="of:=INDIRECT(CONCATENATE(&quot;Locations.A&quot;;COLUMN()) )" office:value-type="string" office:string-value="ForestCabin" calcext:value-type="string">
            <text:p>ForestCabin</text:p>
          </table:table-cell>
          <table:table-cell table:style-name="ce27" table:formula="of:=INDIRECT(CONCATENATE(&quot;Locations.A&quot;;COLUMN()) )" office:value-type="string" office:string-value="CountryHouse" calcext:value-type="string">
            <text:p>CountryHouse</text:p>
          </table:table-cell>
          <table:table-cell table:style-name="ce27" table:formula="of:=INDIRECT(CONCATENATE(&quot;Locations.A&quot;;COLUMN()) )" office:value-type="string" office:string-value="Hallway" calcext:value-type="string">
            <text:p>Hallway</text:p>
          </table:table-cell>
          <table:table-cell table:style-name="ce27" table:formula="of:=INDIRECT(CONCATENATE(&quot;Locations.A&quot;;COLUMN()) )" office:value-type="string" office:string-value="Stairs" calcext:value-type="string">
            <text:p>Stairs</text:p>
          </table:table-cell>
          <table:table-cell table:style-name="ce27" table:formula="of:=INDIRECT(CONCATENATE(&quot;Locations.A&quot;;COLUMN()) )" office:value-type="string" office:string-value="LivingRoom" calcext:value-type="string">
            <text:p>LivingRoom</text:p>
          </table:table-cell>
          <table:table-cell table:style-name="ce27" table:formula="of:=INDIRECT(CONCATENATE(&quot;Locations.A&quot;;COLUMN()) )" office:value-type="string" office:string-value="Kitchen" calcext:value-type="string">
            <text:p>Kitchen</text:p>
          </table:table-cell>
          <table:table-cell table:style-name="ce27" table:formula="of:=INDIRECT(CONCATENATE(&quot;Locations.A&quot;;COLUMN()) )" office:value-type="string" office:string-value="DiningRoom" calcext:value-type="string">
            <text:p>DiningRoom</text:p>
          </table:table-cell>
          <table:table-cell table:style-name="ce27" table:formula="of:=INDIRECT(CONCATENATE(&quot;Locations.A&quot;;COLUMN()) )" office:value-type="string" office:string-value="ChildBedroom" calcext:value-type="string">
            <text:p>ChildBedroom</text:p>
          </table:table-cell>
          <table:table-cell table:style-name="ce27" table:formula="of:=INDIRECT(CONCATENATE(&quot;Locations.A&quot;;COLUMN()) )" office:value-type="string" office:string-value="Bedroom" calcext:value-type="string">
            <text:p>Bedroom</text:p>
          </table:table-cell>
          <table:table-cell table:style-name="ce27" table:formula="of:=INDIRECT(CONCATENATE(&quot;Locations.A&quot;;COLUMN()) )" office:value-type="string" office:string-value="Bathroom" calcext:value-type="string">
            <text:p>Bathroom</text:p>
          </table:table-cell>
          <table:table-cell table:style-name="ce27" table:formula="of:=INDIRECT(CONCATENATE(&quot;Locations.A&quot;;COLUMN()) )" office:value-type="string" office:string-value="Toilet" calcext:value-type="string">
            <text:p>Toilet</text:p>
          </table:table-cell>
          <table:table-cell table:style-name="ce27" table:formula="of:=INDIRECT(CONCATENATE(&quot;Locations.A&quot;;COLUMN()) )" office:value-type="string" office:string-value="Attic" calcext:value-type="string">
            <text:p>Attic</text:p>
          </table:table-cell>
          <table:table-cell table:style-name="ce27" table:formula="of:=INDIRECT(CONCATENATE(&quot;Locations.A&quot;;COLUMN()) )" office:value-type="string" office:string-value="Basement" calcext:value-type="string">
            <text:p>Basement</text:p>
          </table:table-cell>
          <table:table-cell table:style-name="ce27" table:formula="of:=INDIRECT(CONCATENATE(&quot;Locations.A&quot;;COLUMN()) )" office:value-type="string" office:string-value="Cellar" calcext:value-type="string">
            <text:p>Cellar</text:p>
          </table:table-cell>
          <table:table-cell table:style-name="ce27" table:formula="of:=INDIRECT(CONCATENATE(&quot;Locations.A&quot;;COLUMN()) )" office:value-type="string" office:string-value="Office" calcext:value-type="string">
            <text:p>Office</text:p>
          </table:table-cell>
          <table:table-cell office:value-type="string" calcext:value-type="string">
            <text:p>&amp;</text:p>
          </table:table-cell>
          <table:table-cell table:number-columns-repeated="4"/>
          <table:table-cell table:style-name="ce38" table:number-columns-repeated="984"/>
        </table:table-row>
        <table:table-row table:style-name="ro3">
          <table:table-cell table:formula="of:=['Containers &amp; Verbs'.A2]" office:value-type="string" office:string-value="frigo" calcext:value-type="string">
            <text:p>frigo</text:p>
          </table:table-cell>
          <table:table-cell table:number-columns-repeated="23"/>
          <table:table-cell office:value-type="float" office:value="100" calcext:value-type="float">
            <text:p>100</text:p>
          </table:table-cell>
          <table:table-cell table:number-columns-repeated="9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Containers &amp; Verbs'.A3]" office:value-type="string" office:string-value="coffre" calcext:value-type="string">
            <text:p>coffre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4">
          <table:table-cell table:formula="of:=['Containers &amp; Verbs'.A4]" office:value-type="string" office:string-value="armoire" calcext:value-type="string">
            <text:p>armoire</text:p>
          </table:table-cell>
          <table:table-cell table:number-columns-repeated="22"/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6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Containers &amp; Verbs'.A5]" office:value-type="string" office:string-value="placard" calcext:value-type="string">
            <text:p>placard</text:p>
          </table:table-cell>
          <table:table-cell table:number-columns-repeated="22"/>
          <table:table-cell office:value-type="float" office:value="30" calcext:value-type="float">
            <text:p>30</text:p>
          </table:table-cell>
          <table:table-cell office:value-type="string" calcext:value-type="string">
            <text:p>2*40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Containers &amp; Verbs'.A6]" office:value-type="string" office:string-value="étagère" calcext:value-type="string">
            <text:p>étagère</text:p>
          </table:table-cell>
          <table:table-cell table:number-columns-repeated="22"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Containers &amp; Verbs'.A7]" office:value-type="string" office:string-value="porte monnaie" calcext:value-type="string">
            <text:p>porte monnaie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Containers &amp; Verbs'.A8]" office:value-type="string" office:string-value="boîte à outil" calcext:value-type="string">
            <text:p>boîte à outil</text:p>
          </table:table-cell>
          <table:table-cell table:number-columns-repeated="30"/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Containers &amp; Verbs'.A9]" office:value-type="string" office:string-value="armoire de toilette" calcext:value-type="string">
            <text:p>armoire de toilette</text:p>
          </table:table-cell>
          <table:table-cell table:number-columns-repeated="27"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Containers &amp; Verbs'.A10]" office:value-type="string" office:string-value="carton" calcext:value-type="string">
            <text:p>carton</text:p>
          </table:table-cell>
          <table:table-cell table:number-columns-repeated="29"/>
          <table:table-cell office:value-type="string" calcext:value-type="string">
            <text:p>5*10</text:p>
          </table:table-cell>
          <table:table-cell office:value-type="string" calcext:value-type="string">
            <text:p>5*15</text:p>
          </table:table-cell>
          <table:table-cell office:value-type="string" calcext:value-type="string">
            <text:p>5*10</text:p>
          </table:table-cell>
          <table:table-cell/>
          <table:table-cell office:value-type="string" calcext:value-type="string">
            <text:p>&amp;</text:p>
          </table:table-cell>
          <table:table-cell table:number-columns-repeated="988"/>
        </table:table-row>
      </table:table>
      <table:table table:name="Item Rates In Containers" table:style-name="ta1">
        <office:forms form:automatic-focus="false" form:apply-design-mode="false"/>
        <table:table-column table:style-name="co4" table:default-cell-style-name="ce12"/>
        <table:table-column table:style-name="co4" table:number-columns-repeated="9" table:default-cell-style-name="ce32"/>
        <table:table-column table:style-name="co4" table:number-columns-repeated="1013" table:default-cell-style-name="Default"/>
        <table:table-row table:style-name="ro3">
          <table:table-cell table:style-name="ce36"/>
          <table:table-cell table:style-name="ce27" table:formula="of:=INDIRECT(CONCATENATE(&quot;Containers &amp; Verbs.A&quot;;COLUMN()) )" office:value-type="string" office:string-value="frigo" calcext:value-type="string">
            <text:p>frigo</text:p>
          </table:table-cell>
          <table:table-cell table:style-name="ce27" table:formula="of:=INDIRECT(CONCATENATE(&quot;Containers &amp; Verbs.A&quot;;COLUMN()) )" office:value-type="string" office:string-value="coffre" calcext:value-type="string">
            <text:p>coffre</text:p>
          </table:table-cell>
          <table:table-cell table:style-name="ce27" table:formula="of:=INDIRECT(CONCATENATE(&quot;Containers &amp; Verbs.A&quot;;COLUMN()) )" office:value-type="string" office:string-value="armoire" calcext:value-type="string">
            <text:p>armoire</text:p>
          </table:table-cell>
          <table:table-cell table:style-name="ce27" table:formula="of:=INDIRECT(CONCATENATE(&quot;Containers &amp; Verbs.A&quot;;COLUMN()) )" office:value-type="string" office:string-value="placard" calcext:value-type="string">
            <text:p>placard</text:p>
          </table:table-cell>
          <table:table-cell table:style-name="ce27" table:formula="of:=INDIRECT(CONCATENATE(&quot;Containers &amp; Verbs.A&quot;;COLUMN()) )" office:value-type="string" office:string-value="étagère" calcext:value-type="string">
            <text:p>étagère</text:p>
          </table:table-cell>
          <table:table-cell table:style-name="ce27" table:formula="of:=INDIRECT(CONCATENATE(&quot;Containers &amp; Verbs.A&quot;;COLUMN()) )" office:value-type="string" office:string-value="porte monnaie" calcext:value-type="string">
            <text:p>porte monnaie</text:p>
          </table:table-cell>
          <table:table-cell table:style-name="ce27" table:formula="of:=INDIRECT(CONCATENATE(&quot;Containers &amp; Verbs.A&quot;;COLUMN()) )" office:value-type="string" office:string-value="boîte à outil" calcext:value-type="string">
            <text:p>boîte à outil</text:p>
          </table:table-cell>
          <table:table-cell table:style-name="ce27" table:formula="of:=INDIRECT(CONCATENATE(&quot;Containers &amp; Verbs.A&quot;;COLUMN()) )" office:value-type="string" office:string-value="armoire de toilette" calcext:value-type="string">
            <text:p>armoire de toilette</text:p>
          </table:table-cell>
          <table:table-cell table:style-name="ce27" table:formula="of:=INDIRECT(CONCATENATE(&quot;Containers &amp; Verbs.A&quot;;COLUMN()) )" office:value-type="string" office:string-value="carton" calcext:value-type="string">
            <text:p>carton</text:p>
          </table:table-cell>
          <table:table-cell table:number-columns-repeated="29"/>
          <table:table-cell table:style-name="ce38" table:number-columns-repeated="984"/>
        </table:table-row>
        <table:table-row table:style-name="ro3">
          <table:table-cell table:formula="of:=['Items Appear Rates'.A2]" office:value-type="string" office:string-value="verbe seul" calcext:value-type="string">
            <text:p>verbe seul</text:p>
          </table:table-cell>
          <table:table-cell table:number-columns-repeated="1022"/>
        </table:table-row>
        <table:table-row table:style-name="ro3">
          <table:table-cell table:formula="of:=['Items Appear Rates'.A3]" office:value-type="string" office:string-value="nord" calcext:value-type="string">
            <text:p>nord</text:p>
          </table:table-cell>
          <table:table-cell table:number-columns-repeated="1022"/>
        </table:table-row>
        <table:table-row table:style-name="ro3">
          <table:table-cell table:formula="of:=['Items Appear Rates'.A4]" office:value-type="string" office:string-value="nord-est" calcext:value-type="string">
            <text:p>nord-est</text:p>
          </table:table-cell>
          <table:table-cell table:number-columns-repeated="1022"/>
        </table:table-row>
        <table:table-row table:style-name="ro3">
          <table:table-cell table:formula="of:=['Items Appear Rates'.A5]" office:value-type="string" office:string-value="est" calcext:value-type="string">
            <text:p>est</text:p>
          </table:table-cell>
          <table:table-cell table:number-columns-repeated="1022"/>
        </table:table-row>
        <table:table-row table:style-name="ro3">
          <table:table-cell table:formula="of:=['Items Appear Rates'.A6]" office:value-type="string" office:string-value="sud-est" calcext:value-type="string">
            <text:p>sud-est</text:p>
          </table:table-cell>
          <table:table-cell table:number-columns-repeated="1022"/>
        </table:table-row>
        <table:table-row table:style-name="ro3">
          <table:table-cell table:formula="of:=['Items Appear Rates'.A7]" office:value-type="string" office:string-value="sud" calcext:value-type="string">
            <text:p>sud</text:p>
          </table:table-cell>
          <table:table-cell table:number-columns-repeated="1022"/>
        </table:table-row>
        <table:table-row table:style-name="ro3">
          <table:table-cell table:formula="of:=['Items Appear Rates'.A8]" office:value-type="string" office:string-value="sud-ouest" calcext:value-type="string">
            <text:p>sud-ouest</text:p>
          </table:table-cell>
          <table:table-cell table:number-columns-repeated="1022"/>
        </table:table-row>
        <table:table-row table:style-name="ro3">
          <table:table-cell table:formula="of:=['Items Appear Rates'.A9]" office:value-type="string" office:string-value="ouest" calcext:value-type="string">
            <text:p>ouest</text:p>
          </table:table-cell>
          <table:table-cell table:number-columns-repeated="1022"/>
        </table:table-row>
        <table:table-row table:style-name="ro3">
          <table:table-cell table:formula="of:=['Items Appear Rates'.A10]" office:value-type="string" office:string-value="nord-ouest" calcext:value-type="string">
            <text:p>nord-ouest</text:p>
          </table:table-cell>
          <table:table-cell table:number-columns-repeated="1022"/>
        </table:table-row>
        <table:table-row table:style-name="ro3">
          <table:table-cell table:formula="of:=['Items Appear Rates'.A11]" office:value-type="string" office:string-value="devant" calcext:value-type="string">
            <text:p>devant</text:p>
          </table:table-cell>
          <table:table-cell table:number-columns-repeated="1022"/>
        </table:table-row>
        <table:table-row table:style-name="ro3">
          <table:table-cell table:formula="of:=['Items Appear Rates'.A12]" office:value-type="string" office:string-value="droite" calcext:value-type="string">
            <text:p>droite</text:p>
          </table:table-cell>
          <table:table-cell table:number-columns-repeated="1022"/>
        </table:table-row>
        <table:table-row table:style-name="ro3">
          <table:table-cell table:formula="of:=['Items Appear Rates'.A13]" office:value-type="string" office:string-value="arrière" calcext:value-type="string">
            <text:p>arrière</text:p>
          </table:table-cell>
          <table:table-cell table:number-columns-repeated="1022"/>
        </table:table-row>
        <table:table-row table:style-name="ro3">
          <table:table-cell table:formula="of:=['Items Appear Rates'.A14]" office:value-type="string" office:string-value="derrière" calcext:value-type="string">
            <text:p>derrière</text:p>
          </table:table-cell>
          <table:table-cell table:number-columns-repeated="1022"/>
        </table:table-row>
        <table:table-row table:style-name="ro3">
          <table:table-cell table:formula="of:=['Items Appear Rates'.A15]" office:value-type="string" office:string-value="gauche" calcext:value-type="string">
            <text:p>gauche</text:p>
          </table:table-cell>
          <table:table-cell table:number-columns-repeated="1022"/>
        </table:table-row>
        <table:table-row table:style-name="ro3">
          <table:table-cell table:formula="of:=['Items Appear Rates'.A16]" office:value-type="string" office:string-value="inventaire" calcext:value-type="string">
            <text:p>inventaire</text:p>
          </table:table-cell>
          <table:table-cell table:number-columns-repeated="1022"/>
        </table:table-row>
        <table:table-row table:style-name="ro3">
          <table:table-cell table:formula="of:=['Items Appear Rates'.A17]" office:value-type="string" office:string-value="sac" calcext:value-type="string">
            <text:p>sac</text:p>
          </table:table-cell>
          <table:table-cell table:number-columns-repeated="1022"/>
        </table:table-row>
        <table:table-row table:style-name="ro3">
          <table:table-cell table:formula="of:=['Items Appear Rates'.A18]" office:value-type="string" office:string-value="alentours" calcext:value-type="string">
            <text:p>alentours</text:p>
          </table:table-cell>
          <table:table-cell table:number-columns-repeated="1022"/>
        </table:table-row>
        <table:table-row table:style-name="ro3">
          <table:table-cell table:formula="of:=['Items Appear Rates'.A19]" office:value-type="string" office:string-value="porte d’entrée (o)" calcext:value-type="string">
            <text:p>porte d’entrée (o)</text:p>
          </table:table-cell>
          <table:table-cell table:number-columns-repeated="1022"/>
        </table:table-row>
        <table:table-row table:style-name="ro3">
          <table:table-cell table:formula="of:=['Items Appear Rates'.A20]" office:value-type="string" office:string-value="porte d’entrée (f)" calcext:value-type="string">
            <text:p>porte d’entrée (f)</text:p>
          </table:table-cell>
          <table:table-cell table:number-columns-repeated="1022"/>
        </table:table-row>
        <table:table-row table:style-name="ro3">
          <table:table-cell table:formula="of:=['Items Appear Rates'.A21]" office:value-type="string" office:string-value="porte (o)(n)" calcext:value-type="string">
            <text:p>porte (o)(n)</text:p>
          </table:table-cell>
          <table:table-cell table:number-columns-repeated="1022"/>
        </table:table-row>
        <table:table-row table:style-name="ro3">
          <table:table-cell table:formula="of:=['Items Appear Rates'.A22]" office:value-type="string" office:string-value="porte (o)(w)" calcext:value-type="string">
            <text:p>porte (o)(w)</text:p>
          </table:table-cell>
          <table:table-cell table:number-columns-repeated="1022"/>
        </table:table-row>
        <table:table-row table:style-name="ro3">
          <table:table-cell table:formula="of:=['Items Appear Rates'.A23]" office:value-type="string" office:string-value="porte (o)(s)" calcext:value-type="string">
            <text:p>porte (o)(s)</text:p>
          </table:table-cell>
          <table:table-cell table:number-columns-repeated="1022"/>
        </table:table-row>
        <table:table-row table:style-name="ro3">
          <table:table-cell table:formula="of:=['Items Appear Rates'.A24]" office:value-type="string" office:string-value="porte (o)(e)" calcext:value-type="string">
            <text:p>porte (o)(e)</text:p>
          </table:table-cell>
          <table:table-cell table:number-columns-repeated="1022"/>
        </table:table-row>
        <table:table-row table:style-name="ro3">
          <table:table-cell table:formula="of:=['Items Appear Rates'.A25]" office:value-type="string" office:string-value="porte (f)(n)" calcext:value-type="string">
            <text:p>porte (f)(n)</text:p>
          </table:table-cell>
          <table:table-cell table:number-columns-repeated="1022"/>
        </table:table-row>
        <table:table-row table:style-name="ro3">
          <table:table-cell table:formula="of:=['Items Appear Rates'.A26]" office:value-type="string" office:string-value="porte (f)(w)" calcext:value-type="string">
            <text:p>porte (f)(w)</text:p>
          </table:table-cell>
          <table:table-cell table:number-columns-repeated="1022"/>
        </table:table-row>
        <table:table-row table:style-name="ro3">
          <table:table-cell table:formula="of:=['Items Appear Rates'.A27]" office:value-type="string" office:string-value="porte (f)(s)" calcext:value-type="string">
            <text:p>porte (f)(s)</text:p>
          </table:table-cell>
          <table:table-cell table:number-columns-repeated="1022"/>
        </table:table-row>
        <table:table-row table:style-name="ro3">
          <table:table-cell table:formula="of:=['Items Appear Rates'.A28]" office:value-type="string" office:string-value="porte (f)(e)" calcext:value-type="string">
            <text:p>porte (f)(e)</text:p>
          </table:table-cell>
          <table:table-cell table:number-columns-repeated="1022"/>
        </table:table-row>
        <table:table-row table:style-name="ro3">
          <table:table-cell table:formula="of:=['Items Appear Rates'.A29]" office:value-type="string" office:string-value="champignon" calcext:value-type="string">
            <text:p>champignon</text:p>
          </table:table-cell>
          <table:table-cell table:number-columns-repeated="1022"/>
        </table:table-row>
        <table:table-row table:style-name="ro3">
          <table:table-cell table:formula="of:=['Items Appear Rates'.A30]" office:value-type="string" office:string-value="flaque" calcext:value-type="string">
            <text:p>flaque</text:p>
          </table:table-cell>
          <table:table-cell table:number-columns-repeated="1022"/>
        </table:table-row>
        <table:table-row table:style-name="ro3">
          <table:table-cell table:formula="of:=['Items Appear Rates'.A31]" office:value-type="string" office:string-value="lit" calcext:value-type="string">
            <text:p>lit</text:p>
          </table:table-cell>
          <table:table-cell table:number-columns-repeated="1022"/>
        </table:table-row>
        <table:table-row table:style-name="ro3">
          <table:table-cell table:formula="of:=['Items Appear Rates'.A32]" office:value-type="string" office:string-value="gourde pleine" calcext:value-type="string">
            <text:p>gourde plei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table:formula="of:=['Items Appear Rates'.A33]" office:value-type="string" office:string-value="gourde vide" calcext:value-type="string">
            <text:p>gourde vid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table:formula="of:=['Items Appear Rates'.A34]" office:value-type="string" office:string-value="évier" calcext:value-type="string">
            <text:p>évier</text:p>
          </table:table-cell>
          <table:table-cell table:number-columns-repeated="1022"/>
        </table:table-row>
        <table:table-row table:style-name="ro3">
          <table:table-cell table:formula="of:=['Items Appear Rates'.A35]" office:value-type="string" office:string-value="douche" calcext:value-type="string">
            <text:p>douche</text:p>
          </table:table-cell>
          <table:table-cell table:number-columns-repeated="1022"/>
        </table:table-row>
        <table:table-row table:style-name="ro3">
          <table:table-cell table:formula="of:=['Items Appear Rates'.A36]" office:value-type="string" office:string-value="cuvette" calcext:value-type="string">
            <text:p>cuvette</text:p>
          </table:table-cell>
          <table:table-cell table:number-columns-repeated="1022"/>
        </table:table-row>
        <table:table-row table:style-name="ro3">
          <table:table-cell table:formula="of:=['Items Appear Rates'.A37]" office:value-type="string" office:string-value="lettre" calcext:value-type="string">
            <text:p>lettre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formula="of:=['Items Appear Rates'.A38]" office:value-type="string" office:string-value="tableau" calcext:value-type="string">
            <text:p>tableau</text:p>
          </table:table-cell>
          <table:table-cell table:number-columns-repeated="1022"/>
        </table:table-row>
        <table:table-row table:style-name="ro3">
          <table:table-cell table:formula="of:=['Items Appear Rates'.A39]" office:value-type="string" office:string-value="arbre" calcext:value-type="string">
            <text:p>arbre</text:p>
          </table:table-cell>
          <table:table-cell table:number-columns-repeated="1022"/>
        </table:table-row>
        <table:table-row table:style-name="ro3">
          <table:table-cell table:formula="of:=['Items Appear Rates'.A40]" office:value-type="string" office:string-value="bûche" calcext:value-type="string">
            <text:p>bûche</text:p>
          </table:table-cell>
          <table:table-cell table:number-columns-repeated="1022"/>
        </table:table-row>
        <table:table-row table:style-name="ro3">
          <table:table-cell table:formula="of:=['Items Appear Rates'.A41]" office:value-type="string" office:string-value="branche" calcext:value-type="string">
            <text:p>branche</text:p>
          </table:table-cell>
          <table:table-cell table:number-columns-repeated="1022"/>
        </table:table-row>
        <table:table-row table:style-name="ro3">
          <table:table-cell table:formula="of:=['Items Appear Rates'.A42]" office:value-type="string" office:string-value="tomate pourrie" calcext:value-type="string">
            <text:p>tomate pourri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table:formula="of:=['Items Appear Rates'.A43]" office:value-type="string" office:string-value="brocoli pourri" calcext:value-type="string">
            <text:p>brocoli pourr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table:formula="of:=['Items Appear Rates'.A44]" office:value-type="string" office:string-value="pomme pourrie" calcext:value-type="string">
            <text:p>pomme pourri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table:formula="of:=['Items Appear Rates'.A45]" office:value-type="string" office:string-value="banane pourrie" calcext:value-type="string">
            <text:p>banane pourrie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 table:formula="of:=['Items Appear Rates'.A46]" office:value-type="string" office:string-value="bouteille de lait" calcext:value-type="string">
            <text:p>bouteille de lait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 table:formula="of:=['Items Appear Rates'.A47]" office:value-type="string" office:string-value="bouteille de lait périmé" calcext:value-type="string">
            <text:p>bouteille de lait périmé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 table:formula="of:=['Items Appear Rates'.A48]" office:value-type="string" office:string-value="pain" calcext:value-type="string">
            <text:p>pai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table:formula="of:=['Items Appear Rates'.A49]" office:value-type="string" office:string-value="pain périmé" calcext:value-type="string">
            <text:p>pain périmé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table:formula="of:=['Items Appear Rates'.A50]" office:value-type="string" office:string-value="bouteille d’eau" calcext:value-type="string">
            <text:p>bouteille d’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 table:formula="of:=['Items Appear Rates'.A51]" office:value-type="string" office:string-value="carotte" calcext:value-type="string">
            <text:p>carotte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 table:formula="of:=['Items Appear Rates'.A52]" office:value-type="string" office:string-value="carotte douteuse" calcext:value-type="string">
            <text:p>carotte douteuse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 table:formula="of:=['Items Appear Rates'.A53]" office:value-type="string" office:string-value="conserve de viande" calcext:value-type="string">
            <text:p>conserve de viand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*4</text:p>
          </table:table-cell>
          <table:table-cell table:number-columns-repeated="1018"/>
        </table:table-row>
        <table:table-row table:style-name="ro3">
          <table:table-cell table:formula="of:=['Items Appear Rates'.A54]" office:value-type="string" office:string-value="conserve de tomate" calcext:value-type="string">
            <text:p>conserve de tomat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*4</text:p>
          </table:table-cell>
          <table:table-cell table:number-columns-repeated="1018"/>
        </table:table-row>
        <table:table-row table:style-name="ro3">
          <table:table-cell table:formula="of:=['Items Appear Rates'.A55]" office:value-type="string" office:string-value="conserve de thon" calcext:value-type="string">
            <text:p>conserve de th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*4</text:p>
          </table:table-cell>
          <table:table-cell table:number-columns-repeated="1018"/>
        </table:table-row>
        <table:table-row table:style-name="ro3">
          <table:table-cell table:formula="of:=['Items Appear Rates'.A56]" office:value-type="string" office:string-value="cannette de soda" calcext:value-type="string">
            <text:p>cannette de sod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*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formula="of:=['Items Appear Rates'.A57]" office:value-type="string" office:string-value="couteau" calcext:value-type="string">
            <text:p>couteau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formula="of:=['Items Appear Rates'.A58]" office:value-type="string" office:string-value="serpillière" calcext:value-type="string">
            <text:p>serpillièr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formula="of:=['Items Appear Rates'.A59]" office:value-type="string" office:string-value="pelle" calcext:value-type="string">
            <text:p>pell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table:formula="of:=['Items Appear Rates'.A60]" office:value-type="string" office:string-value="clé" calcext:value-type="string">
            <text:p>clé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formula="of:=['Items Appear Rates'.A61]" office:value-type="string" office:string-value="roman" calcext:value-type="string">
            <text:p>roma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6*10</text:p>
          </table:table-cell>
          <table:table-cell table:number-columns-repeated="3"/>
          <table:table-cell office:value-type="string" calcext:value-type="string">
            <text:p>5*2</text:p>
          </table:table-cell>
          <table:table-cell table:number-columns-repeated="1013"/>
        </table:table-row>
        <table:table-row table:style-name="ro3">
          <table:table-cell table:formula="of:=['Items Appear Rates'.A62]" office:value-type="string" office:string-value="recette" calcext:value-type="string">
            <text:p>recett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4*8</text:p>
          </table:table-cell>
          <table:table-cell table:number-columns-repeated="4"/>
          <table:table-cell office:value-type="string" calcext:value-type="string">
            <text:p>5*2</text:p>
          </table:table-cell>
          <table:table-cell table:number-columns-repeated="1013"/>
        </table:table-row>
        <table:table-row table:style-name="ro3">
          <table:table-cell table:formula="of:=['Items Appear Rates'.A63]" office:value-type="string" office:string-value="manuel" calcext:value-type="string">
            <text:p>manuel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6*10</text:p>
          </table:table-cell>
          <table:table-cell table:number-columns-repeated="3"/>
          <table:table-cell office:value-type="string" calcext:value-type="string">
            <text:p>5*2</text:p>
          </table:table-cell>
          <table:table-cell table:number-columns-repeated="1013"/>
        </table:table-row>
        <table:table-row table:style-name="ro3">
          <table:table-cell table:formula="of:=['Items Appear Rates'.A64]" office:value-type="string" office:string-value="journal" calcext:value-type="string">
            <text:p>journal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2*5</text:p>
          </table:table-cell>
          <table:table-cell table:number-columns-repeated="3"/>
          <table:table-cell office:value-type="string" calcext:value-type="string">
            <text:p>5*2</text:p>
          </table:table-cell>
          <table:table-cell table:number-columns-repeated="1013"/>
        </table:table-row>
        <table:table-row table:style-name="ro3">
          <table:table-cell table:formula="of:=['Items Appear Rates'.A65]" office:value-type="string" office:string-value="magazine" calcext:value-type="string">
            <text:p>magazin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2*5</text:p>
          </table:table-cell>
          <table:table-cell table:number-columns-repeated="1017"/>
        </table:table-row>
        <table:table-row table:style-name="ro3">
          <table:table-cell table:formula="of:=['Items Appear Rates'.A66]" office:value-type="string" office:string-value="dollar" calcext:value-type="string">
            <text:p>dollar</text:p>
          </table:table-cell>
          <table:table-cell/>
          <table:table-cell office:value-type="string" calcext:value-type="string">
            <text:p>10*1</text:p>
          </table:table-cell>
          <table:table-cell table:number-columns-repeated="3"/>
          <table:table-cell office:value-type="string" calcext:value-type="string">
            <text:p>100*4</text:p>
          </table:table-cell>
          <table:table-cell table:number-columns-repeated="1016"/>
        </table:table-row>
        <table:table-row table:style-name="ro3">
          <table:table-cell table:formula="of:=['Items Appear Rates'.A67]" office:value-type="string" office:string-value="lecteur mp3" calcext:value-type="string">
            <text:p>lecteur mp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formula="of:=['Items Appear Rates'.A68]" office:value-type="string" office:string-value="poupée" calcext:value-type="string">
            <text:p>poupé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formula="of:=['Items Appear Rates'.A69]" office:value-type="string" office:string-value="stylo" calcext:value-type="string">
            <text:p>stylo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formula="of:=['Items Appear Rates'.A70]" office:value-type="string" office:string-value="cuillère" calcext:value-type="string">
            <text:p>cuillè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formula="of:=['Items Appear Rates'.A71]" office:value-type="string" office:string-value="fourchette" calcext:value-type="string">
            <text:p>fourchett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formula="of:=['Items Appear Rates'.A72]" office:value-type="string" office:string-value="assiette" calcext:value-type="string">
            <text:p>assiett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formula="of:=['Items Appear Rates'.A73]" office:value-type="string" office:string-value="bol" calcext:value-type="string">
            <text:p>bol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formula="of:=['Items Appear Rates'.A74]" office:value-type="string" office:string-value="verre" calcext:value-type="string">
            <text:p>ver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formula="of:=['Items Appear Rates'.A75]" office:value-type="string" office:string-value="éponge" calcext:value-type="string">
            <text:p>épong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formula="of:=['Items Appear Rates'.A76]" office:value-type="string" office:string-value="parfum" calcext:value-type="string">
            <text:p>parfu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formula="of:=['Items Appear Rates'.A77]" office:value-type="string" office:string-value="canard en plastique" calcext:value-type="string">
            <text:p>canard en plastiqu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formula="of:=['Items Appear Rates'.A78]" office:value-type="string" office:string-value="serviette" calcext:value-type="string">
            <text:p>serviett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3*1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formula="of:=['Items Appear Rates'.A79]" office:value-type="string" office:string-value="tube de dentifrice" calcext:value-type="string">
            <text:p>tube de dentifric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formula="of:=['Items Appear Rates'.A80]" office:value-type="string" office:string-value="brosse à dent" calcext:value-type="string">
            <text:p>brosse à den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2*1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formula="of:=['Items Appear Rates'.A81]" office:value-type="string" office:string-value="téléviseur" calcext:value-type="string">
            <text:p>téléviseur</text:p>
          </table:table-cell>
          <table:table-cell table:number-columns-repeated="1022"/>
        </table:table-row>
        <table:table-row table:style-name="ro3">
          <table:table-cell table:formula="of:=['Items Appear Rates'.A82]" office:value-type="string" office:string-value="table" calcext:value-type="string">
            <text:p>table</text:p>
          </table:table-cell>
          <table:table-cell table:number-columns-repeated="1022"/>
        </table:table-row>
        <table:table-row table:style-name="ro3">
          <table:table-cell table:formula="of:=['Items Appear Rates'.A83]" office:value-type="string" office:string-value="canapé" calcext:value-type="string">
            <text:p>canapé</text:p>
          </table:table-cell>
          <table:table-cell table:number-columns-repeated="1022"/>
        </table:table-row>
        <table:table-row table:style-name="ro3">
          <table:table-cell table:formula="of:=['Items Appear Rates'.A84]" office:value-type="string" office:string-value="horloge" calcext:value-type="string">
            <text:p>horlog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formula="of:=['Items Appear Rates'.A85]" office:value-type="string" office:string-value="fenêtre ouverte" calcext:value-type="string">
            <text:p>fenêtre ouverte</text:p>
          </table:table-cell>
          <table:table-cell table:number-columns-repeated="1022"/>
        </table:table-row>
        <table:table-row table:style-name="ro3">
          <table:table-cell table:formula="of:=['Items Appear Rates'.A86]" office:value-type="string" office:string-value="fenêtre fermée" calcext:value-type="string">
            <text:p>fenêtre fermée</text:p>
          </table:table-cell>
          <table:table-cell table:number-columns-repeated="1022"/>
        </table:table-row>
        <table:table-row table:style-name="ro3">
          <table:table-cell table:formula="of:=['Items Appear Rates'.A87]" office:value-type="string" office:string-value="téléphone" calcext:value-type="string">
            <text:p>téléphone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formula="of:=['Items Appear Rates'.A88]" office:value-type="string" office:string-value="ordinateur" calcext:value-type="string">
            <text:p>ordinateur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formula="of:=['Items Appear Rates'.A89]" office:value-type="string" office:string-value="radio" calcext:value-type="string">
            <text:p>radio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formula="of:=['Items Appear Rates'.A90]" office:value-type="string" office:string-value="appareil photo" calcext:value-type="string">
            <text:p>appareil photo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formula="of:=['Items Appear Rates'.A91]" office:value-type="string" office:string-value="voiture" calcext:value-type="string">
            <text:p>voiture</text:p>
          </table:table-cell>
          <table:table-cell table:number-columns-repeated="1022"/>
        </table:table-row>
        <table:table-row table:style-name="ro3">
          <table:table-cell table:formula="of:=['Items Appear Rates'.A92]" office:value-type="string" office:string-value="bâteau" calcext:value-type="string">
            <text:p>bâteau</text:p>
          </table:table-cell>
          <table:table-cell table:number-columns-repeated="1022"/>
        </table:table-row>
        <table:table-row table:style-name="ro3">
          <table:table-cell table:formula="of:=['Items Appear Rates'.A93]" office:value-type="string" office:string-value="pantalon" calcext:value-type="string">
            <text:p>pantal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*10</text:p>
          </table:table-cell>
          <table:table-cell table:number-columns-repeated="5"/>
          <table:table-cell office:value-type="string" calcext:value-type="string">
            <text:p>2*5</text:p>
          </table:table-cell>
          <table:table-cell table:number-columns-repeated="1013"/>
        </table:table-row>
        <table:table-row table:style-name="ro3">
          <table:table-cell table:formula="of:=['Items Appear Rates'.A94]" office:value-type="string" office:string-value="t-shirt" calcext:value-type="string">
            <text:p>t-shir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*10</text:p>
          </table:table-cell>
          <table:table-cell table:number-columns-repeated="5"/>
          <table:table-cell office:value-type="string" calcext:value-type="string">
            <text:p>2*5</text:p>
          </table:table-cell>
          <table:table-cell table:number-columns-repeated="1013"/>
        </table:table-row>
        <table:table-row table:style-name="ro3">
          <table:table-cell table:formula="of:=['Items Appear Rates'.A95]" office:value-type="string" office:string-value="veste" calcext:value-type="string">
            <text:p>ves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*10</text:p>
          </table:table-cell>
          <table:table-cell table:number-columns-repeated="5"/>
          <table:table-cell office:value-type="string" calcext:value-type="string">
            <text:p>2*5</text:p>
          </table:table-cell>
          <table:table-cell table:number-columns-repeated="1013"/>
        </table:table-row>
        <table:table-row table:style-name="ro3">
          <table:table-cell table:formula="of:=['Items Appear Rates'.A96]" office:value-type="string" office:string-value="manteau" calcext:value-type="string">
            <text:p>manteau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2*5</text:p>
          </table:table-cell>
          <table:table-cell table:number-columns-repeated="1013"/>
        </table:table-row>
        <table:table-row table:style-name="ro3">
          <table:table-cell table:formula="of:=['Items Appear Rates'.A97]" office:value-type="string" office:string-value="paire de chaussures" calcext:value-type="string">
            <text:p>paire de chaussure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*5</text:p>
          </table:table-cell>
          <table:table-cell table:number-columns-repeated="5"/>
          <table:table-cell office:value-type="string" calcext:value-type="string">
            <text:p>2*5</text:p>
          </table:table-cell>
          <table:table-cell table:number-columns-repeated="1013"/>
        </table:table-row>
        <table:table-row table:style-name="ro3">
          <table:table-cell table:formula="of:=['Items Appear Rates'.A98]" office:value-type="string" office:string-value="lunettes" calcext:value-type="string">
            <text:p>lunette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2*5</text:p>
          </table:table-cell>
          <table:table-cell table:number-columns-repeated="1013"/>
        </table:table-row>
        <table:table-row table:style-name="ro3">
          <table:table-cell table:formula="of:=['Items Appear Rates'.A99]" office:value-type="string" office:string-value="montre" calcext:value-type="string">
            <text:p>mont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formula="of:=['Items Appear Rates'.A100]" office:value-type="string" office:string-value="casque moto" calcext:value-type="string">
            <text:p>casque moto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formula="of:=['Items Appear Rates'.A101]" office:value-type="string" office:string-value="machine à laver" calcext:value-type="string">
            <text:p>machine à laver</text:p>
          </table:table-cell>
          <table:table-cell table:number-columns-repeated="1022"/>
        </table:table-row>
        <table:table-row table:style-name="ro3">
          <table:table-cell table:formula="of:=['Items Appear Rates'.A102]" office:value-type="string" office:string-value="bougie" calcext:value-type="string">
            <text:p>bougie</text:p>
          </table:table-cell>
          <table:table-cell table:number-columns-repeated="1022"/>
        </table:table-row>
        <table:table-row table:style-name="ro3">
          <table:table-cell table:formula="of:=['Items Appear Rates'.A103]" office:value-type="string" office:string-value="lampe torche (e)" calcext:value-type="string">
            <text:p>lampe torche (e)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3">
          <table:table-cell table:formula="of:=['Items Appear Rates'.A104]" office:value-type="string" office:string-value="lampe torche (a)" calcext:value-type="string">
            <text:p>lampe torche (a)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3">
          <table:table-cell table:formula="of:=['Items Appear Rates'.A105]" office:value-type="string" office:string-value="rouleau de scotch" calcext:value-type="string">
            <text:p>rouleau de scotch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table:formula="of:=['Items Appear Rates'.A106]" office:value-type="string" office:string-value="vise" calcext:value-type="string">
            <text:p>vise</text:p>
          </table:table-cell>
          <table:table-cell table:number-columns-repeated="6"/>
          <table:table-cell office:value-type="string" calcext:value-type="string">
            <text:p>5*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table:formula="of:=['Items Appear Rates'.A107]" office:value-type="string" office:string-value="papier" calcext:value-type="string">
            <text:p>papier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table:formula="of:=['Items Appear Rates'.A108]" office:value-type="string" office:string-value="baie" calcext:value-type="string">
            <text:p>baie</text:p>
          </table:table-cell>
          <table:table-cell table:number-columns-repeated="1022"/>
        </table:table-row>
        <table:table-row table:style-name="ro3">
          <table:table-cell table:formula="of:=['Items Appear Rates'.A109]" office:value-type="string" office:string-value="lavabo" calcext:value-type="string">
            <text:p>lavabo</text:p>
          </table:table-cell>
          <table:table-cell table:number-columns-repeated="1022"/>
        </table:table-row>
        <table:table-row table:style-name="ro3">
          <table:table-cell table:formula="of:=['Items Appear Rates'.A110]" office:value-type="string" office:string-value="boussole" calcext:value-type="string">
            <text:p>boussol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3">
          <table:table-cell table:formula="of:=['Items Appear Rates'.A111]" office:value-type="string" office:string-value="planche" calcext:value-type="string">
            <text:p>planche</text:p>
          </table:table-cell>
          <table:table-cell table:number-columns-repeated="1022"/>
        </table:table-row>
        <table:table-row table:style-name="ro3">
          <table:table-cell table:formula="of:=['Items Appear Rates'.A112]" office:value-type="string" office:string-value="morceau de tissu" calcext:value-type="string">
            <text:p>morceau de tissu</text:p>
          </table:table-cell>
          <table:table-cell table:number-columns-repeated="1022"/>
        </table:table-row>
        <table:table-row table:style-name="ro3">
          <table:table-cell table:formula="of:=['Items Appear Rates'.A113]" office:value-type="string" office:string-value="paire de ciseaux" calcext:value-type="string">
            <text:p>paire de ciseaux</text:p>
          </table:table-cell>
          <table:table-cell table:number-columns-repeated="1022"/>
        </table:table-row>
        <table:table-row table:style-name="ro3">
          <table:table-cell table:formula="of:=['Items Appear Rates'.A114]" office:value-type="string" office:string-value="dé à coudre" calcext:value-type="string">
            <text:p>dé à coudre</text:p>
          </table:table-cell>
          <table:table-cell table:number-columns-repeated="1022"/>
        </table:table-row>
        <table:table-row table:style-name="ro3">
          <table:table-cell table:formula="of:=['Items Appear Rates'.A115]" office:value-type="string" office:string-value="fil à tricoter" calcext:value-type="string">
            <text:p>fil à tricoter</text:p>
          </table:table-cell>
          <table:table-cell table:number-columns-repeated="1022"/>
        </table:table-row>
        <table:table-row table:style-name="ro3">
          <table:table-cell table:formula="of:=['Items Appear Rates'.A116]" office:value-type="string" office:string-value="pile" calcext:value-type="string">
            <text:p>pile</text:p>
          </table:table-cell>
          <table:table-cell table:number-columns-repeated="1022"/>
        </table:table-row>
      </table:table>
      <table:table table:name="Formulas" table:style-name="ta1">
        <office:forms form:automatic-focus="false" form:apply-design-mode="false"/>
        <table:table-column table:style-name="co4" table:number-columns-repeated="3" table:default-cell-style-name="ce32"/>
        <table:table-row table:style-name="ro3">
          <table:table-cell table:style-name="ce35" office:value-type="string" calcext:value-type="string">
            <text:p>Introductions</text:p>
          </table:table-cell>
          <table:table-cell table:style-name="ce35" table:number-columns-repeated="2"/>
        </table:table-row>
        <table:table-row table:style-name="ro3" table:number-rows-repeated="10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Locations" table:style-name="ta1">
        <office:forms form:automatic-focus="false" form:apply-design-mode="false"/>
        <table:table-column table:style-name="co4" table:default-cell-style-name="ce12"/>
        <table:table-column table:style-name="co14" table:default-cell-style-name="ce32"/>
        <table:table-column table:style-name="co4" table:number-columns-repeated="4" table:default-cell-style-name="ce32"/>
        <table:table-column table:style-name="co4" table:default-cell-style-name="Default"/>
        <table:table-row table:style-name="ro3">
          <table:table-cell table:style-name="Default"/>
          <table:table-cell table:style-name="ce21" office:value-type="string" calcext:value-type="string">
            <text:p>Appelation</text:p>
          </table:table-cell>
          <table:table-cell table:style-name="ce21" office:value-type="string" calcext:value-type="string">
            <text:p>Genre</text:p>
          </table:table-cell>
          <table:table-cell table:style-name="ce21" office:value-type="string" calcext:value-type="string">
            <text:p>Loc</text:p>
          </table:table-cell>
          <table:table-cell table:style-name="ce21" office:value-type="string" calcext:value-type="string">
            <text:p>Adj Group</text:p>
          </table:table-cell>
          <table:table-cell table:style-name="ce21" office:value-type="string" calcext:value-type="string">
            <text:p>Continuation</text:p>
          </table:table-cell>
          <table:table-cell/>
        </table:table-row>
        <table:table-row table:style-name="ro3">
          <table:table-cell office:value-type="string" calcext:value-type="string">
            <text:p>Plain</text:p>
          </table:table-cell>
          <table:table-cell office:value-type="string" calcext:value-type="string">
            <text:p>Plain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3">
          <table:table-cell office:value-type="string" calcext:value-type="string">
            <text:p>Field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3">
          <table:table-cell office:value-type="string" calcext:value-type="string">
            <text:p>Clearing</text:p>
          </table:table-cell>
          <table:table-cell office:value-type="string" calcext:value-type="string">
            <text:p>Clairièr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3">
          <table:table-cell office:value-type="string" calcext:value-type="string">
            <text:p>Hill</text:p>
          </table:table-cell>
          <table:table-cell office:value-type="string" calcext:value-type="string">
            <text:p>Colin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3">
          <table:table-cell office:value-type="string" calcext:value-type="string">
            <text:p>Mountain</text:p>
          </table:table-cell>
          <table:table-cell office:value-type="string" calcext:value-type="string">
            <text:p>Montagn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3">
          <table:table-cell office:value-type="string" calcext:value-type="string">
            <text:p>Forest</text:p>
          </table:table-cell>
          <table:table-cell office:value-type="string" calcext:value-type="string">
            <text:p>Forêt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3">
          <table:table-cell office:value-type="string" calcext:value-type="string">
            <text:p>Woods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3">
          <table:table-cell office:value-type="string" calcext:value-type="string">
            <text:p>Sea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3">
          <table:table-cell office:value-type="string" calcext:value-type="string">
            <text:p>Lake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3">
          <table:table-cell office:value-type="string" calcext:value-type="string">
            <text:p>River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3">
          <table:table-cell office:value-type="string" calcext:value-type="string">
            <text:p>Beach</text:p>
          </table:table-cell>
          <table:table-cell office:value-type="string" calcext:value-type="string">
            <text:p>Plag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3">
          <table:table-cell office:value-type="string" calcext:value-type="string">
            <text:p>Road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3">
          <table:table-cell office:value-type="string" calcext:value-type="string">
            <text:p>TownRoad</text:p>
          </table:table-cell>
          <table:table-cell office:value-type="string" calcext:value-type="string">
            <text:p>Route de villag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3">
          <table:table-cell office:value-type="string" calcext:value-type="string">
            <text:p>CoastalRoad</text:p>
          </table:table-cell>
          <table:table-cell office:value-type="string" calcext:value-type="string">
            <text:p>Route Côtièr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 table:style-name="ce34"/>
        </table:table-row>
        <table:table-row table:style-name="ro3">
          <table:table-cell office:value-type="string" calcext:value-type="string">
            <text:p>Path</text:p>
          </table:table-cell>
          <table:table-cell office:value-type="string" calcext:value-type="string">
            <text:p>Chemin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3">
          <table:table-cell office:value-type="string" calcext:value-type="string">
            <text:p>Bridge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3">
          <table:table-cell office:value-type="string" calcext:value-type="string">
            <text:p>Building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3">
          <table:table-cell office:value-type="string" calcext:value-type="string">
            <text:p>Farm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3">
          <table:table-cell office:value-type="string" calcext:value-type="string">
            <text:p>ForestCabin</text:p>
          </table:table-cell>
          <table:table-cell office:value-type="string" calcext:value-type="string">
            <text:p>Caban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3">
          <table:table-cell office:value-type="string" calcext:value-type="string">
            <text:p>CountryHouse</text:p>
          </table:table-cell>
          <table:table-cell office:value-type="string" calcext:value-type="string">
            <text:p>Maison de campagn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3">
          <table:table-cell office:value-type="string" calcext:value-type="string">
            <text:p>Hallway</text:p>
          </table:table-cell>
          <table:table-cell office:value-type="string" calcext:value-type="string">
            <text:p>Couloir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3">
          <table:table-cell office:value-type="string" calcext:value-type="string">
            <text:p>Stairs</text:p>
          </table:table-cell>
          <table:table-cell office:value-type="string" calcext:value-type="string">
            <text:p>Escalier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3">
          <table:table-cell office:value-type="string" calcext:value-type="string">
            <text:p>LivingRoom</text:p>
          </table:table-cell>
          <table:table-cell office:value-type="string" calcext:value-type="string">
            <text:p>Salon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3">
          <table:table-cell office:value-type="string" calcext:value-type="string">
            <text:p>Kitchen</text:p>
          </table:table-cell>
          <table:table-cell office:value-type="string" calcext:value-type="string">
            <text:p>Cuisin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3">
          <table:table-cell office:value-type="string" calcext:value-type="string">
            <text:p>DiningRoom</text:p>
          </table:table-cell>
          <table:table-cell office:value-type="string" calcext:value-type="string">
            <text:p>Salle à manger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3">
          <table:table-cell office:value-type="string" calcext:value-type="string">
            <text:p>ChildBedroom</text:p>
          </table:table-cell>
          <table:table-cell office:value-type="string" calcext:value-type="string">
            <text:p>Chambre pour enfant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3">
          <table:table-cell office:value-type="string" calcext:value-type="string">
            <text:p>Bedroom</text:p>
          </table:table-cell>
          <table:table-cell office:value-type="string" calcext:value-type="string">
            <text:p>Chambre à coucher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3">
          <table:table-cell office:value-type="string" calcext:value-type="string">
            <text:p>Bathroom</text:p>
          </table:table-cell>
          <table:table-cell office:value-type="string" calcext:value-type="string">
            <text:p>Salle de bain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3">
          <table:table-cell office:value-type="string" calcext:value-type="string">
            <text:p>Toilet</text:p>
          </table:table-cell>
          <table:table-cell office:value-type="string" calcext:value-type="string">
            <text:p>Toilett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3">
          <table:table-cell office:value-type="string" calcext:value-type="string">
            <text:p>Attic</text:p>
          </table:table-cell>
          <table:table-cell office:value-type="string" calcext:value-type="string">
            <text:p>Grenier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3">
          <table:table-cell office:value-type="string" calcext:value-type="string">
            <text:p>Basement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3">
          <table:table-cell office:value-type="string" calcext:value-type="string">
            <text:p>Cellar</text:p>
          </table:table-cell>
          <table:table-cell office:value-type="string" calcext:value-type="string">
            <text:p>Cellier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3">
          <table:table-cell office:value-type="string" calcext:value-type="string">
            <text:p>Office</text:p>
          </table:table-cell>
          <table:table-cell office:value-type="string" calcext:value-type="string">
            <text:p>Bureau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</table:table>
      <table:table table:name="Locations_ItemPositions" table:style-name="ta1">
        <office:forms form:automatic-focus="false" form:apply-design-mode="false"/>
        <table:table-column table:style-name="co4" table:default-cell-style-name="ce12"/>
        <table:table-column table:style-name="co15" table:number-columns-repeated="6" table:default-cell-style-name="ce32"/>
        <table:table-column table:style-name="co4" table:number-columns-repeated="5" table:default-cell-style-name="ce32"/>
        <table:table-row table:style-name="ro5">
          <table:table-cell table:style-name="Default"/>
          <table:table-cell table:style-name="ce22" office:value-type="string" calcext:value-type="string">
            <text:p>Dans l’herbe</text:p>
          </table:table-cell>
          <table:table-cell table:style-name="ce22" office:value-type="string" calcext:value-type="string">
            <text:p>Au pied d’un arbre</text:p>
          </table:table-cell>
          <table:table-cell table:style-name="ce22" office:value-type="string" calcext:value-type="string">
            <text:p>près d’un buisson</text:p>
          </table:table-cell>
          <table:table-cell table:style-name="ce22" office:value-type="string" calcext:value-type="string">
            <text:p>en plein milieu du chemin</text:p>
          </table:table-cell>
          <table:table-cell table:style-name="ce22" office:value-type="string" calcext:value-type="string">
            <text:p>Au bord du chemin</text:p>
          </table:table-cell>
          <table:table-cell table:style-name="ce22" office:value-type="string" calcext:value-type="string">
            <text:p>Près du mur</text:p>
          </table:table-cell>
          <table:table-cell table:style-name="ce22" office:value-type="string" calcext:value-type="string">
            <text:p>Sur une marche</text:p>
          </table:table-cell>
          <table:table-cell table:style-name="ce22" office:value-type="string" calcext:value-type="string">
            <text:p>sur le comptoir</text:p>
          </table:table-cell>
          <table:table-cell table:style-name="ce22" office:value-type="string" calcext:value-type="string">
            <text:p>près de l’entrée</text:p>
          </table:table-cell>
          <table:table-cell table:style-name="ce22" office:value-type="string" calcext:value-type="string">
            <text:p>sur la cuvette</text:p>
          </table:table-cell>
          <table:table-cell table:style-name="ce22" office:value-type="string" calcext:value-type="string">
            <text:p>sur le lit</text:p>
          </table:table-cell>
        </table:table-row>
        <table:table-row table:style-name="ro3">
          <table:table-cell table:formula="of:=[Locations.A2]" office:value-type="string" office:string-value="Plain" calcext:value-type="string">
            <text:p>Plain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3">
          <table:table-cell table:formula="of:=[Locations.A3]" office:value-type="string" office:string-value="Field" calcext:value-type="string">
            <text:p>Field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3">
          <table:table-cell table:formula="of:=[Locations.A4]" office:value-type="string" office:string-value="Clearing" calcext:value-type="string">
            <text:p>Clearing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3">
          <table:table-cell table:formula="of:=[Locations.A5]" office:value-type="string" office:string-value="Hill" calcext:value-type="string">
            <text:p>Hill</text:p>
          </table:table-cell>
          <table:table-cell table:number-columns-repeated="11"/>
        </table:table-row>
        <table:table-row table:style-name="ro3">
          <table:table-cell table:formula="of:=[Locations.A6]" office:value-type="string" office:string-value="Mountain" calcext:value-type="string">
            <text:p>Mountain</text:p>
          </table:table-cell>
          <table:table-cell table:number-columns-repeated="11"/>
        </table:table-row>
        <table:table-row table:style-name="ro3">
          <table:table-cell table:formula="of:=[Locations.A7]" office:value-type="string" office:string-value="Forest" calcext:value-type="string">
            <text:p>Fores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Locations.A8]" office:value-type="string" office:string-value="Woods" calcext:value-type="string">
            <text:p>Wood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Locations.A9]" office:value-type="string" office:string-value="Sea" calcext:value-type="string">
            <text:p>Sea</text:p>
          </table:table-cell>
          <table:table-cell table:number-columns-repeated="11"/>
        </table:table-row>
        <table:table-row table:style-name="ro3">
          <table:table-cell table:formula="of:=[Locations.A10]" office:value-type="string" office:string-value="Lake" calcext:value-type="string">
            <text:p>Lake</text:p>
          </table:table-cell>
          <table:table-cell table:number-columns-repeated="11"/>
        </table:table-row>
        <table:table-row table:style-name="ro3">
          <table:table-cell table:formula="of:=[Locations.A11]" office:value-type="string" office:string-value="River" calcext:value-type="string">
            <text:p>River</text:p>
          </table:table-cell>
          <table:table-cell table:number-columns-repeated="11"/>
        </table:table-row>
        <table:table-row table:style-name="ro3">
          <table:table-cell table:formula="of:=[Locations.A12]" office:value-type="string" office:string-value="Beach" calcext:value-type="string">
            <text:p>Beach</text:p>
          </table:table-cell>
          <table:table-cell table:number-columns-repeated="11"/>
        </table:table-row>
        <table:table-row table:style-name="ro3">
          <table:table-cell table:formula="of:=[Locations.A13]" office:value-type="string" office:string-value="Road" calcext:value-type="string">
            <text:p>Road</text:p>
          </table:table-cell>
          <table:table-cell table:number-columns-repeated="11"/>
        </table:table-row>
        <table:table-row table:style-name="ro3">
          <table:table-cell table:formula="of:=[Locations.A14]" office:value-type="string" office:string-value="TownRoad" calcext:value-type="string">
            <text:p>TownRoad</text:p>
          </table:table-cell>
          <table:table-cell table:number-columns-repeated="11"/>
        </table:table-row>
        <table:table-row table:style-name="ro3">
          <table:table-cell table:formula="of:=[Locations.A15]" office:value-type="string" office:string-value="CoastalRoad" calcext:value-type="string">
            <text:p>CoastalRoad</text:p>
          </table:table-cell>
          <table:table-cell table:number-columns-repeated="11"/>
        </table:table-row>
        <table:table-row table:style-name="ro3">
          <table:table-cell table:formula="of:=[Locations.A16]" office:value-type="string" office:string-value="Path" calcext:value-type="string">
            <text:p>Path</text:p>
          </table:table-cell>
          <table:table-cell table:number-columns-repeated="11"/>
        </table:table-row>
        <table:table-row table:style-name="ro3">
          <table:table-cell table:formula="of:=[Locations.A17]" office:value-type="string" office:string-value="Bridge" calcext:value-type="string">
            <text:p>Bridge</text:p>
          </table:table-cell>
          <table:table-cell table:number-columns-repeated="11"/>
        </table:table-row>
        <table:table-row table:style-name="ro3">
          <table:table-cell table:formula="of:=[Locations.A18]" office:value-type="string" office:string-value="Building" calcext:value-type="string">
            <text:p>Building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Locations.A19]" office:value-type="string" office:string-value="Farm" calcext:value-type="string">
            <text:p>Farm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Locations.A20]" office:value-type="string" office:string-value="ForestCabin" calcext:value-type="string">
            <text:p>ForestCabin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Locations.A21]" office:value-type="string" office:string-value="CountryHouse" calcext:value-type="string">
            <text:p>CountryHouse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Locations.A22]" office:value-type="string" office:string-value="Hallway" calcext:value-type="string">
            <text:p>Hallway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table:formula="of:=[Locations.A23]" office:value-type="string" office:string-value="Stairs" calcext:value-type="string">
            <text:p>Stairs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table:formula="of:=[Locations.A24]" office:value-type="string" office:string-value="LivingRoom" calcext:value-type="string">
            <text:p>LivingRoo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Locations.A25]" office:value-type="string" office:string-value="Kitchen" calcext:value-type="string">
            <text:p>Kitch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Locations.A26]" office:value-type="string" office:string-value="DiningRoom" calcext:value-type="string">
            <text:p>DiningRoo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Locations.A27]" office:value-type="string" office:string-value="ChildBedroom" calcext:value-type="string">
            <text:p>ChildBedroo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 table:formula="of:=[Locations.A28]" office:value-type="string" office:string-value="Bedroom" calcext:value-type="string">
            <text:p>Bedroo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 table:formula="of:=[Locations.A29]" office:value-type="string" office:string-value="Bathroom" calcext:value-type="string">
            <text:p>Bathroo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Locations.A30]" office:value-type="string" office:string-value="Toilet" calcext:value-type="string">
            <text:p>Toile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3">
          <table:table-cell table:formula="of:=[Locations.A31]" office:value-type="string" office:string-value="Attic" calcext:value-type="string">
            <text:p>Atti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Locations.A32]" office:value-type="string" office:string-value="Basement" calcext:value-type="string">
            <text:p>Basemen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Locations.A33]" office:value-type="string" office:string-value="Cellar" calcext:value-type="string">
            <text:p>Cella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Locations.A34]" office:value-type="string" office:string-value="Office" calcext:value-type="string">
            <text:p>Offi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Items_ItemPositions" table:style-name="ta1">
        <office:forms form:automatic-focus="false" form:apply-design-mode="false"/>
        <table:table-column table:style-name="co16" table:default-cell-style-name="ce12"/>
        <table:table-column table:style-name="co4" table:number-columns-repeated="11" table:default-cell-style-name="ce32"/>
        <table:table-column table:style-name="co17" table:default-cell-style-name="ce32"/>
        <table:table-row table:style-name="ro6">
          <table:table-cell table:style-name="Default"/>
          <table:table-cell table:style-name="ce22" office:value-type="string" calcext:value-type="string">
            <text:p>Au fond de la pièce</text:p>
          </table:table-cell>
          <table:table-cell table:style-name="ce22" office:value-type="string" calcext:value-type="string">
            <text:p>Autour de vous</text:p>
          </table:table-cell>
          <table:table-cell table:style-name="ce22" office:value-type="string" calcext:value-type="string">
            <text:p>Au milieu de la pièce</text:p>
          </table:table-cell>
          <table:table-cell table:style-name="ce22" office:value-type="string" calcext:value-type="string">
            <text:p>Sur un bureau</text:p>
          </table:table-cell>
          <table:table-cell table:style-name="ce22" office:value-type="string" calcext:value-type="string">
            <text:p>Sur le mur</text:p>
          </table:table-cell>
          <table:table-cell table:style-name="ce22" office:value-type="string" calcext:value-type="string">
            <text:p>Près du mur</text:p>
          </table:table-cell>
          <table:table-cell table:style-name="ce22" office:value-type="string" calcext:value-type="string">
            <text:p>En haut d’un escalier</text:p>
          </table:table-cell>
          <table:table-cell table:style-name="ce22" office:value-type="string" calcext:value-type="string">
            <text:p>Sous le porche</text:p>
          </table:table-cell>
          <table:table-cell table:style-name="ce22" office:value-type="string" calcext:value-type="string">
            <text:p>Dans un renfoncement</text:p>
          </table:table-cell>
          <table:table-cell table:style-name="ce22" office:value-type="string" calcext:value-type="string">
            <text:p>relative</text:p>
          </table:table-cell>
          <table:table-cell table:style-name="ce22" office:value-type="string" calcext:value-type="string">
            <text:p>Sur le comptoir</text:p>
          </table:table-cell>
          <table:table-cell table:style-name="ce22" office:value-type="string" calcext:value-type="string">
            <text:p>Sur une table</text:p>
          </table:table-cell>
        </table:table-row>
        <table:table-row table:style-name="ro3">
          <table:table-cell table:formula="of:=['Items &amp; Verbs'.A4]" office:value-type="string" office:string-value="verbe seul" calcext:value-type="string">
            <text:p>verbe seul</text:p>
          </table:table-cell>
          <table:table-cell table:number-columns-repeated="12"/>
        </table:table-row>
        <table:table-row table:style-name="ro3">
          <table:table-cell table:formula="of:=['Items &amp; Verbs'.A5]" office:value-type="string" office:string-value="nord" calcext:value-type="string">
            <text:p>nord</text:p>
          </table:table-cell>
          <table:table-cell table:number-columns-repeated="12"/>
        </table:table-row>
        <table:table-row table:style-name="ro3">
          <table:table-cell table:formula="of:=['Items &amp; Verbs'.A6]" office:value-type="string" office:string-value="nord-est" calcext:value-type="string">
            <text:p>nord-est</text:p>
          </table:table-cell>
          <table:table-cell table:number-columns-repeated="12"/>
        </table:table-row>
        <table:table-row table:style-name="ro3">
          <table:table-cell table:formula="of:=['Items &amp; Verbs'.A7]" office:value-type="string" office:string-value="est" calcext:value-type="string">
            <text:p>est</text:p>
          </table:table-cell>
          <table:table-cell table:number-columns-repeated="12"/>
        </table:table-row>
        <table:table-row table:style-name="ro3">
          <table:table-cell table:formula="of:=['Items &amp; Verbs'.A8]" office:value-type="string" office:string-value="sud-est" calcext:value-type="string">
            <text:p>sud-est</text:p>
          </table:table-cell>
          <table:table-cell table:number-columns-repeated="12"/>
        </table:table-row>
        <table:table-row table:style-name="ro3">
          <table:table-cell table:formula="of:=['Items &amp; Verbs'.A9]" office:value-type="string" office:string-value="sud" calcext:value-type="string">
            <text:p>sud</text:p>
          </table:table-cell>
          <table:table-cell table:number-columns-repeated="12"/>
        </table:table-row>
        <table:table-row table:style-name="ro3">
          <table:table-cell table:formula="of:=['Items &amp; Verbs'.A10]" office:value-type="string" office:string-value="sud-ouest" calcext:value-type="string">
            <text:p>sud-ouest</text:p>
          </table:table-cell>
          <table:table-cell table:number-columns-repeated="12"/>
        </table:table-row>
        <table:table-row table:style-name="ro3">
          <table:table-cell table:formula="of:=['Items &amp; Verbs'.A11]" office:value-type="string" office:string-value="ouest" calcext:value-type="string">
            <text:p>ouest</text:p>
          </table:table-cell>
          <table:table-cell table:number-columns-repeated="12"/>
        </table:table-row>
        <table:table-row table:style-name="ro3">
          <table:table-cell table:formula="of:=['Items &amp; Verbs'.A12]" office:value-type="string" office:string-value="nord-ouest" calcext:value-type="string">
            <text:p>nord-ouest</text:p>
          </table:table-cell>
          <table:table-cell table:number-columns-repeated="12"/>
        </table:table-row>
        <table:table-row table:style-name="ro3">
          <table:table-cell table:formula="of:=['Items &amp; Verbs'.A13]" office:value-type="string" office:string-value="devant" calcext:value-type="string">
            <text:p>devant</text:p>
          </table:table-cell>
          <table:table-cell table:number-columns-repeated="12"/>
        </table:table-row>
        <table:table-row table:style-name="ro3">
          <table:table-cell table:formula="of:=['Items &amp; Verbs'.A14]" office:value-type="string" office:string-value="droite" calcext:value-type="string">
            <text:p>droite</text:p>
          </table:table-cell>
          <table:table-cell table:number-columns-repeated="12"/>
        </table:table-row>
        <table:table-row table:style-name="ro3">
          <table:table-cell table:formula="of:=['Items &amp; Verbs'.A15]" office:value-type="string" office:string-value="arrière" calcext:value-type="string">
            <text:p>arrière</text:p>
          </table:table-cell>
          <table:table-cell table:number-columns-repeated="12"/>
        </table:table-row>
        <table:table-row table:style-name="ro3">
          <table:table-cell table:formula="of:=['Items &amp; Verbs'.A16]" office:value-type="string" office:string-value="derrière" calcext:value-type="string">
            <text:p>derrière</text:p>
          </table:table-cell>
          <table:table-cell table:number-columns-repeated="12"/>
        </table:table-row>
        <table:table-row table:style-name="ro3">
          <table:table-cell table:formula="of:=['Items &amp; Verbs'.A17]" office:value-type="string" office:string-value="gauche" calcext:value-type="string">
            <text:p>gauche</text:p>
          </table:table-cell>
          <table:table-cell table:number-columns-repeated="12"/>
        </table:table-row>
        <table:table-row table:style-name="ro3">
          <table:table-cell table:formula="of:=['Items &amp; Verbs'.A18]" office:value-type="string" office:string-value="inventaire" calcext:value-type="string">
            <text:p>inventaire</text:p>
          </table:table-cell>
          <table:table-cell table:number-columns-repeated="12"/>
        </table:table-row>
        <table:table-row table:style-name="ro3">
          <table:table-cell table:formula="of:=['Items &amp; Verbs'.A19]" office:value-type="string" office:string-value="sac" calcext:value-type="string">
            <text:p>sac</text:p>
          </table:table-cell>
          <table:table-cell table:number-columns-repeated="12"/>
        </table:table-row>
        <table:table-row table:style-name="ro3">
          <table:table-cell table:formula="of:=['Items &amp; Verbs'.A20]" office:value-type="string" office:string-value="alentours" calcext:value-type="string">
            <text:p>alentours</text:p>
          </table:table-cell>
          <table:table-cell table:number-columns-repeated="12"/>
        </table:table-row>
        <table:table-row table:style-name="ro3">
          <table:table-cell table:formula="of:=['Items &amp; Verbs'.A21]" office:value-type="string" office:string-value="porte d’entrée (o)" calcext:value-type="string">
            <text:p>porte d’entrée (o)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formula="of:=['Items &amp; Verbs'.A22]" office:value-type="string" office:string-value="porte d’entrée (f)" calcext:value-type="string">
            <text:p>porte d’entrée (f)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formula="of:=['Items &amp; Verbs'.A23]" office:value-type="string" office:string-value="porte (o)(n)" calcext:value-type="string">
            <text:p>porte (o)(n)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'Items &amp; Verbs'.A24]" office:value-type="string" office:string-value="porte (o)(w)" calcext:value-type="string">
            <text:p>porte (o)(w)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'Items &amp; Verbs'.A25]" office:value-type="string" office:string-value="porte (o)(s)" calcext:value-type="string">
            <text:p>porte (o)(s)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'Items &amp; Verbs'.A26]" office:value-type="string" office:string-value="porte (o)(e)" calcext:value-type="string">
            <text:p>porte (o)(e)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'Items &amp; Verbs'.A27]" office:value-type="string" office:string-value="porte (f)(n)" calcext:value-type="string">
            <text:p>porte (f)(n)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'Items &amp; Verbs'.A28]" office:value-type="string" office:string-value="porte (f)(w)" calcext:value-type="string">
            <text:p>porte (f)(w)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'Items &amp; Verbs'.A29]" office:value-type="string" office:string-value="porte (f)(s)" calcext:value-type="string">
            <text:p>porte (f)(s)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'Items &amp; Verbs'.A30]" office:value-type="string" office:string-value="porte (f)(e)" calcext:value-type="string">
            <text:p>porte (f)(e)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'Items &amp; Verbs'.A31]" office:value-type="string" office:string-value="champignon" calcext:value-type="string">
            <text:p>champignon</text:p>
          </table:table-cell>
          <table:table-cell table:number-columns-repeated="12"/>
        </table:table-row>
        <table:table-row table:style-name="ro3">
          <table:table-cell table:formula="of:=['Items &amp; Verbs'.A32]" office:value-type="string" office:string-value="flaque" calcext:value-type="string">
            <text:p>flaque</text:p>
          </table:table-cell>
          <table:table-cell table:number-columns-repeated="12"/>
        </table:table-row>
        <table:table-row table:style-name="ro3">
          <table:table-cell table:formula="of:=['Items &amp; Verbs'.A33]" office:value-type="string" office:string-value="lit" calcext:value-type="string">
            <text:p>lit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formula="of:=['Items &amp; Verbs'.A34]" office:value-type="string" office:string-value="gourde pleine" calcext:value-type="string">
            <text:p>gourde pleine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formula="of:=['Items &amp; Verbs'.A35]" office:value-type="string" office:string-value="gourde vide" calcext:value-type="string">
            <text:p>gourde vide</text:p>
          </table:table-cell>
          <table:table-cell table:number-columns-repeated="12"/>
        </table:table-row>
        <table:table-row table:style-name="ro3">
          <table:table-cell table:formula="of:=['Items &amp; Verbs'.A36]" office:value-type="string" office:string-value="évier" calcext:value-type="string">
            <text:p>évie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3">
          <table:table-cell table:formula="of:=['Items &amp; Verbs'.A37]" office:value-type="string" office:string-value="douche" calcext:value-type="string">
            <text:p>douche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3">
          <table:table-cell table:formula="of:=['Items &amp; Verbs'.A38]" office:value-type="string" office:string-value="cuvette" calcext:value-type="string">
            <text:p>cuvette</text:p>
          </table:table-cell>
          <table:table-cell table:number-columns-repeated="12"/>
        </table:table-row>
        <table:table-row table:style-name="ro3">
          <table:table-cell table:formula="of:=['Items &amp; Verbs'.A39]" office:value-type="string" office:string-value="lettre" calcext:value-type="string">
            <text:p>lettre</text:p>
          </table:table-cell>
          <table:table-cell table:number-columns-repeated="12"/>
        </table:table-row>
        <table:table-row table:style-name="ro3">
          <table:table-cell table:formula="of:=['Items &amp; Verbs'.A40]" office:value-type="string" office:string-value="tableau" calcext:value-type="string">
            <text:p>tableau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3">
          <table:table-cell table:formula="of:=['Items &amp; Verbs'.A41]" office:value-type="string" office:string-value="arbre" calcext:value-type="string">
            <text:p>arb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3">
          <table:table-cell table:formula="of:=['Items &amp; Verbs'.A42]" office:value-type="string" office:string-value="bûche" calcext:value-type="string">
            <text:p>bûche</text:p>
          </table:table-cell>
          <table:table-cell table:number-columns-repeated="12"/>
        </table:table-row>
        <table:table-row table:style-name="ro3">
          <table:table-cell table:formula="of:=['Items &amp; Verbs'.A43]" office:value-type="string" office:string-value="branche" calcext:value-type="string">
            <text:p>branche</text:p>
          </table:table-cell>
          <table:table-cell table:number-columns-repeated="12"/>
        </table:table-row>
        <table:table-row table:style-name="ro3">
          <table:table-cell table:formula="of:=['Items &amp; Verbs'.A44]" office:value-type="string" office:string-value="tomate pourrie" calcext:value-type="string">
            <text:p>tomate pourrie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formula="of:=['Items &amp; Verbs'.A45]" office:value-type="string" office:string-value="brocoli pourri" calcext:value-type="string">
            <text:p>brocoli pourri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formula="of:=['Items &amp; Verbs'.A46]" office:value-type="string" office:string-value="pomme pourrie" calcext:value-type="string">
            <text:p>pomme pourrie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formula="of:=['Items &amp; Verbs'.A47]" office:value-type="string" office:string-value="banane pourrie" calcext:value-type="string">
            <text:p>banane pourrie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formula="of:=['Items &amp; Verbs'.A48]" office:value-type="string" office:string-value="bouteille de lait" calcext:value-type="string">
            <text:p>bouteille de lait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formula="of:=['Items &amp; Verbs'.A49]" office:value-type="string" office:string-value="bouteille de lait périmé" calcext:value-type="string">
            <text:p>bouteille de lait périmé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formula="of:=['Items &amp; Verbs'.A50]" office:value-type="string" office:string-value="pain" calcext:value-type="string">
            <text:p>pain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formula="of:=['Items &amp; Verbs'.A51]" office:value-type="string" office:string-value="pain périmé" calcext:value-type="string">
            <text:p>pain périmé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formula="of:=['Items &amp; Verbs'.A52]" office:value-type="string" office:string-value="bouteille d’eau" calcext:value-type="string">
            <text:p>bouteille d’eau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formula="of:=['Items &amp; Verbs'.A53]" office:value-type="string" office:string-value="carotte" calcext:value-type="string">
            <text:p>carotte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formula="of:=['Items &amp; Verbs'.A54]" office:value-type="string" office:string-value="carotte douteuse" calcext:value-type="string">
            <text:p>carotte douteuse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formula="of:=['Items &amp; Verbs'.A55]" office:value-type="string" office:string-value="conserve de viande" calcext:value-type="string">
            <text:p>conserve de viande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formula="of:=['Items &amp; Verbs'.A56]" office:value-type="string" office:string-value="conserve de tomate" calcext:value-type="string">
            <text:p>conserve de tomate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formula="of:=['Items &amp; Verbs'.A57]" office:value-type="string" office:string-value="conserve de thon" calcext:value-type="string">
            <text:p>conserve de thon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formula="of:=['Items &amp; Verbs'.A58]" office:value-type="string" office:string-value="cannette de soda" calcext:value-type="string">
            <text:p>cannette de soda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formula="of:=['Items &amp; Verbs'.A59]" office:value-type="string" office:string-value="couteau" calcext:value-type="string">
            <text:p>couteau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formula="of:=['Items &amp; Verbs'.A60]" office:value-type="string" office:string-value="serpillière" calcext:value-type="string">
            <text:p>serpillière</text:p>
          </table:table-cell>
          <table:table-cell table:number-columns-repeated="12"/>
        </table:table-row>
        <table:table-row table:style-name="ro3">
          <table:table-cell table:formula="of:=['Items &amp; Verbs'.A61]" office:value-type="string" office:string-value="pelle" calcext:value-type="string">
            <text:p>pelle</text:p>
          </table:table-cell>
          <table:table-cell table:number-columns-repeated="12"/>
        </table:table-row>
        <table:table-row table:style-name="ro3">
          <table:table-cell table:formula="of:=['Items &amp; Verbs'.A62]" office:value-type="string" office:string-value="clé" calcext:value-type="string">
            <text:p>clé</text:p>
          </table:table-cell>
          <table:table-cell table:number-columns-repeated="12"/>
        </table:table-row>
        <table:table-row table:style-name="ro3">
          <table:table-cell table:formula="of:=['Items &amp; Verbs'.A63]" office:value-type="string" office:string-value="roman" calcext:value-type="string">
            <text:p>roman</text:p>
          </table:table-cell>
          <table:table-cell table:number-columns-repeated="12"/>
        </table:table-row>
        <table:table-row table:style-name="ro3">
          <table:table-cell table:formula="of:=['Items &amp; Verbs'.A64]" office:value-type="string" office:string-value="recette" calcext:value-type="string">
            <text:p>recette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formula="of:=['Items &amp; Verbs'.A65]" office:value-type="string" office:string-value="manuel" calcext:value-type="string">
            <text:p>manuel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formula="of:=['Items &amp; Verbs'.A66]" office:value-type="string" office:string-value="journal" calcext:value-type="string">
            <text:p>journal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formula="of:=['Items &amp; Verbs'.A67]" office:value-type="string" office:string-value="magazine" calcext:value-type="string">
            <text:p>magazine</text:p>
          </table:table-cell>
          <table:table-cell table:number-columns-repeated="12"/>
        </table:table-row>
        <table:table-row table:style-name="ro3">
          <table:table-cell table:formula="of:=['Items &amp; Verbs'.A68]" office:value-type="string" office:string-value="dollar" calcext:value-type="string">
            <text:p>dollar</text:p>
          </table:table-cell>
          <table:table-cell table:number-columns-repeated="12"/>
        </table:table-row>
        <table:table-row table:style-name="ro3">
          <table:table-cell table:formula="of:=['Items &amp; Verbs'.A69]" office:value-type="string" office:string-value="lecteur mp3" calcext:value-type="string">
            <text:p>lecteur mp3</text:p>
          </table:table-cell>
          <table:table-cell table:number-columns-repeated="12"/>
        </table:table-row>
        <table:table-row table:style-name="ro3">
          <table:table-cell table:formula="of:=['Items &amp; Verbs'.A70]" office:value-type="string" office:string-value="poupée" calcext:value-type="string">
            <text:p>poupée</text:p>
          </table:table-cell>
          <table:table-cell table:number-columns-repeated="12"/>
        </table:table-row>
        <table:table-row table:style-name="ro3">
          <table:table-cell table:formula="of:=['Items &amp; Verbs'.A71]" office:value-type="string" office:string-value="stylo" calcext:value-type="string">
            <text:p>stylo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formula="of:=['Items &amp; Verbs'.A72]" office:value-type="string" office:string-value="cuillère" calcext:value-type="string">
            <text:p>cuillère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formula="of:=['Items &amp; Verbs'.A73]" office:value-type="string" office:string-value="fourchette" calcext:value-type="string">
            <text:p>fourchette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formula="of:=['Items &amp; Verbs'.A74]" office:value-type="string" office:string-value="assiette" calcext:value-type="string">
            <text:p>assiette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formula="of:=['Items &amp; Verbs'.A75]" office:value-type="string" office:string-value="bol" calcext:value-type="string">
            <text:p>bol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formula="of:=['Items &amp; Verbs'.A76]" office:value-type="string" office:string-value="verre" calcext:value-type="string">
            <text:p>verre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formula="of:=['Items &amp; Verbs'.A77]" office:value-type="string" office:string-value="éponge" calcext:value-type="string">
            <text:p>éponge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formula="of:=['Items &amp; Verbs'.A78]" office:value-type="string" office:string-value="parfum" calcext:value-type="string">
            <text:p>parfum</text:p>
          </table:table-cell>
          <table:table-cell table:number-columns-repeated="12"/>
        </table:table-row>
        <table:table-row table:style-name="ro3">
          <table:table-cell table:formula="of:=['Items &amp; Verbs'.A79]" office:value-type="string" office:string-value="canard en plastique" calcext:value-type="string">
            <text:p>canard en plastique</text:p>
          </table:table-cell>
          <table:table-cell table:number-columns-repeated="12"/>
        </table:table-row>
        <table:table-row table:style-name="ro3">
          <table:table-cell table:formula="of:=['Items &amp; Verbs'.A80]" office:value-type="string" office:string-value="serviette" calcext:value-type="string">
            <text:p>serviette</text:p>
          </table:table-cell>
          <table:table-cell table:number-columns-repeated="12"/>
        </table:table-row>
        <table:table-row table:style-name="ro3">
          <table:table-cell table:formula="of:=['Items &amp; Verbs'.A81]" office:value-type="string" office:string-value="tube de dentifrice" calcext:value-type="string">
            <text:p>tube de dentifrice</text:p>
          </table:table-cell>
          <table:table-cell table:number-columns-repeated="12"/>
        </table:table-row>
        <table:table-row table:style-name="ro3">
          <table:table-cell table:formula="of:=['Items &amp; Verbs'.A82]" office:value-type="string" office:string-value="brosse à dent" calcext:value-type="string">
            <text:p>brosse à dent</text:p>
          </table:table-cell>
          <table:table-cell table:number-columns-repeated="12"/>
        </table:table-row>
        <table:table-row table:style-name="ro3">
          <table:table-cell table:formula="of:=['Items &amp; Verbs'.A83]" office:value-type="string" office:string-value="téléviseur" calcext:value-type="string">
            <text:p>téléviseur</text:p>
          </table:table-cell>
          <table:table-cell table:number-columns-repeated="12"/>
        </table:table-row>
        <table:table-row table:style-name="ro3">
          <table:table-cell table:formula="of:=['Items &amp; Verbs'.A84]" office:value-type="string" office:string-value="table" calcext:value-type="string">
            <text:p>tab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table:formula="of:=['Items &amp; Verbs'.A85]" office:value-type="string" office:string-value="canapé" calcext:value-type="string">
            <text:p>canapé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table:formula="of:=['Items &amp; Verbs'.A86]" office:value-type="string" office:string-value="horloge" calcext:value-type="string">
            <text:p>horloge</text:p>
          </table:table-cell>
          <table:table-cell table:number-columns-repeated="12"/>
        </table:table-row>
        <table:table-row table:style-name="ro3">
          <table:table-cell table:formula="of:=['Items &amp; Verbs'.A87]" office:value-type="string" office:string-value="fenêtre ouverte" calcext:value-type="string">
            <text:p>fenêtre ouvert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3">
          <table:table-cell table:formula="of:=['Items &amp; Verbs'.A88]" office:value-type="string" office:string-value="fenêtre fermée" calcext:value-type="string">
            <text:p>fenêtre fermé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3">
          <table:table-cell table:formula="of:=['Items &amp; Verbs'.A89]" office:value-type="string" office:string-value="téléphone" calcext:value-type="string">
            <text:p>téléphone</text:p>
          </table:table-cell>
          <table:table-cell table:number-columns-repeated="12"/>
        </table:table-row>
        <table:table-row table:style-name="ro3">
          <table:table-cell table:formula="of:=['Items &amp; Verbs'.A90]" office:value-type="string" office:string-value="ordinateur" calcext:value-type="string">
            <text:p>ordinateu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'Items &amp; Verbs'.A91]" office:value-type="string" office:string-value="radio" calcext:value-type="string">
            <text:p>radio</text:p>
          </table:table-cell>
          <table:table-cell table:number-columns-repeated="12"/>
        </table:table-row>
        <table:table-row table:style-name="ro3">
          <table:table-cell table:formula="of:=['Items &amp; Verbs'.A92]" office:value-type="string" office:string-value="appareil photo" calcext:value-type="string">
            <text:p>appareil photo</text:p>
          </table:table-cell>
          <table:table-cell table:number-columns-repeated="12"/>
        </table:table-row>
        <table:table-row table:style-name="ro3">
          <table:table-cell table:formula="of:=['Items &amp; Verbs'.A93]" office:value-type="string" office:string-value="voiture" calcext:value-type="string">
            <text:p>voiture</text:p>
          </table:table-cell>
          <table:table-cell table:number-columns-repeated="12"/>
        </table:table-row>
        <table:table-row table:style-name="ro3">
          <table:table-cell table:formula="of:=['Items &amp; Verbs'.A94]" office:value-type="string" office:string-value="bâteau" calcext:value-type="string">
            <text:p>bâteau</text:p>
          </table:table-cell>
          <table:table-cell table:number-columns-repeated="12"/>
        </table:table-row>
        <table:table-row table:style-name="ro3">
          <table:table-cell table:formula="of:=['Items &amp; Verbs'.A95]" office:value-type="string" office:string-value="pantalon" calcext:value-type="string">
            <text:p>pantalon</text:p>
          </table:table-cell>
          <table:table-cell table:number-columns-repeated="12"/>
        </table:table-row>
        <table:table-row table:style-name="ro3">
          <table:table-cell table:formula="of:=['Items &amp; Verbs'.A96]" office:value-type="string" office:string-value="t-shirt" calcext:value-type="string">
            <text:p>t-shirt</text:p>
          </table:table-cell>
          <table:table-cell table:number-columns-repeated="12"/>
        </table:table-row>
        <table:table-row table:style-name="ro3">
          <table:table-cell table:formula="of:=['Items &amp; Verbs'.A97]" office:value-type="string" office:string-value="veste" calcext:value-type="string">
            <text:p>veste</text:p>
          </table:table-cell>
          <table:table-cell table:number-columns-repeated="12"/>
        </table:table-row>
        <table:table-row table:style-name="ro3">
          <table:table-cell table:formula="of:=['Items &amp; Verbs'.A98]" office:value-type="string" office:string-value="manteau" calcext:value-type="string">
            <text:p>manteau</text:p>
          </table:table-cell>
          <table:table-cell table:number-columns-repeated="12"/>
        </table:table-row>
        <table:table-row table:style-name="ro3">
          <table:table-cell table:formula="of:=['Items &amp; Verbs'.A99]" office:value-type="string" office:string-value="paire de chaussures" calcext:value-type="string">
            <text:p>paire de chaussures</text:p>
          </table:table-cell>
          <table:table-cell table:number-columns-repeated="12"/>
        </table:table-row>
        <table:table-row table:style-name="ro3">
          <table:table-cell table:formula="of:=['Items &amp; Verbs'.A100]" office:value-type="string" office:string-value="lunettes" calcext:value-type="string">
            <text:p>lunettes</text:p>
          </table:table-cell>
          <table:table-cell table:number-columns-repeated="12"/>
        </table:table-row>
        <table:table-row table:style-name="ro3">
          <table:table-cell table:formula="of:=['Items &amp; Verbs'.A101]" office:value-type="string" office:string-value="montre" calcext:value-type="string">
            <text:p>montre</text:p>
          </table:table-cell>
          <table:table-cell table:number-columns-repeated="12"/>
        </table:table-row>
        <table:table-row table:style-name="ro3">
          <table:table-cell table:formula="of:=['Items &amp; Verbs'.A102]" office:value-type="string" office:string-value="casque moto" calcext:value-type="string">
            <text:p>casque moto</text:p>
          </table:table-cell>
          <table:table-cell table:number-columns-repeated="12"/>
        </table:table-row>
        <table:table-row table:style-name="ro3">
          <table:table-cell table:formula="of:=['Items &amp; Verbs'.A103]" office:value-type="string" office:string-value="machine à laver" calcext:value-type="string">
            <text:p>machine à laver</text:p>
          </table:table-cell>
          <table:table-cell table:number-columns-repeated="12"/>
        </table:table-row>
        <table:table-row table:style-name="ro3">
          <table:table-cell table:formula="of:=['Items &amp; Verbs'.A104]" office:value-type="string" office:string-value="bougie" calcext:value-type="string">
            <text:p>bougie</text:p>
          </table:table-cell>
          <table:table-cell table:number-columns-repeated="12"/>
        </table:table-row>
        <table:table-row table:style-name="ro3">
          <table:table-cell table:formula="of:=['Items &amp; Verbs'.A105]" office:value-type="string" office:string-value="lampe torche (e)" calcext:value-type="string">
            <text:p>lampe torche (e)</text:p>
          </table:table-cell>
          <table:table-cell table:number-columns-repeated="12"/>
        </table:table-row>
        <table:table-row table:style-name="ro3">
          <table:table-cell table:formula="of:=['Items &amp; Verbs'.A106]" office:value-type="string" office:string-value="lampe torche (a)" calcext:value-type="string">
            <text:p>lampe torche (a)</text:p>
          </table:table-cell>
          <table:table-cell table:number-columns-repeated="12"/>
        </table:table-row>
        <table:table-row table:style-name="ro3">
          <table:table-cell table:formula="of:=['Items &amp; Verbs'.A107]" office:value-type="string" office:string-value="rouleau de scotch" calcext:value-type="string">
            <text:p>rouleau de scotch</text:p>
          </table:table-cell>
          <table:table-cell table:number-columns-repeated="12"/>
        </table:table-row>
        <table:table-row table:style-name="ro3">
          <table:table-cell table:formula="of:=['Items &amp; Verbs'.A108]" office:value-type="string" office:string-value="vise" calcext:value-type="string">
            <text:p>vise</text:p>
          </table:table-cell>
          <table:table-cell table:number-columns-repeated="12"/>
        </table:table-row>
        <table:table-row table:style-name="ro3">
          <table:table-cell table:formula="of:=['Items &amp; Verbs'.A109]" office:value-type="string" office:string-value="papier" calcext:value-type="string">
            <text:p>papier</text:p>
          </table:table-cell>
          <table:table-cell table:number-columns-repeated="12"/>
        </table:table-row>
        <table:table-row table:style-name="ro3">
          <table:table-cell table:formula="of:=['Items &amp; Verbs'.A110]" office:value-type="string" office:string-value="baie" calcext:value-type="string">
            <text:p>baie</text:p>
          </table:table-cell>
          <table:table-cell table:number-columns-repeated="12"/>
        </table:table-row>
        <table:table-row table:style-name="ro3">
          <table:table-cell table:formula="of:=['Items &amp; Verbs'.A111]" office:value-type="string" office:string-value="lavabo" calcext:value-type="string">
            <text:p>lavabo</text:p>
          </table:table-cell>
          <table:table-cell table:number-columns-repeated="12"/>
        </table:table-row>
        <table:table-row table:style-name="ro3">
          <table:table-cell table:formula="of:=['Items &amp; Verbs'.A112]" office:value-type="string" office:string-value="boussole" calcext:value-type="string">
            <text:p>boussole</text:p>
          </table:table-cell>
          <table:table-cell table:number-columns-repeated="12"/>
        </table:table-row>
        <table:table-row table:style-name="ro3">
          <table:table-cell table:formula="of:=['Items &amp; Verbs'.A113]" office:value-type="string" office:string-value="planche" calcext:value-type="string">
            <text:p>planche</text:p>
          </table:table-cell>
          <table:table-cell table:number-columns-repeated="12"/>
        </table:table-row>
        <table:table-row table:style-name="ro3">
          <table:table-cell table:formula="of:=['Items &amp; Verbs'.A114]" office:value-type="string" office:string-value="morceau de tissu" calcext:value-type="string">
            <text:p>morceau de tissu</text:p>
          </table:table-cell>
          <table:table-cell table:number-columns-repeated="12"/>
        </table:table-row>
        <table:table-row table:style-name="ro3">
          <table:table-cell table:formula="of:=['Items &amp; Verbs'.A115]" office:value-type="string" office:string-value="paire de ciseaux" calcext:value-type="string">
            <text:p>paire de ciseaux</text:p>
          </table:table-cell>
          <table:table-cell table:number-columns-repeated="12"/>
        </table:table-row>
        <table:table-row table:style-name="ro3">
          <table:table-cell table:formula="of:=['Items &amp; Verbs'.A116]" office:value-type="string" office:string-value="dé à coudre" calcext:value-type="string">
            <text:p>dé à coudre</text:p>
          </table:table-cell>
          <table:table-cell table:number-columns-repeated="12"/>
        </table:table-row>
        <table:table-row table:style-name="ro3">
          <table:table-cell table:formula="of:=['Items &amp; Verbs'.A117]" office:value-type="string" office:string-value="fil à tricoter" calcext:value-type="string">
            <text:p>fil à tricoter</text:p>
          </table:table-cell>
          <table:table-cell table:number-columns-repeated="12"/>
        </table:table-row>
        <table:table-row table:style-name="ro3">
          <table:table-cell table:formula="of:=['Items &amp; Verbs'.A118]" office:value-type="string" office:string-value="pile" calcext:value-type="string">
            <text:p>pile</text:p>
          </table:table-cell>
          <table:table-cell table:number-columns-repeated="12"/>
        </table:table-row>
        <table:table-row table:style-name="ro3">
          <table:table-cell table:style-name="ce41" table:formula="of:=['Containers &amp; Verbs'.A2]" office:value-type="string" office:string-value="frigo" calcext:value-type="string">
            <text:p>frigo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3">
          <table:table-cell table:style-name="ce41" table:formula="of:=['Containers &amp; Verbs'.A3]" office:value-type="string" office:string-value="coffre" calcext:value-type="string">
            <text:p>coffr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style-name="ce41" table:formula="of:=['Containers &amp; Verbs'.A4]" office:value-type="string" office:string-value="armoire" calcext:value-type="string">
            <text:p>armoir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style-name="ce41" table:formula="of:=['Containers &amp; Verbs'.A5]" office:value-type="string" office:string-value="placard" calcext:value-type="string">
            <text:p>placar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style-name="ce41" table:formula="of:=['Containers &amp; Verbs'.A6]" office:value-type="string" office:string-value="étagère" calcext:value-type="string">
            <text:p>étagè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style-name="ce41" table:formula="of:=['Containers &amp; Verbs'.A7]" office:value-type="string" office:string-value="porte monnaie" calcext:value-type="string">
            <text:p>porte monnaie</text:p>
          </table:table-cell>
          <table:table-cell table:number-columns-repeated="12"/>
        </table:table-row>
        <table:table-row table:style-name="ro3">
          <table:table-cell table:style-name="ce41" table:formula="of:=['Containers &amp; Verbs'.A8]" office:value-type="string" office:string-value="boîte à outil" calcext:value-type="string">
            <text:p>boîte à outil</text:p>
          </table:table-cell>
          <table:table-cell table:number-columns-repeated="12"/>
        </table:table-row>
        <table:table-row table:style-name="ro3">
          <table:table-cell table:style-name="ce41" table:formula="of:=['Containers &amp; Verbs'.A9]" office:value-type="string" office:string-value="armoire de toilette" calcext:value-type="string">
            <text:p>armoire de toilett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3">
          <table:table-cell table:style-name="ce41" table:formula="of:=['Containers &amp; Verbs'.A10]" office:value-type="string" office:string-value="carton" calcext:value-type="string">
            <text:p>carto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Adjectives" table:style-name="ta1">
        <office:forms form:automatic-focus="false" form:apply-design-mode="false"/>
        <table:table-column table:style-name="co18" table:default-cell-style-name="Default"/>
        <table:table-column table:style-name="co4" table:default-cell-style-name="Default"/>
        <table:table-column table:style-name="co4" table:default-cell-style-name="ce32"/>
        <table:table-row table:style-name="ro3">
          <table:table-cell table:style-name="ce21" office:value-type="string" calcext:value-type="string">
            <text:p>Adjectives</text:p>
          </table:table-cell>
          <table:table-cell table:style-name="ce21"/>
          <table:table-cell table:style-name="Default"/>
        </table:table-row>
        <table:table-row table:style-name="ro7">
          <table:table-cell table:style-name="ce21" office:value-type="string" calcext:value-type="string">
            <text:p>Forestier</text:p>
          </table:table-cell>
          <table:table-cell table:style-name="ce21" office:value-type="string" calcext:value-type="string">
            <text:p>Urbain</text:p>
          </table:table-cell>
          <table:table-cell table:style-name="ce21" office:value-type="string" calcext:value-type="string">
            <text:p>Objets</text:p>
          </table:table-cell>
        </table:table-row>
        <table:table-row table:style-name="ro3">
          <table:table-cell table:style-name="ce32" office:value-type="string" calcext:value-type="string">
            <text:p>obscur</text:p>
          </table:table-cell>
          <table:table-cell table:style-name="ce32" office:value-type="string" calcext:value-type="string">
            <text:p>abandonné</text:p>
          </table:table-cell>
          <table:table-cell office:value-type="string" calcext:value-type="string">
            <text:p>(petit</text:p>
          </table:table-cell>
        </table:table-row>
        <table:table-row table:style-name="ro3">
          <table:table-cell table:style-name="ce32" office:value-type="string" calcext:value-type="string">
            <text:p>oppressant</text:p>
          </table:table-cell>
          <table:table-cell table:style-name="ce32" office:value-type="string" calcext:value-type="string">
            <text:p>délabré</text:p>
          </table:table-cell>
          <table:table-cell office:value-type="string" calcext:value-type="string">
            <text:p>(grande</text:p>
          </table:table-cell>
        </table:table-row>
        <table:table-row table:style-name="ro3">
          <table:table-cell table:style-name="ce32" office:value-type="string" calcext:value-type="string">
            <text:p>sinistre</text:p>
          </table:table-cell>
          <table:table-cell table:style-name="ce32" office:value-type="string" calcext:value-type="string">
            <text:p>désolé</text:p>
          </table:table-cell>
          <table:table-cell office:value-type="string" calcext:value-type="string">
            <text:p>usé</text:p>
          </table:table-cell>
        </table:table-row>
        <table:table-row table:style-name="ro3">
          <table:table-cell table:style-name="ce32" office:value-type="string" calcext:value-type="string">
            <text:p>verdoyant</text:p>
          </table:table-cell>
          <table:table-cell table:style-name="ce32" office:value-type="string" calcext:value-type="string">
            <text:p>sinistre</text:p>
          </table:table-cell>
          <table:table-cell office:value-type="string" calcext:value-type="string">
            <text:p>sale</text:p>
          </table:table-cell>
        </table:table-row>
        <table:table-row table:style-name="ro3">
          <table:table-cell table:style-name="ce32" office:value-type="string" calcext:value-type="string">
            <text:p>calciné</text:p>
          </table:table-cell>
          <table:table-cell table:style-name="ce32" office:value-type="string" calcext:value-type="string">
            <text:p>sordide</text:p>
          </table:table-cell>
          <table:table-cell office:value-type="string" calcext:value-type="string">
            <text:p>(vieux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bleu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orange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vert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ouge</text:p>
          </table:table-cell>
        </table:table-row>
        <table:table-row table:style-name="ro3" table:number-rows-repeated="27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Craft" table:style-name="ta1">
        <office:forms form:automatic-focus="false" form:apply-design-mode="false"/>
        <table:table-column table:style-name="co11" table:default-cell-style-name="ce12"/>
        <table:table-column table:style-name="co19" table:default-cell-style-name="ce32"/>
        <table:table-column table:style-name="co20" table:default-cell-style-name="ce32"/>
        <table:table-column table:style-name="co4" table:number-columns-repeated="989" table:default-cell-style-name="Default"/>
        <table:table-row table:style-name="ro3">
          <table:table-cell table:style-name="ce36"/>
          <table:table-cell table:style-name="ce27" office:value-type="string" calcext:value-type="string">
            <text:p>Outils</text:p>
          </table:table-cell>
          <table:table-cell table:style-name="ce27" office:value-type="string" calcext:value-type="string">
            <text:p>Objets</text:p>
          </table:table-cell>
          <table:table-cell office:value-type="string" calcext:value-type="string">
            <text:p>&amp;</text:p>
          </table:table-cell>
          <table:table-cell table:number-columns-repeated="4"/>
          <table:table-cell table:style-name="ce38" table:number-columns-repeated="984"/>
        </table:table-row>
        <table:table-row table:style-name="ro8">
          <table:table-cell table:formula="of:=['Items Appear Rates'.A2]" office:value-type="string" office:string-value="verbe seul" calcext:value-type="string">
            <text:p>verbe seul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8">
          <table:table-cell table:formula="of:=['Items Appear Rates'.A3]" office:value-type="string" office:string-value="nord" calcext:value-type="string">
            <text:p>nord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8">
          <table:table-cell table:formula="of:=['Items Appear Rates'.A4]" office:value-type="string" office:string-value="nord-est" calcext:value-type="string">
            <text:p>nord-est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5]" office:value-type="string" office:string-value="est" calcext:value-type="string">
            <text:p>est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6]" office:value-type="string" office:string-value="sud-est" calcext:value-type="string">
            <text:p>sud-est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7]" office:value-type="string" office:string-value="sud" calcext:value-type="string">
            <text:p>sud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8]" office:value-type="string" office:string-value="sud-ouest" calcext:value-type="string">
            <text:p>sud-ouest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9]" office:value-type="string" office:string-value="ouest" calcext:value-type="string">
            <text:p>ouest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10]" office:value-type="string" office:string-value="nord-ouest" calcext:value-type="string">
            <text:p>nord-ouest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11]" office:value-type="string" office:string-value="devant" calcext:value-type="string">
            <text:p>devant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12]" office:value-type="string" office:string-value="droite" calcext:value-type="string">
            <text:p>droit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13]" office:value-type="string" office:string-value="arrière" calcext:value-type="string">
            <text:p>arrièr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14]" office:value-type="string" office:string-value="derrière" calcext:value-type="string">
            <text:p>derrièr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15]" office:value-type="string" office:string-value="gauche" calcext:value-type="string">
            <text:p>gauch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16]" office:value-type="string" office:string-value="inventaire" calcext:value-type="string">
            <text:p>inventair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17]" office:value-type="string" office:string-value="sac" calcext:value-type="string">
            <text:p>sac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18]" office:value-type="string" office:string-value="alentours" calcext:value-type="string">
            <text:p>alentours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19]" office:value-type="string" office:string-value="porte d’entrée (o)" calcext:value-type="string">
            <text:p>porte d’entrée (o)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20]" office:value-type="string" office:string-value="porte d’entrée (f)" calcext:value-type="string">
            <text:p>porte d’entrée (f)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21]" office:value-type="string" office:string-value="porte (o)(n)" calcext:value-type="string">
            <text:p>porte (o)(n)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22]" office:value-type="string" office:string-value="porte (o)(w)" calcext:value-type="string">
            <text:p>porte (o)(w)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23]" office:value-type="string" office:string-value="porte (o)(s)" calcext:value-type="string">
            <text:p>porte (o)(s)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24]" office:value-type="string" office:string-value="porte (o)(e)" calcext:value-type="string">
            <text:p>porte (o)(e)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25]" office:value-type="string" office:string-value="porte (f)(n)" calcext:value-type="string">
            <text:p>porte (f)(n)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26]" office:value-type="string" office:string-value="porte (f)(w)" calcext:value-type="string">
            <text:p>porte (f)(w)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27]" office:value-type="string" office:string-value="porte (f)(s)" calcext:value-type="string">
            <text:p>porte (f)(s)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28]" office:value-type="string" office:string-value="porte (f)(e)" calcext:value-type="string">
            <text:p>porte (f)(e)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29]" office:value-type="string" office:string-value="champignon" calcext:value-type="string">
            <text:p>champignon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30]" office:value-type="string" office:string-value="flaque" calcext:value-type="string">
            <text:p>flaqu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31]" office:value-type="string" office:string-value="lit" calcext:value-type="string">
            <text:p>lit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32]" office:value-type="string" office:string-value="gourde pleine" calcext:value-type="string">
            <text:p>gourde plein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33]" office:value-type="string" office:string-value="gourde vide" calcext:value-type="string">
            <text:p>gourde vid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34]" office:value-type="string" office:string-value="évier" calcext:value-type="string">
            <text:p>évier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35]" office:value-type="string" office:string-value="douche" calcext:value-type="string">
            <text:p>douch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36]" office:value-type="string" office:string-value="cuvette" calcext:value-type="string">
            <text:p>cuvett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37]" office:value-type="string" office:string-value="lettre" calcext:value-type="string">
            <text:p>lettr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38]" office:value-type="string" office:string-value="tableau" calcext:value-type="string">
            <text:p>tableau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39]" office:value-type="string" office:string-value="arbre" calcext:value-type="string">
            <text:p>arbr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40]" office:value-type="string" office:string-value="bûche" calcext:value-type="string">
            <text:p>bûch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41]" office:value-type="string" office:string-value="branche" calcext:value-type="string">
            <text:p>branch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42]" office:value-type="string" office:string-value="tomate pourrie" calcext:value-type="string">
            <text:p>tomate pourri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43]" office:value-type="string" office:string-value="brocoli pourri" calcext:value-type="string">
            <text:p>brocoli pourri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44]" office:value-type="string" office:string-value="pomme pourrie" calcext:value-type="string">
            <text:p>pomme pourri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45]" office:value-type="string" office:string-value="banane pourrie" calcext:value-type="string">
            <text:p>banane pourri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46]" office:value-type="string" office:string-value="bouteille de lait" calcext:value-type="string">
            <text:p>bouteille de lait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47]" office:value-type="string" office:string-value="bouteille de lait périmé" calcext:value-type="string">
            <text:p>bouteille de lait périmé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48]" office:value-type="string" office:string-value="pain" calcext:value-type="string">
            <text:p>pain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49]" office:value-type="string" office:string-value="pain périmé" calcext:value-type="string">
            <text:p>pain périmé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50]" office:value-type="string" office:string-value="bouteille d’eau" calcext:value-type="string">
            <text:p>bouteille d’eau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51]" office:value-type="string" office:string-value="carotte" calcext:value-type="string">
            <text:p>carott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52]" office:value-type="string" office:string-value="carotte douteuse" calcext:value-type="string">
            <text:p>carotte douteus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53]" office:value-type="string" office:string-value="conserve de viande" calcext:value-type="string">
            <text:p>conserve de viand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54]" office:value-type="string" office:string-value="conserve de tomate" calcext:value-type="string">
            <text:p>conserve de tomat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55]" office:value-type="string" office:string-value="conserve de thon" calcext:value-type="string">
            <text:p>conserve de thon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56]" office:value-type="string" office:string-value="cannette de soda" calcext:value-type="string">
            <text:p>cannette de soda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57]" office:value-type="string" office:string-value="couteau" calcext:value-type="string">
            <text:p>couteau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58]" office:value-type="string" office:string-value="serpillière" calcext:value-type="string">
            <text:p>serpillièr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59]" office:value-type="string" office:string-value="pelle" calcext:value-type="string">
            <text:p>pell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60]" office:value-type="string" office:string-value="clé" calcext:value-type="string">
            <text:p>clé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61]" office:value-type="string" office:string-value="roman" calcext:value-type="string">
            <text:p>roman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62]" office:value-type="string" office:string-value="recette" calcext:value-type="string">
            <text:p>recett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63]" office:value-type="string" office:string-value="manuel" calcext:value-type="string">
            <text:p>manuel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64]" office:value-type="string" office:string-value="journal" calcext:value-type="string">
            <text:p>journal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65]" office:value-type="string" office:string-value="magazine" calcext:value-type="string">
            <text:p>magazin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66]" office:value-type="string" office:string-value="dollar" calcext:value-type="string">
            <text:p>dollar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67]" office:value-type="string" office:string-value="lecteur mp3" calcext:value-type="string">
            <text:p>lecteur mp3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68]" office:value-type="string" office:string-value="poupée" calcext:value-type="string">
            <text:p>poupé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69]" office:value-type="string" office:string-value="stylo" calcext:value-type="string">
            <text:p>stylo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70]" office:value-type="string" office:string-value="cuillère" calcext:value-type="string">
            <text:p>cuillèr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71]" office:value-type="string" office:string-value="fourchette" calcext:value-type="string">
            <text:p>fourchett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72]" office:value-type="string" office:string-value="assiette" calcext:value-type="string">
            <text:p>assiett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73]" office:value-type="string" office:string-value="bol" calcext:value-type="string">
            <text:p>bol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74]" office:value-type="string" office:string-value="verre" calcext:value-type="string">
            <text:p>verr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75]" office:value-type="string" office:string-value="éponge" calcext:value-type="string">
            <text:p>épong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76]" office:value-type="string" office:string-value="parfum" calcext:value-type="string">
            <text:p>parfum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77]" office:value-type="string" office:string-value="canard en plastique" calcext:value-type="string">
            <text:p>canard en plastiqu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78]" office:value-type="string" office:string-value="serviette" calcext:value-type="string">
            <text:p>serviett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79]" office:value-type="string" office:string-value="tube de dentifrice" calcext:value-type="string">
            <text:p>tube de dentifric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80]" office:value-type="string" office:string-value="brosse à dent" calcext:value-type="string">
            <text:p>brosse à dent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81]" office:value-type="string" office:string-value="téléviseur" calcext:value-type="string">
            <text:p>téléviseur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82]" office:value-type="string" office:string-value="table" calcext:value-type="string">
            <text:p>tabl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83]" office:value-type="string" office:string-value="canapé" calcext:value-type="string">
            <text:p>canapé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84]" office:value-type="string" office:string-value="horloge" calcext:value-type="string">
            <text:p>horloge</text:p>
          </table:table-cell>
          <table:table-cell office:value-type="string" calcext:value-type="string">
            <text:p>cannette de soda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85]" office:value-type="string" office:string-value="fenêtre ouverte" calcext:value-type="string">
            <text:p>fenêtre ouvert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86]" office:value-type="string" office:string-value="fenêtre fermée" calcext:value-type="string">
            <text:p>fenêtre fermé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87]" office:value-type="string" office:string-value="téléphone" calcext:value-type="string">
            <text:p>téléphon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88]" office:value-type="string" office:string-value="ordinateur" calcext:value-type="string">
            <text:p>ordinateur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89]" office:value-type="string" office:string-value="radio" calcext:value-type="string">
            <text:p>radio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90]" office:value-type="string" office:string-value="appareil photo" calcext:value-type="string">
            <text:p>appareil photo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91]" office:value-type="string" office:string-value="voiture" calcext:value-type="string">
            <text:p>voitur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92]" office:value-type="string" office:string-value="bâteau" calcext:value-type="string">
            <text:p>bâteau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9">
          <table:table-cell table:formula="of:=['Items Appear Rates'.A93]" office:value-type="string" office:string-value="pantalon" calcext:value-type="string">
            <text:p>pantalon</text:p>
          </table:table-cell>
          <table:table-cell office:value-type="string" calcext:value-type="string">
            <text:p>paire de ciseaux</text:p>
            <text:p>dé à coudre</text:p>
          </table:table-cell>
          <table:table-cell office:value-type="string" calcext:value-type="string">
            <text:p>morceau de tissu, 2</text:p>
            <text:p>fil à tricoter</text:p>
          </table:table-cell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94]" office:value-type="string" office:string-value="t-shirt" calcext:value-type="string">
            <text:p>t-shirt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95]" office:value-type="string" office:string-value="veste" calcext:value-type="string">
            <text:p>vest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96]" office:value-type="string" office:string-value="manteau" calcext:value-type="string">
            <text:p>manteau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97]" office:value-type="string" office:string-value="paire de chaussures" calcext:value-type="string">
            <text:p>paire de chaussures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98]" office:value-type="string" office:string-value="lunettes" calcext:value-type="string">
            <text:p>lunettes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99]" office:value-type="string" office:string-value="montre" calcext:value-type="string">
            <text:p>montr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100]" office:value-type="string" office:string-value="casque moto" calcext:value-type="string">
            <text:p>casque moto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101]" office:value-type="string" office:string-value="machine à laver" calcext:value-type="string">
            <text:p>machine à laver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102]" office:value-type="string" office:string-value="bougie" calcext:value-type="string">
            <text:p>bougi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103]" office:value-type="string" office:string-value="lampe torche (e)" calcext:value-type="string">
            <text:p>lampe torche (e)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104]" office:value-type="string" office:string-value="lampe torche (a)" calcext:value-type="string">
            <text:p>lampe torche (a)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105]" office:value-type="string" office:string-value="rouleau de scotch" calcext:value-type="string">
            <text:p>rouleau de scotch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106]" office:value-type="string" office:string-value="vise" calcext:value-type="string">
            <text:p>vis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107]" office:value-type="string" office:string-value="papier" calcext:value-type="string">
            <text:p>papier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108]" office:value-type="string" office:string-value="baie" calcext:value-type="string">
            <text:p>bai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109]" office:value-type="string" office:string-value="lavabo" calcext:value-type="string">
            <text:p>lavabo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110]" office:value-type="string" office:string-value="boussole" calcext:value-type="string">
            <text:p>boussol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111]" office:value-type="string" office:string-value="planche" calcext:value-type="string">
            <text:p>planch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112]" office:value-type="string" office:string-value="morceau de tissu" calcext:value-type="string">
            <text:p>morceau de tissu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113]" office:value-type="string" office:string-value="paire de ciseaux" calcext:value-type="string">
            <text:p>paire de ciseaux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114]" office:value-type="string" office:string-value="dé à coudre" calcext:value-type="string">
            <text:p>dé à coudr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115]" office:value-type="string" office:string-value="fil à tricoter" calcext:value-type="string">
            <text:p>fil à tricoter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</table:table>
      <table:table table:name="Sheet12" table:style-name="ta1">
        <office:forms form:automatic-focus="false" form:apply-design-mode="false"/>
        <table:table-column table:style-name="co4" table:number-columns-repeated="2" table:default-cell-style-name="Default"/>
        <table:table-row table:style-name="ro3">
          <table:table-cell office:value-type="float" office:value="1" calcext:value-type="float">
            <text:p>1</text:p>
          </table:table-cell>
          <table:table-cell table:formula="of:=TRANSPOSE([.A$1:.A$1048576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 office:value-type="float" office:value="14" calcext:value-type="float">
            <text:p>14</text:p>
          </table:table-cell>
          <table:table-cell/>
        </table:table-row>
        <table:table-row table:style-name="ro3">
          <table:table-cell office:value-type="float" office:value="15" calcext:value-type="float">
            <text:p>15</text:p>
          </table:table-cell>
          <table:table-cell/>
        </table:table-row>
        <table:table-row table:style-name="ro3">
          <table:table-cell office:value-type="float" office:value="16" calcext:value-type="float">
            <text:p>16</text:p>
          </table:table-cell>
          <table:table-cell/>
        </table:table-row>
        <table:table-row table:style-name="ro3">
          <table:table-cell office:value-type="float" office:value="17" calcext:value-type="float">
            <text:p>17</text:p>
          </table:table-cell>
          <table:table-cell/>
        </table:table-row>
        <table:table-row table:style-name="ro3">
          <table:table-cell office:value-type="float" office:value="18" calcext:value-type="float">
            <text:p>18</text:p>
          </table:table-cell>
          <table:table-cell/>
        </table:table-row>
        <table:table-row table:style-name="ro3">
          <table:table-cell office:value-type="float" office:value="19" calcext:value-type="float">
            <text:p>19</text:p>
          </table:table-cell>
          <table:table-cell/>
        </table:table-row>
        <table:table-row table:style-name="ro3"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float" office:value="21" calcext:value-type="float">
            <text:p>21</text:p>
          </table:table-cell>
          <table:table-cell/>
        </table:table-row>
        <table:table-row table:style-name="ro3"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office:value-type="float" office:value="23" calcext:value-type="float">
            <text:p>23</text:p>
          </table:table-cell>
          <table:table-cell/>
        </table:table-row>
        <table:table-row table:style-name="ro3"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25" calcext:value-type="float">
            <text:p>25</text:p>
          </table:table-cell>
          <table:table-cell/>
        </table:table-row>
        <table:table-row table:style-name="ro3">
          <table:table-cell office:value-type="float" office:value="26" calcext:value-type="float">
            <text:p>26</text:p>
          </table:table-cell>
          <table:table-cell/>
        </table:table-row>
        <table:table-row table:style-name="ro3">
          <table:table-cell office:value-type="float" office:value="27" calcext:value-type="float">
            <text:p>27</text:p>
          </table:table-cell>
          <table:table-cell/>
        </table:table-row>
        <table:table-row table:style-name="ro3">
          <table:table-cell office:value-type="float" office:value="28" calcext:value-type="float">
            <text:p>28</text:p>
          </table:table-cell>
          <table:table-cell/>
        </table:table-row>
        <table:table-row table:style-name="ro3">
          <table:table-cell office:value-type="float" office:value="29" calcext:value-type="float">
            <text:p>29</text:p>
          </table:table-cell>
          <table:table-cell/>
        </table:table-row>
        <table:table-row table:style-name="ro3">
          <table:table-cell office:value-type="float" office:value="30" calcext:value-type="float">
            <text:p>30</text:p>
          </table:table-cell>
          <table:table-cell/>
        </table:table-row>
        <table:table-row table:style-name="ro3">
          <table:table-cell office:value-type="float" office:value="31" calcext:value-type="float">
            <text:p>31</text:p>
          </table:table-cell>
          <table:table-cell/>
        </table:table-row>
        <table:table-row table:style-name="ro3">
          <table:table-cell office:value-type="float" office:value="32" calcext:value-type="float">
            <text:p>32</text:p>
          </table:table-cell>
          <table:table-cell/>
        </table:table-row>
        <table:table-row table:style-name="ro3">
          <table:table-cell office:value-type="float" office:value="33" calcext:value-type="float">
            <text:p>33</text:p>
          </table:table-cell>
          <table:table-cell/>
        </table:table-row>
        <table:table-row table:style-name="ro3">
          <table:table-cell office:value-type="float" office:value="34" calcext:value-type="float">
            <text:p>3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se_20_pleine" style:display-name="case pleine" style:family="table-cell" style:parent-style-name="Default">
      <style:table-cell-properties fo:background-color="#999999" fo:wrap-option="wrap" style:vertical-align="top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1">00/00/0000</text:date>, <text:time style:data-style-name="N2" text:time-value="13:10:19.0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_64 LibreOffice_project/65905a128db06ba48db947242809d14d3f9a93fe</meta:generator>
    <meta:editing-duration>P14DT2H4M7S</meta:editing-duration>
    <meta:editing-cycles>249</meta:editing-cycles>
    <meta:creation-date>2018-07-22T16:48:03.546000000</meta:creation-date>
    <dc:date>2021-02-21T01:00:31.544000000</dc:date>
    <meta:document-statistic meta:table-count="12" meta:cell-count="2520" meta:object-count="0"/>
  </office:meta>
</office:document-meta>
</file>